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style-name="Default" office:value-type="string">
            <text:p>Mesure effectuée le 31/03/2014 a 15:46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0.06mm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02">
            <text:p>0,002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06">
            <text:p>0,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11868">
            <text:p>0,01186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11868">
            <text:p>0,01186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11868">
            <text:p>0,01186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11868">
            <text:p>0,01186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11868">
            <text:p>0,01186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1868">
            <text:p>0,01186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1868">
            <text:p>0,01186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4">
            <text:p>-0,003224</text:p>
          </table:table-cell>
          <table:table-cell office:value-type="float" office:value="-0.003194">
            <text:p>-0,003194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4">
            <text:p>-0,003224</text:p>
          </table:table-cell>
          <table:table-cell office:value-type="float" office:value="-0.003191">
            <text:p>-0,003191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4">
            <text:p>-0,003224</text:p>
          </table:table-cell>
          <table:table-cell office:value-type="float" office:value="-0.003191">
            <text:p>-0,003191</text:p>
          </table:table-cell>
          <table:table-cell office:value-type="float" office:value="0.013117">
            <text:p>0,013117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29">
            <text:p>-0,003229</text:p>
          </table:table-cell>
          <table:table-cell office:value-type="float" office:value="-0.00319">
            <text:p>-0,00319</text:p>
          </table:table-cell>
          <table:table-cell office:value-type="float" office:value="0.013742">
            <text:p>0,013742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13742">
            <text:p>0,013742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3742">
            <text:p>0,013742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3">
            <text:p>-0,003223</text:p>
          </table:table-cell>
          <table:table-cell office:value-type="float" office:value="-0.003196">
            <text:p>-0,003196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3">
            <text:p>-0,003223</text:p>
          </table:table-cell>
          <table:table-cell office:value-type="float" office:value="-0.003196">
            <text:p>-0,003196</text:p>
          </table:table-cell>
          <table:table-cell office:value-type="float" office:value="0.011868">
            <text:p>0,01186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4">
            <text:p>-0,003224</text:p>
          </table:table-cell>
          <table:table-cell office:value-type="float" office:value="-0.003194">
            <text:p>-0,003194</text:p>
          </table:table-cell>
          <table:table-cell office:value-type="float" office:value="0.011868">
            <text:p>0,01186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24">
            <text:p>-0,003224</text:p>
          </table:table-cell>
          <table:table-cell office:value-type="float" office:value="-0.003194">
            <text:p>-0,003194</text:p>
          </table:table-cell>
          <table:table-cell office:value-type="float" office:value="0.011868">
            <text:p>0,01186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12493">
            <text:p>0,01249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3117">
            <text:p>0,013117</text:p>
          </table:table-cell>
          <table:table-cell office:value-type="float" office:value="-0.007941">
            <text:p>-0,007941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13117">
            <text:p>0,013117</text:p>
          </table:table-cell>
          <table:table-cell office:value-type="float" office:value="-0.007941">
            <text:p>-0,007941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13742">
            <text:p>0,013742</text:p>
          </table:table-cell>
          <table:table-cell office:value-type="float" office:value="-0.033529">
            <text:p>-0,033529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26">
            <text:p>-0,003226</text:p>
          </table:table-cell>
          <table:table-cell office:value-type="float" office:value="-0.003191">
            <text:p>-0,003191</text:p>
          </table:table-cell>
          <table:table-cell office:value-type="float" office:value="0.013742">
            <text:p>0,013742</text:p>
          </table:table-cell>
          <table:table-cell office:value-type="float" office:value="-0.033529">
            <text:p>-0,033529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13742">
            <text:p>0,013742</text:p>
          </table:table-cell>
          <table:table-cell office:value-type="float" office:value="-0.053824">
            <text:p>-0,053824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13742">
            <text:p>0,013742</text:p>
          </table:table-cell>
          <table:table-cell office:value-type="float" office:value="-0.053824">
            <text:p>-0,053824</text:p>
          </table:table-cell>
          <table:table-cell table:number-columns-repeated="1019"/>
        </table:table-row>
        <table:table-row table:style-name="ro1">
          <table:table-cell office:value-type="float" office:value="239.442657">
            <text:p>239,442657</text:p>
          </table:table-cell>
          <table:table-cell office:value-type="float" office:value="-0.003224">
            <text:p>-0,003224</text:p>
          </table:table-cell>
          <table:table-cell office:value-type="float" office:value="-0.003193">
            <text:p>-0,003193</text:p>
          </table:table-cell>
          <table:table-cell office:value-type="float" office:value="0.014367">
            <text:p>0,014367</text:p>
          </table:table-cell>
          <table:table-cell office:value-type="float" office:value="-0.073529">
            <text:p>-0,073529</text:p>
          </table:table-cell>
          <table:table-cell table:number-columns-repeated="1019"/>
        </table:table-row>
        <table:table-row table:style-name="ro1">
          <table:table-cell office:value-type="float" office:value="239.442657">
            <text:p>239,44265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4367">
            <text:p>0,014367</text:p>
          </table:table-cell>
          <table:table-cell office:value-type="float" office:value="-0.073529">
            <text:p>-0,073529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4991">
            <text:p>0,014991</text:p>
          </table:table-cell>
          <table:table-cell office:value-type="float" office:value="-0.094118">
            <text:p>-0,094118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14991">
            <text:p>0,014991</text:p>
          </table:table-cell>
          <table:table-cell office:value-type="float" office:value="-0.094118">
            <text:p>-0,094118</text:p>
          </table:table-cell>
          <table:table-cell table:number-columns-repeated="1019"/>
        </table:table-row>
        <table:table-row table:style-name="ro1">
          <table:table-cell office:value-type="float" office:value="270.674316">
            <text:p>270,674316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1624">
            <text:p>0,01624</text:p>
          </table:table-cell>
          <table:table-cell office:value-type="float" office:value="-0.114706">
            <text:p>-0,114706</text:p>
          </table:table-cell>
          <table:table-cell table:number-columns-repeated="1019"/>
        </table:table-row>
        <table:table-row table:style-name="ro1">
          <table:table-cell office:value-type="float" office:value="270.674316">
            <text:p>270,67431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1624">
            <text:p>0,01624</text:p>
          </table:table-cell>
          <table:table-cell office:value-type="float" office:value="-0.114706">
            <text:p>-0,114706</text:p>
          </table:table-cell>
          <table:table-cell table:number-columns-repeated="1019"/>
        </table:table-row>
        <table:table-row table:style-name="ro1">
          <table:table-cell office:value-type="float" office:value="270.674316">
            <text:p>270,67431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1624">
            <text:p>0,01624</text:p>
          </table:table-cell>
          <table:table-cell office:value-type="float" office:value="-0.134412">
            <text:p>-0,134412</text:p>
          </table:table-cell>
          <table:table-cell table:number-columns-repeated="1019"/>
        </table:table-row>
        <table:table-row table:style-name="ro1">
          <table:table-cell office:value-type="float" office:value="270.674316">
            <text:p>270,67431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1624">
            <text:p>0,01624</text:p>
          </table:table-cell>
          <table:table-cell office:value-type="float" office:value="-0.134412">
            <text:p>-0,134412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1749">
            <text:p>0,01749</text:p>
          </table:table-cell>
          <table:table-cell office:value-type="float" office:value="-0.153529">
            <text:p>-0,153529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1749">
            <text:p>0,01749</text:p>
          </table:table-cell>
          <table:table-cell office:value-type="float" office:value="-0.153529">
            <text:p>-0,153529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6">
            <text:p>-0,003226</text:p>
          </table:table-cell>
          <table:table-cell office:value-type="float" office:value="-0.003191">
            <text:p>-0,003191</text:p>
          </table:table-cell>
          <table:table-cell office:value-type="float" office:value="0.018739">
            <text:p>0,018739</text:p>
          </table:table-cell>
          <table:table-cell office:value-type="float" office:value="-0.174412">
            <text:p>-0,174412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8739">
            <text:p>0,018739</text:p>
          </table:table-cell>
          <table:table-cell office:value-type="float" office:value="-0.174412">
            <text:p>-0,174412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749">
            <text:p>0,01749</text:p>
          </table:table-cell>
          <table:table-cell office:value-type="float" office:value="-0.194118">
            <text:p>-0,194118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749">
            <text:p>0,01749</text:p>
          </table:table-cell>
          <table:table-cell office:value-type="float" office:value="-0.194118">
            <text:p>-0,194118</text:p>
          </table:table-cell>
          <table:table-cell table:number-columns-repeated="1019"/>
        </table:table-row>
        <table:table-row table:style-name="ro1">
          <table:table-cell office:value-type="float" office:value="322.727051">
            <text:p>322,72705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9364">
            <text:p>0,019364</text:p>
          </table:table-cell>
          <table:table-cell office:value-type="float" office:value="-0.214118">
            <text:p>-0,214118</text:p>
          </table:table-cell>
          <table:table-cell table:number-columns-repeated="1019"/>
        </table:table-row>
        <table:table-row table:style-name="ro1">
          <table:table-cell office:value-type="float" office:value="322.727051">
            <text:p>322,72705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19364">
            <text:p>0,019364</text:p>
          </table:table-cell>
          <table:table-cell office:value-type="float" office:value="-0.214118">
            <text:p>-0,214118</text:p>
          </table:table-cell>
          <table:table-cell table:number-columns-repeated="1019"/>
        </table:table-row>
        <table:table-row table:style-name="ro1">
          <table:table-cell office:value-type="float" office:value="322.727051">
            <text:p>322,72705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9364">
            <text:p>0,019364</text:p>
          </table:table-cell>
          <table:table-cell office:value-type="float" office:value="-0.234118">
            <text:p>-0,234118</text:p>
          </table:table-cell>
          <table:table-cell table:number-columns-repeated="1019"/>
        </table:table-row>
        <table:table-row table:style-name="ro1">
          <table:table-cell office:value-type="float" office:value="322.727051">
            <text:p>322,72705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9364">
            <text:p>0,019364</text:p>
          </table:table-cell>
          <table:table-cell office:value-type="float" office:value="-0.234118">
            <text:p>-0,234118</text:p>
          </table:table-cell>
          <table:table-cell table:number-columns-repeated="1019"/>
        </table:table-row>
        <table:table-row table:style-name="ro1">
          <table:table-cell office:value-type="float" office:value="322.727051">
            <text:p>322,72705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9364">
            <text:p>0,019364</text:p>
          </table:table-cell>
          <table:table-cell office:value-type="float" office:value="-0.253824">
            <text:p>-0,253824</text:p>
          </table:table-cell>
          <table:table-cell table:number-columns-repeated="1019"/>
        </table:table-row>
        <table:table-row table:style-name="ro1">
          <table:table-cell office:value-type="float" office:value="322.727051">
            <text:p>322,72705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9364">
            <text:p>0,019364</text:p>
          </table:table-cell>
          <table:table-cell office:value-type="float" office:value="-0.253824">
            <text:p>-0,253824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9988">
            <text:p>0,019988</text:p>
          </table:table-cell>
          <table:table-cell office:value-type="float" office:value="-0.274412">
            <text:p>-0,274412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9988">
            <text:p>0,019988</text:p>
          </table:table-cell>
          <table:table-cell office:value-type="float" office:value="-0.274412">
            <text:p>-0,274412</text:p>
          </table:table-cell>
          <table:table-cell table:number-columns-repeated="1019"/>
        </table:table-row>
        <table:table-row table:style-name="ro1">
          <table:table-cell office:value-type="float" office:value="353.95871">
            <text:p>353,9587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21238">
            <text:p>0,021238</text:p>
          </table:table-cell>
          <table:table-cell office:value-type="float" office:value="-0.294118">
            <text:p>-0,294118</text:p>
          </table:table-cell>
          <table:table-cell table:number-columns-repeated="1019"/>
        </table:table-row>
        <table:table-row table:style-name="ro1">
          <table:table-cell office:value-type="float" office:value="353.95871">
            <text:p>353,9587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1238">
            <text:p>0,021238</text:p>
          </table:table-cell>
          <table:table-cell office:value-type="float" office:value="-0.294118">
            <text:p>-0,294118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20613">
            <text:p>0,020613</text:p>
          </table:table-cell>
          <table:table-cell office:value-type="float" office:value="-0.314412">
            <text:p>-0,314412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20613">
            <text:p>0,020613</text:p>
          </table:table-cell>
          <table:table-cell office:value-type="float" office:value="-0.314412">
            <text:p>-0,314412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23111">
            <text:p>0,023111</text:p>
          </table:table-cell>
          <table:table-cell office:value-type="float" office:value="-0.333824">
            <text:p>-0,333824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23111">
            <text:p>0,023111</text:p>
          </table:table-cell>
          <table:table-cell office:value-type="float" office:value="-0.368235">
            <text:p>-0,368235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23111">
            <text:p>0,023111</text:p>
          </table:table-cell>
          <table:table-cell office:value-type="float" office:value="-0.368235">
            <text:p>-0,368235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24985">
            <text:p>0,024985</text:p>
          </table:table-cell>
          <table:table-cell office:value-type="float" office:value="-0.387059">
            <text:p>-0,387059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24985">
            <text:p>0,024985</text:p>
          </table:table-cell>
          <table:table-cell office:value-type="float" office:value="-0.387059">
            <text:p>-0,387059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24985">
            <text:p>0,024985</text:p>
          </table:table-cell>
          <table:table-cell office:value-type="float" office:value="-0.406471">
            <text:p>-0,406471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24985">
            <text:p>0,024985</text:p>
          </table:table-cell>
          <table:table-cell office:value-type="float" office:value="-0.406471">
            <text:p>-0,406471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24985">
            <text:p>0,024985</text:p>
          </table:table-cell>
          <table:table-cell office:value-type="float" office:value="-0.426765">
            <text:p>-0,426765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4985">
            <text:p>0,024985</text:p>
          </table:table-cell>
          <table:table-cell office:value-type="float" office:value="-0.426765">
            <text:p>-0,426765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4985">
            <text:p>0,024985</text:p>
          </table:table-cell>
          <table:table-cell office:value-type="float" office:value="-0.469118">
            <text:p>-0,469118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4985">
            <text:p>0,024985</text:p>
          </table:table-cell>
          <table:table-cell office:value-type="float" office:value="-0.469118">
            <text:p>-0,469118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">
            <text:p>-0,00323</text:p>
          </table:table-cell>
          <table:table-cell office:value-type="float" office:value="-0.003191">
            <text:p>-0,003191</text:p>
          </table:table-cell>
          <table:table-cell office:value-type="float" office:value="0.024985">
            <text:p>0,024985</text:p>
          </table:table-cell>
          <table:table-cell office:value-type="float" office:value="-0.486176">
            <text:p>-0,486176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24985">
            <text:p>0,024985</text:p>
          </table:table-cell>
          <table:table-cell office:value-type="float" office:value="-0.486176">
            <text:p>-0,486176</text:p>
          </table:table-cell>
          <table:table-cell table:number-columns-repeated="1019"/>
        </table:table-row>
        <table:table-row table:style-name="ro1">
          <table:table-cell office:value-type="float" office:value="447.653656">
            <text:p>447,653656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26859">
            <text:p>0,026859</text:p>
          </table:table-cell>
          <table:table-cell office:value-type="float" office:value="-0.505588">
            <text:p>-0,505588</text:p>
          </table:table-cell>
          <table:table-cell table:number-columns-repeated="1019"/>
        </table:table-row>
        <table:table-row table:style-name="ro1">
          <table:table-cell office:value-type="float" office:value="447.653656">
            <text:p>447,653656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26859">
            <text:p>0,026859</text:p>
          </table:table-cell>
          <table:table-cell office:value-type="float" office:value="-0.505588">
            <text:p>-0,505588</text:p>
          </table:table-cell>
          <table:table-cell table:number-columns-repeated="1019"/>
        </table:table-row>
        <table:table-row table:style-name="ro1">
          <table:table-cell office:value-type="float" office:value="468.474762">
            <text:p>468,47476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28108">
            <text:p>0,028108</text:p>
          </table:table-cell>
          <table:table-cell office:value-type="float" office:value="-0.524706">
            <text:p>-0,524706</text:p>
          </table:table-cell>
          <table:table-cell table:number-columns-repeated="1019"/>
        </table:table-row>
        <table:table-row table:style-name="ro1">
          <table:table-cell office:value-type="float" office:value="468.474762">
            <text:p>468,47476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8108">
            <text:p>0,028108</text:p>
          </table:table-cell>
          <table:table-cell office:value-type="float" office:value="-0.524706">
            <text:p>-0,524706</text:p>
          </table:table-cell>
          <table:table-cell table:number-columns-repeated="1019"/>
        </table:table-row>
        <table:table-row table:style-name="ro1">
          <table:table-cell office:value-type="float" office:value="489.295868">
            <text:p>489,29586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9358">
            <text:p>0,029358</text:p>
          </table:table-cell>
          <table:table-cell office:value-type="float" office:value="-0.543824">
            <text:p>-0,543824</text:p>
          </table:table-cell>
          <table:table-cell table:number-columns-repeated="1019"/>
        </table:table-row>
        <table:table-row table:style-name="ro1">
          <table:table-cell office:value-type="float" office:value="489.295868">
            <text:p>489,29586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29358">
            <text:p>0,029358</text:p>
          </table:table-cell>
          <table:table-cell office:value-type="float" office:value="-0.543824">
            <text:p>-0,543824</text:p>
          </table:table-cell>
          <table:table-cell table:number-columns-repeated="1019"/>
        </table:table-row>
        <table:table-row table:style-name="ro1">
          <table:table-cell office:value-type="float" office:value="468.474762">
            <text:p>468,47476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28108">
            <text:p>0,028108</text:p>
          </table:table-cell>
          <table:table-cell office:value-type="float" office:value="-0.563529">
            <text:p>-0,563529</text:p>
          </table:table-cell>
          <table:table-cell table:number-columns-repeated="1019"/>
        </table:table-row>
        <table:table-row table:style-name="ro1">
          <table:table-cell office:value-type="float" office:value="468.474762">
            <text:p>468,47476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28108">
            <text:p>0,028108</text:p>
          </table:table-cell>
          <table:table-cell office:value-type="float" office:value="-0.563529">
            <text:p>-0,563529</text:p>
          </table:table-cell>
          <table:table-cell table:number-columns-repeated="1019"/>
        </table:table-row>
        <table:table-row table:style-name="ro1">
          <table:table-cell office:value-type="float" office:value="510.116974">
            <text:p>510,11697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30607">
            <text:p>0,030607</text:p>
          </table:table-cell>
          <table:table-cell office:value-type="float" office:value="-0.583235">
            <text:p>-0,583235</text:p>
          </table:table-cell>
          <table:table-cell table:number-columns-repeated="1019"/>
        </table:table-row>
        <table:table-row table:style-name="ro1">
          <table:table-cell office:value-type="float" office:value="510.116974">
            <text:p>510,11697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0607">
            <text:p>0,030607</text:p>
          </table:table-cell>
          <table:table-cell office:value-type="float" office:value="-0.583235">
            <text:p>-0,583235</text:p>
          </table:table-cell>
          <table:table-cell table:number-columns-repeated="1019"/>
        </table:table-row>
        <table:table-row table:style-name="ro1">
          <table:table-cell office:value-type="float" office:value="499.706421">
            <text:p>499,70642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29982">
            <text:p>0,029982</text:p>
          </table:table-cell>
          <table:table-cell office:value-type="float" office:value="-0.603824">
            <text:p>-0,603824</text:p>
          </table:table-cell>
          <table:table-cell table:number-columns-repeated="1019"/>
        </table:table-row>
        <table:table-row table:style-name="ro1">
          <table:table-cell office:value-type="float" office:value="499.706421">
            <text:p>499,706421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029982">
            <text:p>0,029982</text:p>
          </table:table-cell>
          <table:table-cell office:value-type="float" office:value="-0.603824">
            <text:p>-0,603824</text:p>
          </table:table-cell>
          <table:table-cell table:number-columns-repeated="1019"/>
        </table:table-row>
        <table:table-row table:style-name="ro1">
          <table:table-cell office:value-type="float" office:value="520.527527">
            <text:p>520,52752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31232">
            <text:p>0,031232</text:p>
          </table:table-cell>
          <table:table-cell office:value-type="float" office:value="-0.623529">
            <text:p>-0,623529</text:p>
          </table:table-cell>
          <table:table-cell table:number-columns-repeated="1019"/>
        </table:table-row>
        <table:table-row table:style-name="ro1">
          <table:table-cell office:value-type="float" office:value="520.527527">
            <text:p>520,52752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1232">
            <text:p>0,031232</text:p>
          </table:table-cell>
          <table:table-cell office:value-type="float" office:value="-0.623529">
            <text:p>-0,623529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1856">
            <text:p>0,031856</text:p>
          </table:table-cell>
          <table:table-cell office:value-type="float" office:value="-0.643529">
            <text:p>-0,643529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1856">
            <text:p>0,031856</text:p>
          </table:table-cell>
          <table:table-cell office:value-type="float" office:value="-0.643529">
            <text:p>-0,643529</text:p>
          </table:table-cell>
          <table:table-cell table:number-columns-repeated="1019"/>
        </table:table-row>
        <table:table-row table:style-name="ro1">
          <table:table-cell office:value-type="float" office:value="520.527527">
            <text:p>520,52752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1232">
            <text:p>0,031232</text:p>
          </table:table-cell>
          <table:table-cell office:value-type="float" office:value="-0.663235">
            <text:p>-0,663235</text:p>
          </table:table-cell>
          <table:table-cell table:number-columns-repeated="1019"/>
        </table:table-row>
        <table:table-row table:style-name="ro1">
          <table:table-cell office:value-type="float" office:value="520.527527">
            <text:p>520,52752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31232">
            <text:p>0,031232</text:p>
          </table:table-cell>
          <table:table-cell office:value-type="float" office:value="-0.663235">
            <text:p>-0,663235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31856">
            <text:p>0,031856</text:p>
          </table:table-cell>
          <table:table-cell office:value-type="float" office:value="-0.683235">
            <text:p>-0,683235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1856">
            <text:p>0,031856</text:p>
          </table:table-cell>
          <table:table-cell office:value-type="float" office:value="-0.683235">
            <text:p>-0,683235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32481">
            <text:p>0,032481</text:p>
          </table:table-cell>
          <table:table-cell office:value-type="float" office:value="-0.703529">
            <text:p>-0,703529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32481">
            <text:p>0,032481</text:p>
          </table:table-cell>
          <table:table-cell office:value-type="float" office:value="-0.703529">
            <text:p>-0,703529</text:p>
          </table:table-cell>
          <table:table-cell table:number-columns-repeated="1019"/>
        </table:table-row>
        <table:table-row table:style-name="ro1">
          <table:table-cell office:value-type="float" office:value="551.759155">
            <text:p>551,75915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3106">
            <text:p>0,033106</text:p>
          </table:table-cell>
          <table:table-cell office:value-type="float" office:value="-0.722941">
            <text:p>-0,722941</text:p>
          </table:table-cell>
          <table:table-cell table:number-columns-repeated="1019"/>
        </table:table-row>
        <table:table-row table:style-name="ro1">
          <table:table-cell office:value-type="float" office:value="551.759155">
            <text:p>551,75915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33106">
            <text:p>0,033106</text:p>
          </table:table-cell>
          <table:table-cell office:value-type="float" office:value="-0.722941">
            <text:p>-0,722941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32481">
            <text:p>0,032481</text:p>
          </table:table-cell>
          <table:table-cell office:value-type="float" office:value="-0.743529">
            <text:p>-0,743529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32481">
            <text:p>0,032481</text:p>
          </table:table-cell>
          <table:table-cell office:value-type="float" office:value="-0.743529">
            <text:p>-0,743529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035604">
            <text:p>0,035604</text:p>
          </table:table-cell>
          <table:table-cell office:value-type="float" office:value="-0.763529">
            <text:p>-0,763529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3">
            <text:p>-0,003223</text:p>
          </table:table-cell>
          <table:table-cell office:value-type="float" office:value="-0.003195">
            <text:p>-0,003195</text:p>
          </table:table-cell>
          <table:table-cell office:value-type="float" office:value="0.035604">
            <text:p>0,035604</text:p>
          </table:table-cell>
          <table:table-cell office:value-type="float" office:value="-0.763529">
            <text:p>-0,763529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34979">
            <text:p>0,034979</text:p>
          </table:table-cell>
          <table:table-cell office:value-type="float" office:value="-0.783529">
            <text:p>-0,783529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34979">
            <text:p>0,034979</text:p>
          </table:table-cell>
          <table:table-cell office:value-type="float" office:value="-0.783529">
            <text:p>-0,783529</text:p>
          </table:table-cell>
          <table:table-cell table:number-columns-repeated="1019"/>
        </table:table-row>
        <table:table-row table:style-name="ro1">
          <table:table-cell office:value-type="float" office:value="572.580261">
            <text:p>572,580261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34355">
            <text:p>0,034355</text:p>
          </table:table-cell>
          <table:table-cell office:value-type="float" office:value="-0.803529">
            <text:p>-0,803529</text:p>
          </table:table-cell>
          <table:table-cell table:number-columns-repeated="1019"/>
        </table:table-row>
        <table:table-row table:style-name="ro1">
          <table:table-cell office:value-type="float" office:value="572.580261">
            <text:p>572,58026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34355">
            <text:p>0,034355</text:p>
          </table:table-cell>
          <table:table-cell office:value-type="float" office:value="-0.803529">
            <text:p>-0,803529</text:p>
          </table:table-cell>
          <table:table-cell table:number-columns-repeated="1019"/>
        </table:table-row>
        <table:table-row table:style-name="ro1">
          <table:table-cell office:value-type="float" office:value="603.811951">
            <text:p>603,81195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36229">
            <text:p>0,036229</text:p>
          </table:table-cell>
          <table:table-cell office:value-type="float" office:value="-0.823824">
            <text:p>-0,823824</text:p>
          </table:table-cell>
          <table:table-cell table:number-columns-repeated="1019"/>
        </table:table-row>
        <table:table-row table:style-name="ro1">
          <table:table-cell office:value-type="float" office:value="603.811951">
            <text:p>603,81195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36229">
            <text:p>0,036229</text:p>
          </table:table-cell>
          <table:table-cell office:value-type="float" office:value="-0.823824">
            <text:p>-0,823824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35604">
            <text:p>0,035604</text:p>
          </table:table-cell>
          <table:table-cell office:value-type="float" office:value="-0.843824">
            <text:p>-0,843824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035604">
            <text:p>0,035604</text:p>
          </table:table-cell>
          <table:table-cell office:value-type="float" office:value="-0.843824">
            <text:p>-0,843824</text:p>
          </table:table-cell>
          <table:table-cell table:number-columns-repeated="1019"/>
        </table:table-row>
        <table:table-row table:style-name="ro1">
          <table:table-cell office:value-type="float" office:value="614.222473">
            <text:p>614,22247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6853">
            <text:p>0,036853</text:p>
          </table:table-cell>
          <table:table-cell office:value-type="float" office:value="-0.863235">
            <text:p>-0,863235</text:p>
          </table:table-cell>
          <table:table-cell table:number-columns-repeated="1019"/>
        </table:table-row>
        <table:table-row table:style-name="ro1">
          <table:table-cell office:value-type="float" office:value="614.222473">
            <text:p>614,22247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36853">
            <text:p>0,036853</text:p>
          </table:table-cell>
          <table:table-cell office:value-type="float" office:value="-0.863235">
            <text:p>-0,863235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37478">
            <text:p>0,037478</text:p>
          </table:table-cell>
          <table:table-cell office:value-type="float" office:value="-0.882941">
            <text:p>-0,882941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37478">
            <text:p>0,037478</text:p>
          </table:table-cell>
          <table:table-cell office:value-type="float" office:value="-0.882941">
            <text:p>-0,882941</text:p>
          </table:table-cell>
          <table:table-cell table:number-columns-repeated="1019"/>
        </table:table-row>
        <table:table-row table:style-name="ro1">
          <table:table-cell office:value-type="float" office:value="614.222473">
            <text:p>614,22247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6853">
            <text:p>0,036853</text:p>
          </table:table-cell>
          <table:table-cell office:value-type="float" office:value="-0.902941">
            <text:p>-0,902941</text:p>
          </table:table-cell>
          <table:table-cell table:number-columns-repeated="1019"/>
        </table:table-row>
        <table:table-row table:style-name="ro1">
          <table:table-cell office:value-type="float" office:value="614.222473">
            <text:p>614,22247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6853">
            <text:p>0,036853</text:p>
          </table:table-cell>
          <table:table-cell office:value-type="float" office:value="-0.902941">
            <text:p>-0,902941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37478">
            <text:p>0,037478</text:p>
          </table:table-cell>
          <table:table-cell office:value-type="float" office:value="-0.923235">
            <text:p>-0,923235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37478">
            <text:p>0,037478</text:p>
          </table:table-cell>
          <table:table-cell office:value-type="float" office:value="-0.923235">
            <text:p>-0,923235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38727">
            <text:p>0,038727</text:p>
          </table:table-cell>
          <table:table-cell office:value-type="float" office:value="-0.943235">
            <text:p>-0,943235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8727">
            <text:p>0,038727</text:p>
          </table:table-cell>
          <table:table-cell office:value-type="float" office:value="-0.943235">
            <text:p>-0,943235</text:p>
          </table:table-cell>
          <table:table-cell table:number-columns-repeated="1019"/>
        </table:table-row>
        <table:table-row table:style-name="ro1">
          <table:table-cell office:value-type="float" office:value="635.043579">
            <text:p>635,04357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38103">
            <text:p>0,038103</text:p>
          </table:table-cell>
          <table:table-cell office:value-type="float" office:value="-0.963235">
            <text:p>-0,963235</text:p>
          </table:table-cell>
          <table:table-cell table:number-columns-repeated="1019"/>
        </table:table-row>
        <table:table-row table:style-name="ro1">
          <table:table-cell office:value-type="float" office:value="635.043579">
            <text:p>635,04357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38103">
            <text:p>0,038103</text:p>
          </table:table-cell>
          <table:table-cell office:value-type="float" office:value="-0.963235">
            <text:p>-0,963235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38727">
            <text:p>0,038727</text:p>
          </table:table-cell>
          <table:table-cell office:value-type="float" office:value="-0.983235">
            <text:p>-0,983235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38727">
            <text:p>0,038727</text:p>
          </table:table-cell>
          <table:table-cell office:value-type="float" office:value="-0.983235">
            <text:p>-0,983235</text:p>
          </table:table-cell>
          <table:table-cell table:number-columns-repeated="1019"/>
        </table:table-row>
        <table:table-row table:style-name="ro1">
          <table:table-cell office:value-type="float" office:value="655.864685">
            <text:p>655,86468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39352">
            <text:p>0,039352</text:p>
          </table:table-cell>
          <table:table-cell office:value-type="float" office:value="-1.003235">
            <text:p>-1,003235</text:p>
          </table:table-cell>
          <table:table-cell table:number-columns-repeated="1019"/>
        </table:table-row>
        <table:table-row table:style-name="ro1">
          <table:table-cell office:value-type="float" office:value="655.864685">
            <text:p>655,86468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39352">
            <text:p>0,039352</text:p>
          </table:table-cell>
          <table:table-cell office:value-type="float" office:value="-1.003235">
            <text:p>-1,003235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41226">
            <text:p>0,041226</text:p>
          </table:table-cell>
          <table:table-cell office:value-type="float" office:value="-1.023823">
            <text:p>-1,023823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41226">
            <text:p>0,041226</text:p>
          </table:table-cell>
          <table:table-cell office:value-type="float" office:value="-1.023823">
            <text:p>-1,023823</text:p>
          </table:table-cell>
          <table:table-cell table:number-columns-repeated="1019"/>
        </table:table-row>
        <table:table-row table:style-name="ro1">
          <table:table-cell office:value-type="float" office:value="697.506897">
            <text:p>697,506897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4185">
            <text:p>0,04185</text:p>
          </table:table-cell>
          <table:table-cell office:value-type="float" office:value="-1.042941">
            <text:p>-1,042941</text:p>
          </table:table-cell>
          <table:table-cell table:number-columns-repeated="1019"/>
        </table:table-row>
        <table:table-row table:style-name="ro1">
          <table:table-cell office:value-type="float" office:value="697.506897">
            <text:p>697,50689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4185">
            <text:p>0,04185</text:p>
          </table:table-cell>
          <table:table-cell office:value-type="float" office:value="-1.042941">
            <text:p>-1,042941</text:p>
          </table:table-cell>
          <table:table-cell table:number-columns-repeated="1019"/>
        </table:table-row>
        <table:table-row table:style-name="ro1">
          <table:table-cell office:value-type="float" office:value="707.917419">
            <text:p>707,917419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42475">
            <text:p>0,042475</text:p>
          </table:table-cell>
          <table:table-cell office:value-type="float" office:value="-1.062941">
            <text:p>-1,062941</text:p>
          </table:table-cell>
          <table:table-cell table:number-columns-repeated="1019"/>
        </table:table-row>
        <table:table-row table:style-name="ro1">
          <table:table-cell office:value-type="float" office:value="707.917419">
            <text:p>707,91741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2475">
            <text:p>0,042475</text:p>
          </table:table-cell>
          <table:table-cell office:value-type="float" office:value="-1.062941">
            <text:p>-1,062941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431">
            <text:p>0,0431</text:p>
          </table:table-cell>
          <table:table-cell office:value-type="float" office:value="-1.083529">
            <text:p>-1,083529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431">
            <text:p>0,0431</text:p>
          </table:table-cell>
          <table:table-cell office:value-type="float" office:value="-1.083529">
            <text:p>-1,083529</text:p>
          </table:table-cell>
          <table:table-cell table:number-columns-repeated="1019"/>
        </table:table-row>
        <table:table-row table:style-name="ro1">
          <table:table-cell office:value-type="float" office:value="728.738525">
            <text:p>728,73852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43724">
            <text:p>0,043724</text:p>
          </table:table-cell>
          <table:table-cell office:value-type="float" office:value="-1.102941">
            <text:p>-1,102941</text:p>
          </table:table-cell>
          <table:table-cell table:number-columns-repeated="1019"/>
        </table:table-row>
        <table:table-row table:style-name="ro1">
          <table:table-cell office:value-type="float" office:value="728.738525">
            <text:p>728,73852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3724">
            <text:p>0,043724</text:p>
          </table:table-cell>
          <table:table-cell office:value-type="float" office:value="-1.102941">
            <text:p>-1,102941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431">
            <text:p>0,0431</text:p>
          </table:table-cell>
          <table:table-cell office:value-type="float" office:value="-1.123529">
            <text:p>-1,123529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431">
            <text:p>0,0431</text:p>
          </table:table-cell>
          <table:table-cell office:value-type="float" office:value="-1.123529">
            <text:p>-1,123529</text:p>
          </table:table-cell>
          <table:table-cell table:number-columns-repeated="1019"/>
        </table:table-row>
        <table:table-row table:style-name="ro1">
          <table:table-cell office:value-type="float" office:value="728.738525">
            <text:p>728,73852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43724">
            <text:p>0,043724</text:p>
          </table:table-cell>
          <table:table-cell office:value-type="float" office:value="-1.143235">
            <text:p>-1,143235</text:p>
          </table:table-cell>
          <table:table-cell table:number-columns-repeated="1019"/>
        </table:table-row>
        <table:table-row table:style-name="ro1">
          <table:table-cell office:value-type="float" office:value="728.738525">
            <text:p>728,738525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43724">
            <text:p>0,043724</text:p>
          </table:table-cell>
          <table:table-cell office:value-type="float" office:value="-1.143235">
            <text:p>-1,143235</text:p>
          </table:table-cell>
          <table:table-cell table:number-columns-repeated="1019"/>
        </table:table-row>
        <table:table-row table:style-name="ro1">
          <table:table-cell office:value-type="float" office:value="749.559631">
            <text:p>749,55963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44974">
            <text:p>0,044974</text:p>
          </table:table-cell>
          <table:table-cell office:value-type="float" office:value="-1.163235">
            <text:p>-1,163235</text:p>
          </table:table-cell>
          <table:table-cell table:number-columns-repeated="1019"/>
        </table:table-row>
        <table:table-row table:style-name="ro1">
          <table:table-cell office:value-type="float" office:value="749.559631">
            <text:p>749,55963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4974">
            <text:p>0,044974</text:p>
          </table:table-cell>
          <table:table-cell office:value-type="float" office:value="-1.163235">
            <text:p>-1,163235</text:p>
          </table:table-cell>
          <table:table-cell table:number-columns-repeated="1019"/>
        </table:table-row>
        <table:table-row table:style-name="ro1">
          <table:table-cell office:value-type="float" office:value="739.149109">
            <text:p>739,149109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44349">
            <text:p>0,044349</text:p>
          </table:table-cell>
          <table:table-cell office:value-type="float" office:value="-1.182941">
            <text:p>-1,182941</text:p>
          </table:table-cell>
          <table:table-cell table:number-columns-repeated="1019"/>
        </table:table-row>
        <table:table-row table:style-name="ro1">
          <table:table-cell office:value-type="float" office:value="739.149109">
            <text:p>739,14910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44349">
            <text:p>0,044349</text:p>
          </table:table-cell>
          <table:table-cell office:value-type="float" office:value="-1.182941">
            <text:p>-1,182941</text:p>
          </table:table-cell>
          <table:table-cell table:number-columns-repeated="1019"/>
        </table:table-row>
        <table:table-row table:style-name="ro1">
          <table:table-cell office:value-type="float" office:value="728.738525">
            <text:p>728,73852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43724">
            <text:p>0,043724</text:p>
          </table:table-cell>
          <table:table-cell office:value-type="float" office:value="-1.202941">
            <text:p>-1,202941</text:p>
          </table:table-cell>
          <table:table-cell table:number-columns-repeated="1019"/>
        </table:table-row>
        <table:table-row table:style-name="ro1">
          <table:table-cell office:value-type="float" office:value="728.738525">
            <text:p>728,73852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43724">
            <text:p>0,043724</text:p>
          </table:table-cell>
          <table:table-cell office:value-type="float" office:value="-1.202941">
            <text:p>-1,202941</text:p>
          </table:table-cell>
          <table:table-cell table:number-columns-repeated="1019"/>
        </table:table-row>
        <table:table-row table:style-name="ro1">
          <table:table-cell office:value-type="float" office:value="739.149109">
            <text:p>739,14910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4349">
            <text:p>0,044349</text:p>
          </table:table-cell>
          <table:table-cell office:value-type="float" office:value="-1.222647">
            <text:p>-1,222647</text:p>
          </table:table-cell>
          <table:table-cell table:number-columns-repeated="1019"/>
        </table:table-row>
        <table:table-row table:style-name="ro1">
          <table:table-cell office:value-type="float" office:value="739.149109">
            <text:p>739,14910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4349">
            <text:p>0,044349</text:p>
          </table:table-cell>
          <table:table-cell office:value-type="float" office:value="-1.222647">
            <text:p>-1,222647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46847">
            <text:p>0,046847</text:p>
          </table:table-cell>
          <table:table-cell office:value-type="float" office:value="-1.242941">
            <text:p>-1,242941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46847">
            <text:p>0,046847</text:p>
          </table:table-cell>
          <table:table-cell office:value-type="float" office:value="-1.242941">
            <text:p>-1,242941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6847">
            <text:p>0,046847</text:p>
          </table:table-cell>
          <table:table-cell office:value-type="float" office:value="-1.262941">
            <text:p>-1,262941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46847">
            <text:p>0,046847</text:p>
          </table:table-cell>
          <table:table-cell office:value-type="float" office:value="-1.262941">
            <text:p>-1,262941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46847">
            <text:p>0,046847</text:p>
          </table:table-cell>
          <table:table-cell office:value-type="float" office:value="-1.282647">
            <text:p>-1,282647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46847">
            <text:p>0,046847</text:p>
          </table:table-cell>
          <table:table-cell office:value-type="float" office:value="-1.282647">
            <text:p>-1,282647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46847">
            <text:p>0,046847</text:p>
          </table:table-cell>
          <table:table-cell office:value-type="float" office:value="-1.302941">
            <text:p>-1,302941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6847">
            <text:p>0,046847</text:p>
          </table:table-cell>
          <table:table-cell office:value-type="float" office:value="-1.302941">
            <text:p>-1,302941</text:p>
          </table:table-cell>
          <table:table-cell table:number-columns-repeated="1019"/>
        </table:table-row>
        <table:table-row table:style-name="ro1">
          <table:table-cell office:value-type="float" office:value="801.612366">
            <text:p>801,61236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8097">
            <text:p>0,048097</text:p>
          </table:table-cell>
          <table:table-cell office:value-type="float" office:value="-1.322941">
            <text:p>-1,322941</text:p>
          </table:table-cell>
          <table:table-cell table:number-columns-repeated="1019"/>
        </table:table-row>
        <table:table-row table:style-name="ro1">
          <table:table-cell office:value-type="float" office:value="801.612366">
            <text:p>801,61236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8097">
            <text:p>0,048097</text:p>
          </table:table-cell>
          <table:table-cell office:value-type="float" office:value="-1.322941">
            <text:p>-1,322941</text:p>
          </table:table-cell>
          <table:table-cell table:number-columns-repeated="1019"/>
        </table:table-row>
        <table:table-row table:style-name="ro1">
          <table:table-cell office:value-type="float" office:value="801.612366">
            <text:p>801,612366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48097">
            <text:p>0,048097</text:p>
          </table:table-cell>
          <table:table-cell office:value-type="float" office:value="-1.343235">
            <text:p>-1,343235</text:p>
          </table:table-cell>
          <table:table-cell table:number-columns-repeated="1019"/>
        </table:table-row>
        <table:table-row table:style-name="ro1">
          <table:table-cell office:value-type="float" office:value="801.612366">
            <text:p>801,612366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48097">
            <text:p>0,048097</text:p>
          </table:table-cell>
          <table:table-cell office:value-type="float" office:value="-1.343235">
            <text:p>-1,343235</text:p>
          </table:table-cell>
          <table:table-cell table:number-columns-repeated="1019"/>
        </table:table-row>
        <table:table-row table:style-name="ro1">
          <table:table-cell office:value-type="float" office:value="832.844055">
            <text:p>832,84405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49971">
            <text:p>0,049971</text:p>
          </table:table-cell>
          <table:table-cell office:value-type="float" office:value="-1.362647">
            <text:p>-1,362647</text:p>
          </table:table-cell>
          <table:table-cell table:number-columns-repeated="1019"/>
        </table:table-row>
        <table:table-row table:style-name="ro1">
          <table:table-cell office:value-type="float" office:value="832.844055">
            <text:p>832,844055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49971">
            <text:p>0,049971</text:p>
          </table:table-cell>
          <table:table-cell office:value-type="float" office:value="-1.362647">
            <text:p>-1,362647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6847">
            <text:p>0,046847</text:p>
          </table:table-cell>
          <table:table-cell office:value-type="float" office:value="-1.380588">
            <text:p>-1,380588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46847">
            <text:p>0,046847</text:p>
          </table:table-cell>
          <table:table-cell office:value-type="float" office:value="-1.380588">
            <text:p>-1,380588</text:p>
          </table:table-cell>
          <table:table-cell table:number-columns-repeated="1019"/>
        </table:table-row>
        <table:table-row table:style-name="ro1">
          <table:table-cell office:value-type="float" office:value="832.844055">
            <text:p>832,844055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49971">
            <text:p>0,049971</text:p>
          </table:table-cell>
          <table:table-cell office:value-type="float" office:value="-1.399706">
            <text:p>-1,399706</text:p>
          </table:table-cell>
          <table:table-cell table:number-columns-repeated="1019"/>
        </table:table-row>
        <table:table-row table:style-name="ro1">
          <table:table-cell office:value-type="float" office:value="832.844055">
            <text:p>832,84405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49971">
            <text:p>0,049971</text:p>
          </table:table-cell>
          <table:table-cell office:value-type="float" office:value="-1.419118">
            <text:p>-1,419118</text:p>
          </table:table-cell>
          <table:table-cell table:number-columns-repeated="1019"/>
        </table:table-row>
        <table:table-row table:style-name="ro1">
          <table:table-cell office:value-type="float" office:value="853.665161">
            <text:p>853,66516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122">
            <text:p>0,05122</text:p>
          </table:table-cell>
          <table:table-cell office:value-type="float" office:value="-1.419118">
            <text:p>-1,419118</text:p>
          </table:table-cell>
          <table:table-cell table:number-columns-repeated="1019"/>
        </table:table-row>
        <table:table-row table:style-name="ro1">
          <table:table-cell office:value-type="float" office:value="853.665161">
            <text:p>853,665161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5122">
            <text:p>0,05122</text:p>
          </table:table-cell>
          <table:table-cell office:value-type="float" office:value="-1.437941">
            <text:p>-1,437941</text:p>
          </table:table-cell>
          <table:table-cell table:number-columns-repeated="1019"/>
        </table:table-row>
        <table:table-row table:style-name="ro1">
          <table:table-cell office:value-type="float" office:value="853.665161">
            <text:p>853,66516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5122">
            <text:p>0,05122</text:p>
          </table:table-cell>
          <table:table-cell office:value-type="float" office:value="-1.437941">
            <text:p>-1,437941</text:p>
          </table:table-cell>
          <table:table-cell table:number-columns-repeated="1019"/>
        </table:table-row>
        <table:table-row table:style-name="ro1">
          <table:table-cell office:value-type="float" office:value="853.665161">
            <text:p>853,66516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5122">
            <text:p>0,05122</text:p>
          </table:table-cell>
          <table:table-cell office:value-type="float" office:value="-1.457353">
            <text:p>-1,457353</text:p>
          </table:table-cell>
          <table:table-cell table:number-columns-repeated="1019"/>
        </table:table-row>
        <table:table-row table:style-name="ro1">
          <table:table-cell office:value-type="float" office:value="853.665161">
            <text:p>853,66516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5122">
            <text:p>0,05122</text:p>
          </table:table-cell>
          <table:table-cell office:value-type="float" office:value="-1.457353">
            <text:p>-1,457353</text:p>
          </table:table-cell>
          <table:table-cell table:number-columns-repeated="1019"/>
        </table:table-row>
        <table:table-row table:style-name="ro1">
          <table:table-cell office:value-type="float" office:value="853.665161">
            <text:p>853,66516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122">
            <text:p>0,05122</text:p>
          </table:table-cell>
          <table:table-cell office:value-type="float" office:value="-1.476471">
            <text:p>-1,476471</text:p>
          </table:table-cell>
          <table:table-cell table:number-columns-repeated="1019"/>
        </table:table-row>
        <table:table-row table:style-name="ro1">
          <table:table-cell office:value-type="float" office:value="853.665161">
            <text:p>853,66516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122">
            <text:p>0,05122</text:p>
          </table:table-cell>
          <table:table-cell office:value-type="float" office:value="-1.476471">
            <text:p>-1,476471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2469">
            <text:p>0,052469</text:p>
          </table:table-cell>
          <table:table-cell office:value-type="float" office:value="-1.495588">
            <text:p>-1,495588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2469">
            <text:p>0,052469</text:p>
          </table:table-cell>
          <table:table-cell office:value-type="float" office:value="-1.495588">
            <text:p>-1,495588</text:p>
          </table:table-cell>
          <table:table-cell table:number-columns-repeated="1019"/>
        </table:table-row>
        <table:table-row table:style-name="ro1">
          <table:table-cell office:value-type="float" office:value="843.254578">
            <text:p>843,25457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50595">
            <text:p>0,050595</text:p>
          </table:table-cell>
          <table:table-cell office:value-type="float" office:value="-1.515">
            <text:p>-1,515</text:p>
          </table:table-cell>
          <table:table-cell table:number-columns-repeated="1019"/>
        </table:table-row>
        <table:table-row table:style-name="ro1">
          <table:table-cell office:value-type="float" office:value="843.254578">
            <text:p>843,25457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50595">
            <text:p>0,050595</text:p>
          </table:table-cell>
          <table:table-cell office:value-type="float" office:value="-1.515">
            <text:p>-1,515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52469">
            <text:p>0,052469</text:p>
          </table:table-cell>
          <table:table-cell office:value-type="float" office:value="-1.533235">
            <text:p>-1,533235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2469">
            <text:p>0,052469</text:p>
          </table:table-cell>
          <table:table-cell office:value-type="float" office:value="-1.533235">
            <text:p>-1,533235</text:p>
          </table:table-cell>
          <table:table-cell table:number-columns-repeated="1019"/>
        </table:table-row>
        <table:table-row table:style-name="ro1">
          <table:table-cell office:value-type="float" office:value="895.307312">
            <text:p>895,30731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53718">
            <text:p>0,053718</text:p>
          </table:table-cell>
          <table:table-cell office:value-type="float" office:value="-1.552941">
            <text:p>-1,552941</text:p>
          </table:table-cell>
          <table:table-cell table:number-columns-repeated="1019"/>
        </table:table-row>
        <table:table-row table:style-name="ro1">
          <table:table-cell office:value-type="float" office:value="895.307312">
            <text:p>895,30731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3718">
            <text:p>0,053718</text:p>
          </table:table-cell>
          <table:table-cell office:value-type="float" office:value="-1.552941">
            <text:p>-1,552941</text:p>
          </table:table-cell>
          <table:table-cell table:number-columns-repeated="1019"/>
        </table:table-row>
        <table:table-row table:style-name="ro1">
          <table:table-cell office:value-type="float" office:value="884.89679">
            <text:p>884,8967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53094">
            <text:p>0,053094</text:p>
          </table:table-cell>
          <table:table-cell office:value-type="float" office:value="-1.572647">
            <text:p>-1,572647</text:p>
          </table:table-cell>
          <table:table-cell table:number-columns-repeated="1019"/>
        </table:table-row>
        <table:table-row table:style-name="ro1">
          <table:table-cell office:value-type="float" office:value="884.89679">
            <text:p>884,8967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3094">
            <text:p>0,053094</text:p>
          </table:table-cell>
          <table:table-cell office:value-type="float" office:value="-1.572647">
            <text:p>-1,572647</text:p>
          </table:table-cell>
          <table:table-cell table:number-columns-repeated="1019"/>
        </table:table-row>
        <table:table-row table:style-name="ro1">
          <table:table-cell office:value-type="float" office:value="916.128418">
            <text:p>916,12841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4968">
            <text:p>0,054968</text:p>
          </table:table-cell>
          <table:table-cell office:value-type="float" office:value="-1.592647">
            <text:p>-1,592647</text:p>
          </table:table-cell>
          <table:table-cell table:number-columns-repeated="1019"/>
        </table:table-row>
        <table:table-row table:style-name="ro1">
          <table:table-cell office:value-type="float" office:value="916.128418">
            <text:p>916,12841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54968">
            <text:p>0,054968</text:p>
          </table:table-cell>
          <table:table-cell office:value-type="float" office:value="-1.592647">
            <text:p>-1,592647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55592">
            <text:p>0,055592</text:p>
          </table:table-cell>
          <table:table-cell office:value-type="float" office:value="-1.614118">
            <text:p>-1,614118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5592">
            <text:p>0,055592</text:p>
          </table:table-cell>
          <table:table-cell office:value-type="float" office:value="-1.614118">
            <text:p>-1,614118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55592">
            <text:p>0,055592</text:p>
          </table:table-cell>
          <table:table-cell office:value-type="float" office:value="-1.633235">
            <text:p>-1,633235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55592">
            <text:p>0,055592</text:p>
          </table:table-cell>
          <table:table-cell office:value-type="float" office:value="-1.633235">
            <text:p>-1,633235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56842">
            <text:p>0,056842</text:p>
          </table:table-cell>
          <table:table-cell office:value-type="float" office:value="-1.652941">
            <text:p>-1,652941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6842">
            <text:p>0,056842</text:p>
          </table:table-cell>
          <table:table-cell office:value-type="float" office:value="-1.652941">
            <text:p>-1,652941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55592">
            <text:p>0,055592</text:p>
          </table:table-cell>
          <table:table-cell office:value-type="float" office:value="-1.672941">
            <text:p>-1,672941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5592">
            <text:p>0,055592</text:p>
          </table:table-cell>
          <table:table-cell office:value-type="float" office:value="-1.672941">
            <text:p>-1,672941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5592">
            <text:p>0,055592</text:p>
          </table:table-cell>
          <table:table-cell office:value-type="float" office:value="-1.692941">
            <text:p>-1,692941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55592">
            <text:p>0,055592</text:p>
          </table:table-cell>
          <table:table-cell office:value-type="float" office:value="-1.692941">
            <text:p>-1,692941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56842">
            <text:p>0,056842</text:p>
          </table:table-cell>
          <table:table-cell office:value-type="float" office:value="-1.712353">
            <text:p>-1,712353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6842">
            <text:p>0,056842</text:p>
          </table:table-cell>
          <table:table-cell office:value-type="float" office:value="-1.712353">
            <text:p>-1,712353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5592">
            <text:p>0,055592</text:p>
          </table:table-cell>
          <table:table-cell office:value-type="float" office:value="-1.732647">
            <text:p>-1,732647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5592">
            <text:p>0,055592</text:p>
          </table:table-cell>
          <table:table-cell office:value-type="float" office:value="-1.732647">
            <text:p>-1,732647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55592">
            <text:p>0,055592</text:p>
          </table:table-cell>
          <table:table-cell office:value-type="float" office:value="-1.752941">
            <text:p>-1,752941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55592">
            <text:p>0,055592</text:p>
          </table:table-cell>
          <table:table-cell office:value-type="float" office:value="-1.752941">
            <text:p>-1,752941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5592">
            <text:p>0,055592</text:p>
          </table:table-cell>
          <table:table-cell office:value-type="float" office:value="-1.772647">
            <text:p>-1,772647</text:p>
          </table:table-cell>
          <table:table-cell table:number-columns-repeated="1019"/>
        </table:table-row>
        <table:table-row table:style-name="ro1">
          <table:table-cell office:value-type="float" office:value="926.539001">
            <text:p>926,53900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55592">
            <text:p>0,055592</text:p>
          </table:table-cell>
          <table:table-cell office:value-type="float" office:value="-1.772647">
            <text:p>-1,772647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1.793235">
            <text:p>-1,793235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1.793235">
            <text:p>-1,793235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6842">
            <text:p>0,056842</text:p>
          </table:table-cell>
          <table:table-cell office:value-type="float" office:value="-1.812941">
            <text:p>-1,812941</text:p>
          </table:table-cell>
          <table:table-cell table:number-columns-repeated="1019"/>
        </table:table-row>
        <table:table-row table:style-name="ro1">
          <table:table-cell office:value-type="float" office:value="947.360107">
            <text:p>947,36010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1.812941">
            <text:p>-1,812941</text:p>
          </table:table-cell>
          <table:table-cell table:number-columns-repeated="1019"/>
        </table:table-row>
        <table:table-row table:style-name="ro1">
          <table:table-cell office:value-type="float" office:value="957.77063">
            <text:p>957,7706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7466">
            <text:p>0,057466</text:p>
          </table:table-cell>
          <table:table-cell office:value-type="float" office:value="-1.832941">
            <text:p>-1,832941</text:p>
          </table:table-cell>
          <table:table-cell table:number-columns-repeated="1019"/>
        </table:table-row>
        <table:table-row table:style-name="ro1">
          <table:table-cell office:value-type="float" office:value="957.77063">
            <text:p>957,77063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57466">
            <text:p>0,057466</text:p>
          </table:table-cell>
          <table:table-cell office:value-type="float" office:value="-1.832941">
            <text:p>-1,832941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56217">
            <text:p>0,056217</text:p>
          </table:table-cell>
          <table:table-cell office:value-type="float" office:value="-1.852647">
            <text:p>-1,852647</text:p>
          </table:table-cell>
          <table:table-cell table:number-columns-repeated="1019"/>
        </table:table-row>
        <table:table-row table:style-name="ro1">
          <table:table-cell office:value-type="float" office:value="936.949524">
            <text:p>936,949524</text:p>
          </table:table-cell>
          <table:table-cell office:value-type="float" office:value="-0.003223">
            <text:p>-0,003223</text:p>
          </table:table-cell>
          <table:table-cell office:value-type="float" office:value="-0.003198">
            <text:p>-0,003198</text:p>
          </table:table-cell>
          <table:table-cell office:value-type="float" office:value="0.056217">
            <text:p>0,056217</text:p>
          </table:table-cell>
          <table:table-cell office:value-type="float" office:value="-1.852647">
            <text:p>-1,852647</text:p>
          </table:table-cell>
          <table:table-cell table:number-columns-repeated="1019"/>
        </table:table-row>
        <table:table-row table:style-name="ro1">
          <table:table-cell office:value-type="float" office:value="968.181213">
            <text:p>968,181213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58091">
            <text:p>0,058091</text:p>
          </table:table-cell>
          <table:table-cell office:value-type="float" office:value="-1.872353">
            <text:p>-1,872353</text:p>
          </table:table-cell>
          <table:table-cell table:number-columns-repeated="1019"/>
        </table:table-row>
        <table:table-row table:style-name="ro1">
          <table:table-cell office:value-type="float" office:value="968.181213">
            <text:p>968,181213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58091">
            <text:p>0,058091</text:p>
          </table:table-cell>
          <table:table-cell office:value-type="float" office:value="-1.872353">
            <text:p>-1,872353</text:p>
          </table:table-cell>
          <table:table-cell table:number-columns-repeated="1019"/>
        </table:table-row>
        <table:table-row table:style-name="ro1">
          <table:table-cell office:value-type="float" office:value="968.181213">
            <text:p>968,18121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8091">
            <text:p>0,058091</text:p>
          </table:table-cell>
          <table:table-cell office:value-type="float" office:value="-1.892353">
            <text:p>-1,892353</text:p>
          </table:table-cell>
          <table:table-cell table:number-columns-repeated="1019"/>
        </table:table-row>
        <table:table-row table:style-name="ro1">
          <table:table-cell office:value-type="float" office:value="968.181213">
            <text:p>968,181213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58091">
            <text:p>0,058091</text:p>
          </table:table-cell>
          <table:table-cell office:value-type="float" office:value="-1.892353">
            <text:p>-1,892353</text:p>
          </table:table-cell>
          <table:table-cell table:number-columns-repeated="1019"/>
        </table:table-row>
        <table:table-row table:style-name="ro1">
          <table:table-cell office:value-type="float" office:value="957.77063">
            <text:p>957,77063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57466">
            <text:p>0,057466</text:p>
          </table:table-cell>
          <table:table-cell office:value-type="float" office:value="-1.912647">
            <text:p>-1,912647</text:p>
          </table:table-cell>
          <table:table-cell table:number-columns-repeated="1019"/>
        </table:table-row>
        <table:table-row table:style-name="ro1">
          <table:table-cell office:value-type="float" office:value="957.77063">
            <text:p>957,7706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57466">
            <text:p>0,057466</text:p>
          </table:table-cell>
          <table:table-cell office:value-type="float" office:value="-1.912647">
            <text:p>-1,912647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9965">
            <text:p>0,059965</text:p>
          </table:table-cell>
          <table:table-cell office:value-type="float" office:value="-1.932353">
            <text:p>-1,932353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9965">
            <text:p>0,059965</text:p>
          </table:table-cell>
          <table:table-cell office:value-type="float" office:value="-1.932353">
            <text:p>-1,932353</text:p>
          </table:table-cell>
          <table:table-cell table:number-columns-repeated="1019"/>
        </table:table-row>
        <table:table-row table:style-name="ro1">
          <table:table-cell office:value-type="float" office:value="968.181213">
            <text:p>968,18121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8091">
            <text:p>0,058091</text:p>
          </table:table-cell>
          <table:table-cell office:value-type="float" office:value="-1.952353">
            <text:p>-1,952353</text:p>
          </table:table-cell>
          <table:table-cell table:number-columns-repeated="1019"/>
        </table:table-row>
        <table:table-row table:style-name="ro1">
          <table:table-cell office:value-type="float" office:value="968.181213">
            <text:p>968,18121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8091">
            <text:p>0,058091</text:p>
          </table:table-cell>
          <table:table-cell office:value-type="float" office:value="-1.952353">
            <text:p>-1,952353</text:p>
          </table:table-cell>
          <table:table-cell table:number-columns-repeated="1019"/>
        </table:table-row>
        <table:table-row table:style-name="ro1">
          <table:table-cell office:value-type="float" office:value="978.591736">
            <text:p>978,59173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58716">
            <text:p>0,058716</text:p>
          </table:table-cell>
          <table:table-cell office:value-type="float" office:value="-1.973235">
            <text:p>-1,973235</text:p>
          </table:table-cell>
          <table:table-cell table:number-columns-repeated="1019"/>
        </table:table-row>
        <table:table-row table:style-name="ro1">
          <table:table-cell office:value-type="float" office:value="978.591736">
            <text:p>978,59173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8716">
            <text:p>0,058716</text:p>
          </table:table-cell>
          <table:table-cell office:value-type="float" office:value="-1.973235">
            <text:p>-1,973235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59965">
            <text:p>0,059965</text:p>
          </table:table-cell>
          <table:table-cell office:value-type="float" office:value="-1.992647">
            <text:p>-1,992647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59965">
            <text:p>0,059965</text:p>
          </table:table-cell>
          <table:table-cell office:value-type="float" office:value="-1.992647">
            <text:p>-1,992647</text:p>
          </table:table-cell>
          <table:table-cell table:number-columns-repeated="1019"/>
        </table:table-row>
        <table:table-row table:style-name="ro1">
          <table:table-cell office:value-type="float" office:value="1009.823425">
            <text:p>1009,82342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0589">
            <text:p>0,060589</text:p>
          </table:table-cell>
          <table:table-cell office:value-type="float" office:value="-2.012647">
            <text:p>-2,012647</text:p>
          </table:table-cell>
          <table:table-cell table:number-columns-repeated="1019"/>
        </table:table-row>
        <table:table-row table:style-name="ro1">
          <table:table-cell office:value-type="float" office:value="1009.823425">
            <text:p>1009,82342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60589">
            <text:p>0,060589</text:p>
          </table:table-cell>
          <table:table-cell office:value-type="float" office:value="-2.012647">
            <text:p>-2,012647</text:p>
          </table:table-cell>
          <table:table-cell table:number-columns-repeated="1019"/>
        </table:table-row>
        <table:table-row table:style-name="ro1">
          <table:table-cell office:value-type="float" office:value="1009.823425">
            <text:p>1009,82342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60589">
            <text:p>0,060589</text:p>
          </table:table-cell>
          <table:table-cell office:value-type="float" office:value="-2.032941">
            <text:p>-2,032941</text:p>
          </table:table-cell>
          <table:table-cell table:number-columns-repeated="1019"/>
        </table:table-row>
        <table:table-row table:style-name="ro1">
          <table:table-cell office:value-type="float" office:value="1009.823425">
            <text:p>1009,82342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60589">
            <text:p>0,060589</text:p>
          </table:table-cell>
          <table:table-cell office:value-type="float" office:value="-2.032941">
            <text:p>-2,032941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62463">
            <text:p>0,062463</text:p>
          </table:table-cell>
          <table:table-cell office:value-type="float" office:value="-2.052353">
            <text:p>-2,052353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62463">
            <text:p>0,062463</text:p>
          </table:table-cell>
          <table:table-cell office:value-type="float" office:value="-2.052353">
            <text:p>-2,052353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62463">
            <text:p>0,062463</text:p>
          </table:table-cell>
          <table:table-cell office:value-type="float" office:value="-2.072353">
            <text:p>-2,072353</text:p>
          </table:table-cell>
          <table:table-cell table:number-columns-repeated="1019"/>
        </table:table-row>
        <table:table-row table:style-name="ro1">
          <table:table-cell office:value-type="float" office:value="1041.055054">
            <text:p>1041,05505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62463">
            <text:p>0,062463</text:p>
          </table:table-cell>
          <table:table-cell office:value-type="float" office:value="-2.072353">
            <text:p>-2,072353</text:p>
          </table:table-cell>
          <table:table-cell table:number-columns-repeated="1019"/>
        </table:table-row>
        <table:table-row table:style-name="ro1">
          <table:table-cell office:value-type="float" office:value="1051.465576">
            <text:p>1051,46557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63088">
            <text:p>0,063088</text:p>
          </table:table-cell>
          <table:table-cell office:value-type="float" office:value="-2.092647">
            <text:p>-2,092647</text:p>
          </table:table-cell>
          <table:table-cell table:number-columns-repeated="1019"/>
        </table:table-row>
        <table:table-row table:style-name="ro1">
          <table:table-cell office:value-type="float" office:value="1051.465576">
            <text:p>1051,465576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63088">
            <text:p>0,063088</text:p>
          </table:table-cell>
          <table:table-cell office:value-type="float" office:value="-2.092647">
            <text:p>-2,092647</text:p>
          </table:table-cell>
          <table:table-cell table:number-columns-repeated="1019"/>
        </table:table-row>
        <table:table-row table:style-name="ro1">
          <table:table-cell office:value-type="float" office:value="1051.465576">
            <text:p>1051,46557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63088">
            <text:p>0,063088</text:p>
          </table:table-cell>
          <table:table-cell office:value-type="float" office:value="-2.112647">
            <text:p>-2,112647</text:p>
          </table:table-cell>
          <table:table-cell table:number-columns-repeated="1019"/>
        </table:table-row>
        <table:table-row table:style-name="ro1">
          <table:table-cell office:value-type="float" office:value="1051.465576">
            <text:p>1051,465576</text:p>
          </table:table-cell>
          <table:table-cell office:value-type="float" office:value="-0.003231">
            <text:p>-0,003231</text:p>
          </table:table-cell>
          <table:table-cell office:value-type="float" office:value="-0.003193">
            <text:p>-0,003193</text:p>
          </table:table-cell>
          <table:table-cell office:value-type="float" office:value="0.063088">
            <text:p>0,063088</text:p>
          </table:table-cell>
          <table:table-cell office:value-type="float" office:value="-2.112647">
            <text:p>-2,112647</text:p>
          </table:table-cell>
          <table:table-cell table:number-columns-repeated="1019"/>
        </table:table-row>
        <table:table-row table:style-name="ro1">
          <table:table-cell office:value-type="float" office:value="1051.465576">
            <text:p>1051,465576</text:p>
          </table:table-cell>
          <table:table-cell office:value-type="float" office:value="-0.003231">
            <text:p>-0,003231</text:p>
          </table:table-cell>
          <table:table-cell office:value-type="float" office:value="-0.003193">
            <text:p>-0,003193</text:p>
          </table:table-cell>
          <table:table-cell office:value-type="float" office:value="0.063088">
            <text:p>0,063088</text:p>
          </table:table-cell>
          <table:table-cell office:value-type="float" office:value="-2.132353">
            <text:p>-2,132353</text:p>
          </table:table-cell>
          <table:table-cell table:number-columns-repeated="1019"/>
        </table:table-row>
        <table:table-row table:style-name="ro1">
          <table:table-cell office:value-type="float" office:value="1051.465576">
            <text:p>1051,46557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63088">
            <text:p>0,063088</text:p>
          </table:table-cell>
          <table:table-cell office:value-type="float" office:value="-2.132353">
            <text:p>-2,132353</text:p>
          </table:table-cell>
          <table:table-cell table:number-columns-repeated="1019"/>
        </table:table-row>
        <table:table-row table:style-name="ro1">
          <table:table-cell office:value-type="float" office:value="1051.465576">
            <text:p>1051,46557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3088">
            <text:p>0,063088</text:p>
          </table:table-cell>
          <table:table-cell office:value-type="float" office:value="-2.152941">
            <text:p>-2,152941</text:p>
          </table:table-cell>
          <table:table-cell table:number-columns-repeated="1019"/>
        </table:table-row>
        <table:table-row table:style-name="ro1">
          <table:table-cell office:value-type="float" office:value="1051.465576">
            <text:p>1051,46557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3088">
            <text:p>0,063088</text:p>
          </table:table-cell>
          <table:table-cell office:value-type="float" office:value="-2.152941">
            <text:p>-2,152941</text:p>
          </table:table-cell>
          <table:table-cell table:number-columns-repeated="1019"/>
        </table:table-row>
        <table:table-row table:style-name="ro1">
          <table:table-cell office:value-type="float" office:value="1061.876099">
            <text:p>1061,87609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63713">
            <text:p>0,063713</text:p>
          </table:table-cell>
          <table:table-cell office:value-type="float" office:value="-2.172059">
            <text:p>-2,172059</text:p>
          </table:table-cell>
          <table:table-cell table:number-columns-repeated="1019"/>
        </table:table-row>
        <table:table-row table:style-name="ro1">
          <table:table-cell office:value-type="float" office:value="1061.876099">
            <text:p>1061,87609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63713">
            <text:p>0,063713</text:p>
          </table:table-cell>
          <table:table-cell office:value-type="float" office:value="-2.172059">
            <text:p>-2,172059</text:p>
          </table:table-cell>
          <table:table-cell table:number-columns-repeated="1019"/>
        </table:table-row>
        <table:table-row table:style-name="ro1">
          <table:table-cell office:value-type="float" office:value="1103.518311">
            <text:p>1103,51831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6211">
            <text:p>0,066211</text:p>
          </table:table-cell>
          <table:table-cell office:value-type="float" office:value="-2.192353">
            <text:p>-2,192353</text:p>
          </table:table-cell>
          <table:table-cell table:number-columns-repeated="1019"/>
        </table:table-row>
        <table:table-row table:style-name="ro1">
          <table:table-cell office:value-type="float" office:value="1103.518311">
            <text:p>1103,51831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66211">
            <text:p>0,066211</text:p>
          </table:table-cell>
          <table:table-cell office:value-type="float" office:value="-2.192353">
            <text:p>-2,192353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6836">
            <text:p>0,066836</text:p>
          </table:table-cell>
          <table:table-cell office:value-type="float" office:value="-2.212059">
            <text:p>-2,212059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6836">
            <text:p>0,066836</text:p>
          </table:table-cell>
          <table:table-cell office:value-type="float" office:value="-2.212059">
            <text:p>-2,212059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6836">
            <text:p>0,066836</text:p>
          </table:table-cell>
          <table:table-cell office:value-type="float" office:value="-2.232353">
            <text:p>-2,232353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66836">
            <text:p>0,066836</text:p>
          </table:table-cell>
          <table:table-cell office:value-type="float" office:value="-2.232353">
            <text:p>-2,232353</text:p>
          </table:table-cell>
          <table:table-cell table:number-columns-repeated="1019"/>
        </table:table-row>
        <table:table-row table:style-name="ro1">
          <table:table-cell office:value-type="float" office:value="1124.339478">
            <text:p>1124,33947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746">
            <text:p>0,06746</text:p>
          </table:table-cell>
          <table:table-cell office:value-type="float" office:value="-2.252353">
            <text:p>-2,252353</text:p>
          </table:table-cell>
          <table:table-cell table:number-columns-repeated="1019"/>
        </table:table-row>
        <table:table-row table:style-name="ro1">
          <table:table-cell office:value-type="float" office:value="1124.339478">
            <text:p>1124,33947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6746">
            <text:p>0,06746</text:p>
          </table:table-cell>
          <table:table-cell office:value-type="float" office:value="-2.252353">
            <text:p>-2,252353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6836">
            <text:p>0,066836</text:p>
          </table:table-cell>
          <table:table-cell office:value-type="float" office:value="-2.272353">
            <text:p>-2,272353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066836">
            <text:p>0,066836</text:p>
          </table:table-cell>
          <table:table-cell office:value-type="float" office:value="-2.272353">
            <text:p>-2,272353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66836">
            <text:p>0,066836</text:p>
          </table:table-cell>
          <table:table-cell office:value-type="float" office:value="-2.292059">
            <text:p>-2,292059</text:p>
          </table:table-cell>
          <table:table-cell table:number-columns-repeated="1019"/>
        </table:table-row>
        <table:table-row table:style-name="ro1">
          <table:table-cell office:value-type="float" office:value="1113.928955">
            <text:p>1113,92895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66836">
            <text:p>0,066836</text:p>
          </table:table-cell>
          <table:table-cell office:value-type="float" office:value="-2.292059">
            <text:p>-2,292059</text:p>
          </table:table-cell>
          <table:table-cell table:number-columns-repeated="1019"/>
        </table:table-row>
        <table:table-row table:style-name="ro1">
          <table:table-cell office:value-type="float" office:value="1134.75">
            <text:p>1134,7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68085">
            <text:p>0,068085</text:p>
          </table:table-cell>
          <table:table-cell office:value-type="float" office:value="-2.312647">
            <text:p>-2,312647</text:p>
          </table:table-cell>
          <table:table-cell table:number-columns-repeated="1019"/>
        </table:table-row>
        <table:table-row table:style-name="ro1">
          <table:table-cell office:value-type="float" office:value="1134.75">
            <text:p>1134,7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68085">
            <text:p>0,068085</text:p>
          </table:table-cell>
          <table:table-cell office:value-type="float" office:value="-2.312647">
            <text:p>-2,312647</text:p>
          </table:table-cell>
          <table:table-cell table:number-columns-repeated="1019"/>
        </table:table-row>
        <table:table-row table:style-name="ro1">
          <table:table-cell office:value-type="float" office:value="1134.75">
            <text:p>1134,75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68085">
            <text:p>0,068085</text:p>
          </table:table-cell>
          <table:table-cell office:value-type="float" office:value="-2.332353">
            <text:p>-2,332353</text:p>
          </table:table-cell>
          <table:table-cell table:number-columns-repeated="1019"/>
        </table:table-row>
        <table:table-row table:style-name="ro1">
          <table:table-cell office:value-type="float" office:value="1134.75">
            <text:p>1134,7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68085">
            <text:p>0,068085</text:p>
          </table:table-cell>
          <table:table-cell office:value-type="float" office:value="-2.332353">
            <text:p>-2,332353</text:p>
          </table:table-cell>
          <table:table-cell table:number-columns-repeated="1019"/>
        </table:table-row>
        <table:table-row table:style-name="ro1">
          <table:table-cell office:value-type="float" office:value="1176.392212">
            <text:p>1176,39221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70584">
            <text:p>0,070584</text:p>
          </table:table-cell>
          <table:table-cell office:value-type="float" office:value="-2.352647">
            <text:p>-2,352647</text:p>
          </table:table-cell>
          <table:table-cell table:number-columns-repeated="1019"/>
        </table:table-row>
        <table:table-row table:style-name="ro1">
          <table:table-cell office:value-type="float" office:value="1176.392212">
            <text:p>1176,39221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70584">
            <text:p>0,070584</text:p>
          </table:table-cell>
          <table:table-cell office:value-type="float" office:value="-2.352647">
            <text:p>-2,352647</text:p>
          </table:table-cell>
          <table:table-cell table:number-columns-repeated="1019"/>
        </table:table-row>
        <table:table-row table:style-name="ro1">
          <table:table-cell office:value-type="float" office:value="1155.571045">
            <text:p>1155,57104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9334">
            <text:p>0,069334</text:p>
          </table:table-cell>
          <table:table-cell office:value-type="float" office:value="-2.372353">
            <text:p>-2,372353</text:p>
          </table:table-cell>
          <table:table-cell table:number-columns-repeated="1019"/>
        </table:table-row>
        <table:table-row table:style-name="ro1">
          <table:table-cell office:value-type="float" office:value="1155.571045">
            <text:p>1155,57104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69334">
            <text:p>0,069334</text:p>
          </table:table-cell>
          <table:table-cell office:value-type="float" office:value="-2.372353">
            <text:p>-2,372353</text:p>
          </table:table-cell>
          <table:table-cell table:number-columns-repeated="1019"/>
        </table:table-row>
        <table:table-row table:style-name="ro1">
          <table:table-cell office:value-type="float" office:value="1176.392212">
            <text:p>1176,392212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70584">
            <text:p>0,070584</text:p>
          </table:table-cell>
          <table:table-cell office:value-type="float" office:value="-2.392059">
            <text:p>-2,392059</text:p>
          </table:table-cell>
          <table:table-cell table:number-columns-repeated="1019"/>
        </table:table-row>
        <table:table-row table:style-name="ro1">
          <table:table-cell office:value-type="float" office:value="1176.392212">
            <text:p>1176,39221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70584">
            <text:p>0,070584</text:p>
          </table:table-cell>
          <table:table-cell office:value-type="float" office:value="-2.392059">
            <text:p>-2,392059</text:p>
          </table:table-cell>
          <table:table-cell table:number-columns-repeated="1019"/>
        </table:table-row>
        <table:table-row table:style-name="ro1">
          <table:table-cell office:value-type="float" office:value="1186.802734">
            <text:p>1186,80273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71208">
            <text:p>0,071208</text:p>
          </table:table-cell>
          <table:table-cell office:value-type="float" office:value="-2.412059">
            <text:p>-2,412059</text:p>
          </table:table-cell>
          <table:table-cell table:number-columns-repeated="1019"/>
        </table:table-row>
        <table:table-row table:style-name="ro1">
          <table:table-cell office:value-type="float" office:value="1186.802734">
            <text:p>1186,80273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71208">
            <text:p>0,071208</text:p>
          </table:table-cell>
          <table:table-cell office:value-type="float" office:value="-2.412059">
            <text:p>-2,412059</text:p>
          </table:table-cell>
          <table:table-cell table:number-columns-repeated="1019"/>
        </table:table-row>
        <table:table-row table:style-name="ro1">
          <table:table-cell office:value-type="float" office:value="1176.392212">
            <text:p>1176,392212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70584">
            <text:p>0,070584</text:p>
          </table:table-cell>
          <table:table-cell office:value-type="float" office:value="-2.432059">
            <text:p>-2,432059</text:p>
          </table:table-cell>
          <table:table-cell table:number-columns-repeated="1019"/>
        </table:table-row>
        <table:table-row table:style-name="ro1">
          <table:table-cell office:value-type="float" office:value="1176.392212">
            <text:p>1176,392212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70584">
            <text:p>0,070584</text:p>
          </table:table-cell>
          <table:table-cell office:value-type="float" office:value="-2.432059">
            <text:p>-2,432059</text:p>
          </table:table-cell>
          <table:table-cell table:number-columns-repeated="1019"/>
        </table:table-row>
        <table:table-row table:style-name="ro1">
          <table:table-cell office:value-type="float" office:value="1207.623901">
            <text:p>1207,62390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72457">
            <text:p>0,072457</text:p>
          </table:table-cell>
          <table:table-cell office:value-type="float" office:value="-2.451765">
            <text:p>-2,451765</text:p>
          </table:table-cell>
          <table:table-cell table:number-columns-repeated="1019"/>
        </table:table-row>
        <table:table-row table:style-name="ro1">
          <table:table-cell office:value-type="float" office:value="1207.623901">
            <text:p>1207,62390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72457">
            <text:p>0,072457</text:p>
          </table:table-cell>
          <table:table-cell office:value-type="float" office:value="-2.451765">
            <text:p>-2,451765</text:p>
          </table:table-cell>
          <table:table-cell table:number-columns-repeated="1019"/>
        </table:table-row>
        <table:table-row table:style-name="ro1">
          <table:table-cell office:value-type="float" office:value="1197.213257">
            <text:p>1197,213257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71833">
            <text:p>0,071833</text:p>
          </table:table-cell>
          <table:table-cell office:value-type="float" office:value="-2.472647">
            <text:p>-2,472647</text:p>
          </table:table-cell>
          <table:table-cell table:number-columns-repeated="1019"/>
        </table:table-row>
        <table:table-row table:style-name="ro1">
          <table:table-cell office:value-type="float" office:value="1197.213257">
            <text:p>1197,21325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71833">
            <text:p>0,071833</text:p>
          </table:table-cell>
          <table:table-cell office:value-type="float" office:value="-2.472647">
            <text:p>-2,472647</text:p>
          </table:table-cell>
          <table:table-cell table:number-columns-repeated="1019"/>
        </table:table-row>
        <table:table-row table:style-name="ro1">
          <table:table-cell office:value-type="float" office:value="1218.034424">
            <text:p>1218,03442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73082">
            <text:p>0,073082</text:p>
          </table:table-cell>
          <table:table-cell office:value-type="float" office:value="-2.492059">
            <text:p>-2,492059</text:p>
          </table:table-cell>
          <table:table-cell table:number-columns-repeated="1019"/>
        </table:table-row>
        <table:table-row table:style-name="ro1">
          <table:table-cell office:value-type="float" office:value="1218.034424">
            <text:p>1218,03442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73082">
            <text:p>0,073082</text:p>
          </table:table-cell>
          <table:table-cell office:value-type="float" office:value="-2.492059">
            <text:p>-2,492059</text:p>
          </table:table-cell>
          <table:table-cell table:number-columns-repeated="1019"/>
        </table:table-row>
        <table:table-row table:style-name="ro1">
          <table:table-cell office:value-type="float" office:value="1218.034424">
            <text:p>1218,034424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73082">
            <text:p>0,073082</text:p>
          </table:table-cell>
          <table:table-cell office:value-type="float" office:value="-2.512353">
            <text:p>-2,512353</text:p>
          </table:table-cell>
          <table:table-cell table:number-columns-repeated="1019"/>
        </table:table-row>
        <table:table-row table:style-name="ro1">
          <table:table-cell office:value-type="float" office:value="1218.034424">
            <text:p>1218,03442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73082">
            <text:p>0,073082</text:p>
          </table:table-cell>
          <table:table-cell office:value-type="float" office:value="-2.512353">
            <text:p>-2,512353</text:p>
          </table:table-cell>
          <table:table-cell table:number-columns-repeated="1019"/>
        </table:table-row>
        <table:table-row table:style-name="ro1">
          <table:table-cell office:value-type="float" office:value="1228.444946">
            <text:p>1228,44494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3707">
            <text:p>0,073707</text:p>
          </table:table-cell>
          <table:table-cell office:value-type="float" office:value="-2.532059">
            <text:p>-2,532059</text:p>
          </table:table-cell>
          <table:table-cell table:number-columns-repeated="1019"/>
        </table:table-row>
        <table:table-row table:style-name="ro1">
          <table:table-cell office:value-type="float" office:value="1228.444946">
            <text:p>1228,44494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73707">
            <text:p>0,073707</text:p>
          </table:table-cell>
          <table:table-cell office:value-type="float" office:value="-2.532059">
            <text:p>-2,532059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74956">
            <text:p>0,074956</text:p>
          </table:table-cell>
          <table:table-cell office:value-type="float" office:value="-2.552059">
            <text:p>-2,552059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4956">
            <text:p>0,074956</text:p>
          </table:table-cell>
          <table:table-cell office:value-type="float" office:value="-2.552059">
            <text:p>-2,552059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4956">
            <text:p>0,074956</text:p>
          </table:table-cell>
          <table:table-cell office:value-type="float" office:value="-2.571765">
            <text:p>-2,571765</text:p>
          </table:table-cell>
          <table:table-cell table:number-columns-repeated="1019"/>
        </table:table-row>
        <table:table-row table:style-name="ro1">
          <table:table-cell office:value-type="float" office:value="1249.266113">
            <text:p>1249,26611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74956">
            <text:p>0,074956</text:p>
          </table:table-cell>
          <table:table-cell office:value-type="float" office:value="-2.571765">
            <text:p>-2,571765</text:p>
          </table:table-cell>
          <table:table-cell table:number-columns-repeated="1019"/>
        </table:table-row>
        <table:table-row table:style-name="ro1">
          <table:table-cell office:value-type="float" office:value="1270.087158">
            <text:p>1270,08715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6205">
            <text:p>0,076205</text:p>
          </table:table-cell>
          <table:table-cell office:value-type="float" office:value="-2.592353">
            <text:p>-2,592353</text:p>
          </table:table-cell>
          <table:table-cell table:number-columns-repeated="1019"/>
        </table:table-row>
        <table:table-row table:style-name="ro1">
          <table:table-cell office:value-type="float" office:value="1270.087158">
            <text:p>1270,087158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76205">
            <text:p>0,076205</text:p>
          </table:table-cell>
          <table:table-cell office:value-type="float" office:value="-2.592353">
            <text:p>-2,592353</text:p>
          </table:table-cell>
          <table:table-cell table:number-columns-repeated="1019"/>
        </table:table-row>
        <table:table-row table:style-name="ro1">
          <table:table-cell office:value-type="float" office:value="1270.087158">
            <text:p>1270,08715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6205">
            <text:p>0,076205</text:p>
          </table:table-cell>
          <table:table-cell office:value-type="float" office:value="-2.612353">
            <text:p>-2,612353</text:p>
          </table:table-cell>
          <table:table-cell table:number-columns-repeated="1019"/>
        </table:table-row>
        <table:table-row table:style-name="ro1">
          <table:table-cell office:value-type="float" office:value="1270.087158">
            <text:p>1270,08715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76205">
            <text:p>0,076205</text:p>
          </table:table-cell>
          <table:table-cell office:value-type="float" office:value="-2.612353">
            <text:p>-2,612353</text:p>
          </table:table-cell>
          <table:table-cell table:number-columns-repeated="1019"/>
        </table:table-row>
        <table:table-row table:style-name="ro1">
          <table:table-cell office:value-type="float" office:value="1280.497681">
            <text:p>1280,49768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7683">
            <text:p>0,07683</text:p>
          </table:table-cell>
          <table:table-cell office:value-type="float" office:value="-2.632353">
            <text:p>-2,632353</text:p>
          </table:table-cell>
          <table:table-cell table:number-columns-repeated="1019"/>
        </table:table-row>
        <table:table-row table:style-name="ro1">
          <table:table-cell office:value-type="float" office:value="1280.497681">
            <text:p>1280,49768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7683">
            <text:p>0,07683</text:p>
          </table:table-cell>
          <table:table-cell office:value-type="float" office:value="-2.632353">
            <text:p>-2,632353</text:p>
          </table:table-cell>
          <table:table-cell table:number-columns-repeated="1019"/>
        </table:table-row>
        <table:table-row table:style-name="ro1">
          <table:table-cell office:value-type="float" office:value="1280.497681">
            <text:p>1280,49768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7683">
            <text:p>0,07683</text:p>
          </table:table-cell>
          <table:table-cell office:value-type="float" office:value="-2.652353">
            <text:p>-2,652353</text:p>
          </table:table-cell>
          <table:table-cell table:number-columns-repeated="1019"/>
        </table:table-row>
        <table:table-row table:style-name="ro1">
          <table:table-cell office:value-type="float" office:value="1280.497681">
            <text:p>1280,49768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683">
            <text:p>0,07683</text:p>
          </table:table-cell>
          <table:table-cell office:value-type="float" office:value="-2.652353">
            <text:p>-2,652353</text:p>
          </table:table-cell>
          <table:table-cell table:number-columns-repeated="1019"/>
        </table:table-row>
        <table:table-row table:style-name="ro1">
          <table:table-cell office:value-type="float" office:value="1301.318848">
            <text:p>1301,31884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78079">
            <text:p>0,078079</text:p>
          </table:table-cell>
          <table:table-cell office:value-type="float" office:value="-2.672059">
            <text:p>-2,672059</text:p>
          </table:table-cell>
          <table:table-cell table:number-columns-repeated="1019"/>
        </table:table-row>
        <table:table-row table:style-name="ro1">
          <table:table-cell office:value-type="float" office:value="1301.318848">
            <text:p>1301,31884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78079">
            <text:p>0,078079</text:p>
          </table:table-cell>
          <table:table-cell office:value-type="float" office:value="-2.672059">
            <text:p>-2,672059</text:p>
          </table:table-cell>
          <table:table-cell table:number-columns-repeated="1019"/>
        </table:table-row>
        <table:table-row table:style-name="ro1">
          <table:table-cell office:value-type="float" office:value="1301.318848">
            <text:p>1301,31884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78079">
            <text:p>0,078079</text:p>
          </table:table-cell>
          <table:table-cell office:value-type="float" office:value="-2.692059">
            <text:p>-2,692059</text:p>
          </table:table-cell>
          <table:table-cell table:number-columns-repeated="1019"/>
        </table:table-row>
        <table:table-row table:style-name="ro1">
          <table:table-cell office:value-type="float" office:value="1301.318848">
            <text:p>1301,31884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78079">
            <text:p>0,078079</text:p>
          </table:table-cell>
          <table:table-cell office:value-type="float" office:value="-2.692059">
            <text:p>-2,692059</text:p>
          </table:table-cell>
          <table:table-cell table:number-columns-repeated="1019"/>
        </table:table-row>
        <table:table-row table:style-name="ro1">
          <table:table-cell office:value-type="float" office:value="1322.139893">
            <text:p>1322,13989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79328">
            <text:p>0,079328</text:p>
          </table:table-cell>
          <table:table-cell office:value-type="float" office:value="-2.712059">
            <text:p>-2,712059</text:p>
          </table:table-cell>
          <table:table-cell table:number-columns-repeated="1019"/>
        </table:table-row>
        <table:table-row table:style-name="ro1">
          <table:table-cell office:value-type="float" office:value="1322.139893">
            <text:p>1322,13989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9328">
            <text:p>0,079328</text:p>
          </table:table-cell>
          <table:table-cell office:value-type="float" office:value="-2.712059">
            <text:p>-2,712059</text:p>
          </table:table-cell>
          <table:table-cell table:number-columns-repeated="1019"/>
        </table:table-row>
        <table:table-row table:style-name="ro1">
          <table:table-cell office:value-type="float" office:value="1322.139893">
            <text:p>1322,13989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9328">
            <text:p>0,079328</text:p>
          </table:table-cell>
          <table:table-cell office:value-type="float" office:value="-2.732059">
            <text:p>-2,732059</text:p>
          </table:table-cell>
          <table:table-cell table:number-columns-repeated="1019"/>
        </table:table-row>
        <table:table-row table:style-name="ro1">
          <table:table-cell office:value-type="float" office:value="1322.139893">
            <text:p>1322,13989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79328">
            <text:p>0,079328</text:p>
          </table:table-cell>
          <table:table-cell office:value-type="float" office:value="-2.732059">
            <text:p>-2,732059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78704">
            <text:p>0,078704</text:p>
          </table:table-cell>
          <table:table-cell office:value-type="float" office:value="-2.751765">
            <text:p>-2,751765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78704">
            <text:p>0,078704</text:p>
          </table:table-cell>
          <table:table-cell office:value-type="float" office:value="-2.751765">
            <text:p>-2,751765</text:p>
          </table:table-cell>
          <table:table-cell table:number-columns-repeated="1019"/>
        </table:table-row>
        <table:table-row table:style-name="ro1">
          <table:table-cell office:value-type="float" office:value="1342.96106">
            <text:p>1342,9610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80578">
            <text:p>0,080578</text:p>
          </table:table-cell>
          <table:table-cell office:value-type="float" office:value="-2.772059">
            <text:p>-2,772059</text:p>
          </table:table-cell>
          <table:table-cell table:number-columns-repeated="1019"/>
        </table:table-row>
        <table:table-row table:style-name="ro1">
          <table:table-cell office:value-type="float" office:value="1342.96106">
            <text:p>1342,96106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80578">
            <text:p>0,080578</text:p>
          </table:table-cell>
          <table:table-cell office:value-type="float" office:value="-2.772059">
            <text:p>-2,772059</text:p>
          </table:table-cell>
          <table:table-cell table:number-columns-repeated="1019"/>
        </table:table-row>
        <table:table-row table:style-name="ro1">
          <table:table-cell office:value-type="float" office:value="1353.371582">
            <text:p>1353,37158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1202">
            <text:p>0,081202</text:p>
          </table:table-cell>
          <table:table-cell office:value-type="float" office:value="-2.792059">
            <text:p>-2,792059</text:p>
          </table:table-cell>
          <table:table-cell table:number-columns-repeated="1019"/>
        </table:table-row>
        <table:table-row table:style-name="ro1">
          <table:table-cell office:value-type="float" office:value="1353.371582">
            <text:p>1353,371582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81202">
            <text:p>0,081202</text:p>
          </table:table-cell>
          <table:table-cell office:value-type="float" office:value="-2.792059">
            <text:p>-2,792059</text:p>
          </table:table-cell>
          <table:table-cell table:number-columns-repeated="1019"/>
        </table:table-row>
        <table:table-row table:style-name="ro1">
          <table:table-cell office:value-type="float" office:value="1353.371582">
            <text:p>1353,371582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81202">
            <text:p>0,081202</text:p>
          </table:table-cell>
          <table:table-cell office:value-type="float" office:value="-2.812059">
            <text:p>-2,812059</text:p>
          </table:table-cell>
          <table:table-cell table:number-columns-repeated="1019"/>
        </table:table-row>
        <table:table-row table:style-name="ro1">
          <table:table-cell office:value-type="float" office:value="1353.371582">
            <text:p>1353,37158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1202">
            <text:p>0,081202</text:p>
          </table:table-cell>
          <table:table-cell office:value-type="float" office:value="-2.812059">
            <text:p>-2,812059</text:p>
          </table:table-cell>
          <table:table-cell table:number-columns-repeated="1019"/>
        </table:table-row>
        <table:table-row table:style-name="ro1">
          <table:table-cell office:value-type="float" office:value="1353.371582">
            <text:p>1353,371582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81202">
            <text:p>0,081202</text:p>
          </table:table-cell>
          <table:table-cell office:value-type="float" office:value="-2.832353">
            <text:p>-2,832353</text:p>
          </table:table-cell>
          <table:table-cell table:number-columns-repeated="1019"/>
        </table:table-row>
        <table:table-row table:style-name="ro1">
          <table:table-cell office:value-type="float" office:value="1353.371582">
            <text:p>1353,37158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81202">
            <text:p>0,081202</text:p>
          </table:table-cell>
          <table:table-cell office:value-type="float" office:value="-2.832353">
            <text:p>-2,832353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82452">
            <text:p>0,082452</text:p>
          </table:table-cell>
          <table:table-cell office:value-type="float" office:value="-2.852059">
            <text:p>-2,852059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82452">
            <text:p>0,082452</text:p>
          </table:table-cell>
          <table:table-cell office:value-type="float" office:value="-2.852059">
            <text:p>-2,852059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2452">
            <text:p>0,082452</text:p>
          </table:table-cell>
          <table:table-cell office:value-type="float" office:value="-2.872059">
            <text:p>-2,872059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82452">
            <text:p>0,082452</text:p>
          </table:table-cell>
          <table:table-cell office:value-type="float" office:value="-2.872059">
            <text:p>-2,872059</text:p>
          </table:table-cell>
          <table:table-cell table:number-columns-repeated="1019"/>
        </table:table-row>
        <table:table-row table:style-name="ro1">
          <table:table-cell office:value-type="float" office:value="1384.603271">
            <text:p>1384,60327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3076">
            <text:p>0,083076</text:p>
          </table:table-cell>
          <table:table-cell office:value-type="float" office:value="-2.891765">
            <text:p>-2,891765</text:p>
          </table:table-cell>
          <table:table-cell table:number-columns-repeated="1019"/>
        </table:table-row>
        <table:table-row table:style-name="ro1">
          <table:table-cell office:value-type="float" office:value="1384.603271">
            <text:p>1384,60327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83076">
            <text:p>0,083076</text:p>
          </table:table-cell>
          <table:table-cell office:value-type="float" office:value="-2.891765">
            <text:p>-2,891765</text:p>
          </table:table-cell>
          <table:table-cell table:number-columns-repeated="1019"/>
        </table:table-row>
        <table:table-row table:style-name="ro1">
          <table:table-cell office:value-type="float" office:value="1395.013794">
            <text:p>1395,01379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83701">
            <text:p>0,083701</text:p>
          </table:table-cell>
          <table:table-cell office:value-type="float" office:value="-2.911765">
            <text:p>-2,911765</text:p>
          </table:table-cell>
          <table:table-cell table:number-columns-repeated="1019"/>
        </table:table-row>
        <table:table-row table:style-name="ro1">
          <table:table-cell office:value-type="float" office:value="1395.013794">
            <text:p>1395,01379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3701">
            <text:p>0,083701</text:p>
          </table:table-cell>
          <table:table-cell office:value-type="float" office:value="-2.911765">
            <text:p>-2,911765</text:p>
          </table:table-cell>
          <table:table-cell table:number-columns-repeated="1019"/>
        </table:table-row>
        <table:table-row table:style-name="ro1">
          <table:table-cell office:value-type="float" office:value="1405.424316">
            <text:p>1405,42431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4325">
            <text:p>0,084325</text:p>
          </table:table-cell>
          <table:table-cell office:value-type="float" office:value="-2.931471">
            <text:p>-2,931471</text:p>
          </table:table-cell>
          <table:table-cell table:number-columns-repeated="1019"/>
        </table:table-row>
        <table:table-row table:style-name="ro1">
          <table:table-cell office:value-type="float" office:value="1405.424316">
            <text:p>1405,424316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84325">
            <text:p>0,084325</text:p>
          </table:table-cell>
          <table:table-cell office:value-type="float" office:value="-2.931471">
            <text:p>-2,931471</text:p>
          </table:table-cell>
          <table:table-cell table:number-columns-repeated="1019"/>
        </table:table-row>
        <table:table-row table:style-name="ro1">
          <table:table-cell office:value-type="float" office:value="1405.424316">
            <text:p>1405,424316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84325">
            <text:p>0,084325</text:p>
          </table:table-cell>
          <table:table-cell office:value-type="float" office:value="-2.952353">
            <text:p>-2,952353</text:p>
          </table:table-cell>
          <table:table-cell table:number-columns-repeated="1019"/>
        </table:table-row>
        <table:table-row table:style-name="ro1">
          <table:table-cell office:value-type="float" office:value="1405.424316">
            <text:p>1405,42431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4325">
            <text:p>0,084325</text:p>
          </table:table-cell>
          <table:table-cell office:value-type="float" office:value="-2.952353">
            <text:p>-2,952353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6199">
            <text:p>0,086199</text:p>
          </table:table-cell>
          <table:table-cell office:value-type="float" office:value="-2.972059">
            <text:p>-2,972059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6199">
            <text:p>0,086199</text:p>
          </table:table-cell>
          <table:table-cell office:value-type="float" office:value="-2.972059">
            <text:p>-2,972059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86824">
            <text:p>0,086824</text:p>
          </table:table-cell>
          <table:table-cell office:value-type="float" office:value="-2.991765">
            <text:p>-2,991765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6824">
            <text:p>0,086824</text:p>
          </table:table-cell>
          <table:table-cell office:value-type="float" office:value="-2.991765">
            <text:p>-2,991765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6199">
            <text:p>0,086199</text:p>
          </table:table-cell>
          <table:table-cell office:value-type="float" office:value="-3.011765">
            <text:p>-3,011765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86199">
            <text:p>0,086199</text:p>
          </table:table-cell>
          <table:table-cell office:value-type="float" office:value="-3.011765">
            <text:p>-3,011765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6824">
            <text:p>0,086824</text:p>
          </table:table-cell>
          <table:table-cell office:value-type="float" office:value="-3.031471">
            <text:p>-3,031471</text:p>
          </table:table-cell>
          <table:table-cell table:number-columns-repeated="1019"/>
        </table:table-row>
        <table:table-row table:style-name="ro1">
          <table:table-cell office:value-type="float" office:value="1447.066528">
            <text:p>1447,066528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86824">
            <text:p>0,086824</text:p>
          </table:table-cell>
          <table:table-cell office:value-type="float" office:value="-3.031471">
            <text:p>-3,031471</text:p>
          </table:table-cell>
          <table:table-cell table:number-columns-repeated="1019"/>
        </table:table-row>
        <table:table-row table:style-name="ro1">
          <table:table-cell office:value-type="float" office:value="1478.298218">
            <text:p>1478,29821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88698">
            <text:p>0,088698</text:p>
          </table:table-cell>
          <table:table-cell office:value-type="float" office:value="-3.052353">
            <text:p>-3,052353</text:p>
          </table:table-cell>
          <table:table-cell table:number-columns-repeated="1019"/>
        </table:table-row>
        <table:table-row table:style-name="ro1">
          <table:table-cell office:value-type="float" office:value="1478.298218">
            <text:p>1478,29821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8698">
            <text:p>0,088698</text:p>
          </table:table-cell>
          <table:table-cell office:value-type="float" office:value="-3.052353">
            <text:p>-3,052353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88073">
            <text:p>0,088073</text:p>
          </table:table-cell>
          <table:table-cell office:value-type="float" office:value="-3.071765">
            <text:p>-3,071765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4">
            <text:p>-0,003224</text:p>
          </table:table-cell>
          <table:table-cell office:value-type="float" office:value="-0.003194">
            <text:p>-0,003194</text:p>
          </table:table-cell>
          <table:table-cell office:value-type="float" office:value="0.088073">
            <text:p>0,088073</text:p>
          </table:table-cell>
          <table:table-cell office:value-type="float" office:value="-3.071765">
            <text:p>-3,071765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8073">
            <text:p>0,088073</text:p>
          </table:table-cell>
          <table:table-cell office:value-type="float" office:value="-3.091765">
            <text:p>-3,091765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8073">
            <text:p>0,088073</text:p>
          </table:table-cell>
          <table:table-cell office:value-type="float" office:value="-3.091765">
            <text:p>-3,091765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87449">
            <text:p>0,087449</text:p>
          </table:table-cell>
          <table:table-cell office:value-type="float" office:value="-3.111765">
            <text:p>-3,111765</text:p>
          </table:table-cell>
          <table:table-cell table:number-columns-repeated="1019"/>
        </table:table-row>
        <table:table-row table:style-name="ro1">
          <table:table-cell office:value-type="float" office:value="1457.477051">
            <text:p>1457,47705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87449">
            <text:p>0,087449</text:p>
          </table:table-cell>
          <table:table-cell office:value-type="float" office:value="-3.111765">
            <text:p>-3,111765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9323">
            <text:p>0,089323</text:p>
          </table:table-cell>
          <table:table-cell office:value-type="float" office:value="-3.131471">
            <text:p>-3,131471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9323">
            <text:p>0,089323</text:p>
          </table:table-cell>
          <table:table-cell office:value-type="float" office:value="-3.131471">
            <text:p>-3,131471</text:p>
          </table:table-cell>
          <table:table-cell table:number-columns-repeated="1019"/>
        </table:table-row>
        <table:table-row table:style-name="ro1">
          <table:table-cell office:value-type="float" office:value="1478.298218">
            <text:p>1478,29821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88698">
            <text:p>0,088698</text:p>
          </table:table-cell>
          <table:table-cell office:value-type="float" office:value="-3.148823">
            <text:p>-3,148823</text:p>
          </table:table-cell>
          <table:table-cell table:number-columns-repeated="1019"/>
        </table:table-row>
        <table:table-row table:style-name="ro1">
          <table:table-cell office:value-type="float" office:value="1478.298218">
            <text:p>1478,29821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8698">
            <text:p>0,088698</text:p>
          </table:table-cell>
          <table:table-cell office:value-type="float" office:value="-3.167941">
            <text:p>-3,167941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9323">
            <text:p>0,089323</text:p>
          </table:table-cell>
          <table:table-cell office:value-type="float" office:value="-3.167941">
            <text:p>-3,167941</text:p>
          </table:table-cell>
          <table:table-cell table:number-columns-repeated="1019"/>
        </table:table-row>
        <table:table-row table:style-name="ro1">
          <table:table-cell office:value-type="float" office:value="1488.70874">
            <text:p>1488,7087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9323">
            <text:p>0,089323</text:p>
          </table:table-cell>
          <table:table-cell office:value-type="float" office:value="-3.187059">
            <text:p>-3,187059</text:p>
          </table:table-cell>
          <table:table-cell table:number-columns-repeated="1019"/>
        </table:table-row>
        <table:table-row table:style-name="ro1">
          <table:table-cell office:value-type="float" office:value="1519.940308">
            <text:p>1519,94030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91196">
            <text:p>0,091196</text:p>
          </table:table-cell>
          <table:table-cell office:value-type="float" office:value="-3.187059">
            <text:p>-3,187059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89947">
            <text:p>0,089947</text:p>
          </table:table-cell>
          <table:table-cell office:value-type="float" office:value="-3.205882">
            <text:p>-3,205882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9947">
            <text:p>0,089947</text:p>
          </table:table-cell>
          <table:table-cell office:value-type="float" office:value="-3.205882">
            <text:p>-3,205882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89947">
            <text:p>0,089947</text:p>
          </table:table-cell>
          <table:table-cell office:value-type="float" office:value="-3.225588">
            <text:p>-3,225588</text:p>
          </table:table-cell>
          <table:table-cell table:number-columns-repeated="1019"/>
        </table:table-row>
        <table:table-row table:style-name="ro1">
          <table:table-cell office:value-type="float" office:value="1499.119263">
            <text:p>1499,119263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89947">
            <text:p>0,089947</text:p>
          </table:table-cell>
          <table:table-cell office:value-type="float" office:value="-3.225588">
            <text:p>-3,225588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90572">
            <text:p>0,090572</text:p>
          </table:table-cell>
          <table:table-cell office:value-type="float" office:value="-3.244412">
            <text:p>-3,244412</text:p>
          </table:table-cell>
          <table:table-cell table:number-columns-repeated="1019"/>
        </table:table-row>
        <table:table-row table:style-name="ro1">
          <table:table-cell office:value-type="float" office:value="1509.529785">
            <text:p>1509,529785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090572">
            <text:p>0,090572</text:p>
          </table:table-cell>
          <table:table-cell office:value-type="float" office:value="-3.244412">
            <text:p>-3,244412</text:p>
          </table:table-cell>
          <table:table-cell table:number-columns-repeated="1019"/>
        </table:table-row>
        <table:table-row table:style-name="ro1">
          <table:table-cell office:value-type="float" office:value="1530.350952">
            <text:p>1530,35095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1821">
            <text:p>0,091821</text:p>
          </table:table-cell>
          <table:table-cell office:value-type="float" office:value="-3.263529">
            <text:p>-3,263529</text:p>
          </table:table-cell>
          <table:table-cell table:number-columns-repeated="1019"/>
        </table:table-row>
        <table:table-row table:style-name="ro1">
          <table:table-cell office:value-type="float" office:value="1530.350952">
            <text:p>1530,350952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91821">
            <text:p>0,091821</text:p>
          </table:table-cell>
          <table:table-cell office:value-type="float" office:value="-3.263529">
            <text:p>-3,263529</text:p>
          </table:table-cell>
          <table:table-cell table:number-columns-repeated="1019"/>
        </table:table-row>
        <table:table-row table:style-name="ro1">
          <table:table-cell office:value-type="float" office:value="1540.761475">
            <text:p>1540,761475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92446">
            <text:p>0,092446</text:p>
          </table:table-cell>
          <table:table-cell office:value-type="float" office:value="-3.282353">
            <text:p>-3,282353</text:p>
          </table:table-cell>
          <table:table-cell table:number-columns-repeated="1019"/>
        </table:table-row>
        <table:table-row table:style-name="ro1">
          <table:table-cell office:value-type="float" office:value="1540.761475">
            <text:p>1540,761475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92446">
            <text:p>0,092446</text:p>
          </table:table-cell>
          <table:table-cell office:value-type="float" office:value="-3.282353">
            <text:p>-3,282353</text:p>
          </table:table-cell>
          <table:table-cell table:number-columns-repeated="1019"/>
        </table:table-row>
        <table:table-row table:style-name="ro1">
          <table:table-cell office:value-type="float" office:value="1540.761475">
            <text:p>1540,761475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92446">
            <text:p>0,092446</text:p>
          </table:table-cell>
          <table:table-cell office:value-type="float" office:value="-3.302059">
            <text:p>-3,302059</text:p>
          </table:table-cell>
          <table:table-cell table:number-columns-repeated="1019"/>
        </table:table-row>
        <table:table-row table:style-name="ro1">
          <table:table-cell office:value-type="float" office:value="1540.761475">
            <text:p>1540,76147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2446">
            <text:p>0,092446</text:p>
          </table:table-cell>
          <table:table-cell office:value-type="float" office:value="-3.302059">
            <text:p>-3,302059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307">
            <text:p>0,09307</text:p>
          </table:table-cell>
          <table:table-cell office:value-type="float" office:value="-3.322059">
            <text:p>-3,322059</text:p>
          </table:table-cell>
          <table:table-cell table:number-columns-repeated="1019"/>
        </table:table-row>
        <table:table-row table:style-name="ro1">
          <table:table-cell office:value-type="float" office:value="1551.171997">
            <text:p>1551,17199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9307">
            <text:p>0,09307</text:p>
          </table:table-cell>
          <table:table-cell office:value-type="float" office:value="-3.322059">
            <text:p>-3,322059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93695">
            <text:p>0,093695</text:p>
          </table:table-cell>
          <table:table-cell office:value-type="float" office:value="-3.342059">
            <text:p>-3,342059</text:p>
          </table:table-cell>
          <table:table-cell table:number-columns-repeated="1019"/>
        </table:table-row>
        <table:table-row table:style-name="ro1">
          <table:table-cell office:value-type="float" office:value="1561.58252">
            <text:p>1561,5825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3695">
            <text:p>0,093695</text:p>
          </table:table-cell>
          <table:table-cell office:value-type="float" office:value="-3.342059">
            <text:p>-3,342059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9432">
            <text:p>0,09432</text:p>
          </table:table-cell>
          <table:table-cell office:value-type="float" office:value="-3.362059">
            <text:p>-3,362059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9432">
            <text:p>0,09432</text:p>
          </table:table-cell>
          <table:table-cell office:value-type="float" office:value="-3.362059">
            <text:p>-3,362059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9432">
            <text:p>0,09432</text:p>
          </table:table-cell>
          <table:table-cell office:value-type="float" office:value="-3.381471">
            <text:p>-3,381471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432">
            <text:p>0,09432</text:p>
          </table:table-cell>
          <table:table-cell office:value-type="float" office:value="-3.381471">
            <text:p>-3,381471</text:p>
          </table:table-cell>
          <table:table-cell table:number-columns-repeated="1019"/>
        </table:table-row>
        <table:table-row table:style-name="ro1">
          <table:table-cell office:value-type="float" office:value="1592.814209">
            <text:p>1592,814209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95569">
            <text:p>0,095569</text:p>
          </table:table-cell>
          <table:table-cell office:value-type="float" office:value="-3.401176">
            <text:p>-3,401176</text:p>
          </table:table-cell>
          <table:table-cell table:number-columns-repeated="1019"/>
        </table:table-row>
        <table:table-row table:style-name="ro1">
          <table:table-cell office:value-type="float" office:value="1592.814209">
            <text:p>1592,814209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95569">
            <text:p>0,095569</text:p>
          </table:table-cell>
          <table:table-cell office:value-type="float" office:value="-3.401176">
            <text:p>-3,401176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432">
            <text:p>0,09432</text:p>
          </table:table-cell>
          <table:table-cell office:value-type="float" office:value="-3.421471">
            <text:p>-3,421471</text:p>
          </table:table-cell>
          <table:table-cell table:number-columns-repeated="1019"/>
        </table:table-row>
        <table:table-row table:style-name="ro1">
          <table:table-cell office:value-type="float" office:value="1571.993164">
            <text:p>1571,99316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9432">
            <text:p>0,09432</text:p>
          </table:table-cell>
          <table:table-cell office:value-type="float" office:value="-3.421471">
            <text:p>-3,421471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94944">
            <text:p>0,094944</text:p>
          </table:table-cell>
          <table:table-cell office:value-type="float" office:value="-3.441765">
            <text:p>-3,441765</text:p>
          </table:table-cell>
          <table:table-cell table:number-columns-repeated="1019"/>
        </table:table-row>
        <table:table-row table:style-name="ro1">
          <table:table-cell office:value-type="float" office:value="1582.403687">
            <text:p>1582,403687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94944">
            <text:p>0,094944</text:p>
          </table:table-cell>
          <table:table-cell office:value-type="float" office:value="-3.441765">
            <text:p>-3,441765</text:p>
          </table:table-cell>
          <table:table-cell table:number-columns-repeated="1019"/>
        </table:table-row>
        <table:table-row table:style-name="ro1">
          <table:table-cell office:value-type="float" office:value="1613.635376">
            <text:p>1613,635376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96818">
            <text:p>0,096818</text:p>
          </table:table-cell>
          <table:table-cell office:value-type="float" office:value="-3.461765">
            <text:p>-3,461765</text:p>
          </table:table-cell>
          <table:table-cell table:number-columns-repeated="1019"/>
        </table:table-row>
        <table:table-row table:style-name="ro1">
          <table:table-cell office:value-type="float" office:value="1613.635376">
            <text:p>1613,63537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6818">
            <text:p>0,096818</text:p>
          </table:table-cell>
          <table:table-cell office:value-type="float" office:value="-3.461765">
            <text:p>-3,461765</text:p>
          </table:table-cell>
          <table:table-cell table:number-columns-repeated="1019"/>
        </table:table-row>
        <table:table-row table:style-name="ro1">
          <table:table-cell office:value-type="float" office:value="1613.635376">
            <text:p>1613,63537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6818">
            <text:p>0,096818</text:p>
          </table:table-cell>
          <table:table-cell office:value-type="float" office:value="-3.481765">
            <text:p>-3,481765</text:p>
          </table:table-cell>
          <table:table-cell table:number-columns-repeated="1019"/>
        </table:table-row>
        <table:table-row table:style-name="ro1">
          <table:table-cell office:value-type="float" office:value="1613.635376">
            <text:p>1613,63537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96818">
            <text:p>0,096818</text:p>
          </table:table-cell>
          <table:table-cell office:value-type="float" office:value="-3.481765">
            <text:p>-3,481765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7443">
            <text:p>0,097443</text:p>
          </table:table-cell>
          <table:table-cell office:value-type="float" office:value="-3.501765">
            <text:p>-3,501765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97443">
            <text:p>0,097443</text:p>
          </table:table-cell>
          <table:table-cell office:value-type="float" office:value="-3.501765">
            <text:p>-3,501765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97443">
            <text:p>0,097443</text:p>
          </table:table-cell>
          <table:table-cell office:value-type="float" office:value="-3.521765">
            <text:p>-3,521765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97443">
            <text:p>0,097443</text:p>
          </table:table-cell>
          <table:table-cell office:value-type="float" office:value="-3.521765">
            <text:p>-3,521765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99317">
            <text:p>0,099317</text:p>
          </table:table-cell>
          <table:table-cell office:value-type="float" office:value="-3.541765">
            <text:p>-3,541765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99317">
            <text:p>0,099317</text:p>
          </table:table-cell>
          <table:table-cell office:value-type="float" office:value="-3.541765">
            <text:p>-3,541765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99317">
            <text:p>0,099317</text:p>
          </table:table-cell>
          <table:table-cell office:value-type="float" office:value="-3.561471">
            <text:p>-3,561471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99317">
            <text:p>0,099317</text:p>
          </table:table-cell>
          <table:table-cell office:value-type="float" office:value="-3.561471">
            <text:p>-3,561471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0566">
            <text:p>0,100566</text:p>
          </table:table-cell>
          <table:table-cell office:value-type="float" office:value="-3.581177">
            <text:p>-3,581177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00566">
            <text:p>0,100566</text:p>
          </table:table-cell>
          <table:table-cell office:value-type="float" office:value="-3.581177">
            <text:p>-3,581177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3.601765">
            <text:p>-3,601765</text:p>
          </table:table-cell>
          <table:table-cell table:number-columns-repeated="1019"/>
        </table:table-row>
        <table:table-row table:style-name="ro1">
          <table:table-cell office:value-type="float" office:value="1665.68811">
            <text:p>1665,6881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3.601765">
            <text:p>-3,601765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100566">
            <text:p>0,100566</text:p>
          </table:table-cell>
          <table:table-cell office:value-type="float" office:value="-3.622059">
            <text:p>-3,622059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00566">
            <text:p>0,100566</text:p>
          </table:table-cell>
          <table:table-cell office:value-type="float" office:value="-3.622059">
            <text:p>-3,622059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00566">
            <text:p>0,100566</text:p>
          </table:table-cell>
          <table:table-cell office:value-type="float" office:value="-3.641765">
            <text:p>-3,641765</text:p>
          </table:table-cell>
          <table:table-cell table:number-columns-repeated="1019"/>
        </table:table-row>
        <table:table-row table:style-name="ro1">
          <table:table-cell office:value-type="float" office:value="1676.098633">
            <text:p>1676,09863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00566">
            <text:p>0,100566</text:p>
          </table:table-cell>
          <table:table-cell office:value-type="float" office:value="-3.641765">
            <text:p>-3,641765</text:p>
          </table:table-cell>
          <table:table-cell table:number-columns-repeated="1019"/>
        </table:table-row>
        <table:table-row table:style-name="ro1">
          <table:table-cell office:value-type="float" office:value="1696.919678">
            <text:p>1696,91967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01815">
            <text:p>0,101815</text:p>
          </table:table-cell>
          <table:table-cell office:value-type="float" office:value="-3.661471">
            <text:p>-3,661471</text:p>
          </table:table-cell>
          <table:table-cell table:number-columns-repeated="1019"/>
        </table:table-row>
        <table:table-row table:style-name="ro1">
          <table:table-cell office:value-type="float" office:value="1696.919678">
            <text:p>1696,91967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01815">
            <text:p>0,101815</text:p>
          </table:table-cell>
          <table:table-cell office:value-type="float" office:value="-3.661471">
            <text:p>-3,661471</text:p>
          </table:table-cell>
          <table:table-cell table:number-columns-repeated="1019"/>
        </table:table-row>
        <table:table-row table:style-name="ro1">
          <table:table-cell office:value-type="float" office:value="1696.919678">
            <text:p>1696,91967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01815">
            <text:p>0,101815</text:p>
          </table:table-cell>
          <table:table-cell office:value-type="float" office:value="-3.681176">
            <text:p>-3,681176</text:p>
          </table:table-cell>
          <table:table-cell table:number-columns-repeated="1019"/>
        </table:table-row>
        <table:table-row table:style-name="ro1">
          <table:table-cell office:value-type="float" office:value="1696.919678">
            <text:p>1696,91967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01815">
            <text:p>0,101815</text:p>
          </table:table-cell>
          <table:table-cell office:value-type="float" office:value="-3.681176">
            <text:p>-3,681176</text:p>
          </table:table-cell>
          <table:table-cell table:number-columns-repeated="1019"/>
        </table:table-row>
        <table:table-row table:style-name="ro1">
          <table:table-cell office:value-type="float" office:value="1717.740845">
            <text:p>1717,74084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03064">
            <text:p>0,103064</text:p>
          </table:table-cell>
          <table:table-cell office:value-type="float" office:value="-3.701176">
            <text:p>-3,701176</text:p>
          </table:table-cell>
          <table:table-cell table:number-columns-repeated="1019"/>
        </table:table-row>
        <table:table-row table:style-name="ro1">
          <table:table-cell office:value-type="float" office:value="1717.740845">
            <text:p>1717,74084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03064">
            <text:p>0,103064</text:p>
          </table:table-cell>
          <table:table-cell office:value-type="float" office:value="-3.701176">
            <text:p>-3,701176</text:p>
          </table:table-cell>
          <table:table-cell table:number-columns-repeated="1019"/>
        </table:table-row>
        <table:table-row table:style-name="ro1">
          <table:table-cell office:value-type="float" office:value="1738.56189">
            <text:p>1738,56189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104314">
            <text:p>0,104314</text:p>
          </table:table-cell>
          <table:table-cell office:value-type="float" office:value="-3.721471">
            <text:p>-3,721471</text:p>
          </table:table-cell>
          <table:table-cell table:number-columns-repeated="1019"/>
        </table:table-row>
        <table:table-row table:style-name="ro1">
          <table:table-cell office:value-type="float" office:value="1738.56189">
            <text:p>1738,5618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04314">
            <text:p>0,104314</text:p>
          </table:table-cell>
          <table:table-cell office:value-type="float" office:value="-3.721471">
            <text:p>-3,721471</text:p>
          </table:table-cell>
          <table:table-cell table:number-columns-repeated="1019"/>
        </table:table-row>
        <table:table-row table:style-name="ro1">
          <table:table-cell office:value-type="float" office:value="1738.56189">
            <text:p>1738,5618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04314">
            <text:p>0,104314</text:p>
          </table:table-cell>
          <table:table-cell office:value-type="float" office:value="-3.741176">
            <text:p>-3,741176</text:p>
          </table:table-cell>
          <table:table-cell table:number-columns-repeated="1019"/>
        </table:table-row>
        <table:table-row table:style-name="ro1">
          <table:table-cell office:value-type="float" office:value="1738.56189">
            <text:p>1738,5618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04314">
            <text:p>0,104314</text:p>
          </table:table-cell>
          <table:table-cell office:value-type="float" office:value="-3.741176">
            <text:p>-3,741176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106188">
            <text:p>0,106188</text:p>
          </table:table-cell>
          <table:table-cell office:value-type="float" office:value="-3.760882">
            <text:p>-3,760882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06188">
            <text:p>0,106188</text:p>
          </table:table-cell>
          <table:table-cell office:value-type="float" office:value="-3.760882">
            <text:p>-3,760882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104938">
            <text:p>0,104938</text:p>
          </table:table-cell>
          <table:table-cell office:value-type="float" office:value="-3.781471">
            <text:p>-3,781471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104938">
            <text:p>0,104938</text:p>
          </table:table-cell>
          <table:table-cell office:value-type="float" office:value="-3.781471">
            <text:p>-3,781471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06188">
            <text:p>0,106188</text:p>
          </table:table-cell>
          <table:table-cell office:value-type="float" office:value="-3.801471">
            <text:p>-3,801471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106188">
            <text:p>0,106188</text:p>
          </table:table-cell>
          <table:table-cell office:value-type="float" office:value="-3.801471">
            <text:p>-3,801471</text:p>
          </table:table-cell>
          <table:table-cell table:number-columns-repeated="1019"/>
        </table:table-row>
        <table:table-row table:style-name="ro1">
          <table:table-cell office:value-type="float" office:value="1780.204102">
            <text:p>1780,204102</text:p>
          </table:table-cell>
          <table:table-cell office:value-type="float" office:value="-0.003225">
            <text:p>-0,003225</text:p>
          </table:table-cell>
          <table:table-cell office:value-type="float" office:value="-0.003191">
            <text:p>-0,003191</text:p>
          </table:table-cell>
          <table:table-cell office:value-type="float" office:value="0.106812">
            <text:p>0,106812</text:p>
          </table:table-cell>
          <table:table-cell office:value-type="float" office:value="-3.82147">
            <text:p>-3,82147</text:p>
          </table:table-cell>
          <table:table-cell table:number-columns-repeated="1019"/>
        </table:table-row>
        <table:table-row table:style-name="ro1">
          <table:table-cell office:value-type="float" office:value="1780.204102">
            <text:p>1780,20410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6812">
            <text:p>0,106812</text:p>
          </table:table-cell>
          <table:table-cell office:value-type="float" office:value="-3.82147">
            <text:p>-3,82147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06188">
            <text:p>0,106188</text:p>
          </table:table-cell>
          <table:table-cell office:value-type="float" office:value="-3.84147">
            <text:p>-3,84147</text:p>
          </table:table-cell>
          <table:table-cell table:number-columns-repeated="1019"/>
        </table:table-row>
        <table:table-row table:style-name="ro1">
          <table:table-cell office:value-type="float" office:value="1769.793579">
            <text:p>1769,79357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6188">
            <text:p>0,106188</text:p>
          </table:table-cell>
          <table:table-cell office:value-type="float" office:value="-3.84147">
            <text:p>-3,84147</text:p>
          </table:table-cell>
          <table:table-cell table:number-columns-repeated="1019"/>
        </table:table-row>
        <table:table-row table:style-name="ro1">
          <table:table-cell office:value-type="float" office:value="1790.614624">
            <text:p>1790,61462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7437">
            <text:p>0,107437</text:p>
          </table:table-cell>
          <table:table-cell office:value-type="float" office:value="-3.861471">
            <text:p>-3,861471</text:p>
          </table:table-cell>
          <table:table-cell table:number-columns-repeated="1019"/>
        </table:table-row>
        <table:table-row table:style-name="ro1">
          <table:table-cell office:value-type="float" office:value="1790.614624">
            <text:p>1790,61462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7437">
            <text:p>0,107437</text:p>
          </table:table-cell>
          <table:table-cell office:value-type="float" office:value="-3.861471">
            <text:p>-3,861471</text:p>
          </table:table-cell>
          <table:table-cell table:number-columns-repeated="1019"/>
        </table:table-row>
        <table:table-row table:style-name="ro1">
          <table:table-cell office:value-type="float" office:value="1790.614624">
            <text:p>1790,61462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7437">
            <text:p>0,107437</text:p>
          </table:table-cell>
          <table:table-cell office:value-type="float" office:value="-3.880882">
            <text:p>-3,880882</text:p>
          </table:table-cell>
          <table:table-cell table:number-columns-repeated="1019"/>
        </table:table-row>
        <table:table-row table:style-name="ro1">
          <table:table-cell office:value-type="float" office:value="1790.614624">
            <text:p>1790,61462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07437">
            <text:p>0,107437</text:p>
          </table:table-cell>
          <table:table-cell office:value-type="float" office:value="-3.880882">
            <text:p>-3,880882</text:p>
          </table:table-cell>
          <table:table-cell table:number-columns-repeated="1019"/>
        </table:table-row>
        <table:table-row table:style-name="ro1">
          <table:table-cell office:value-type="float" office:value="1790.614624">
            <text:p>1790,61462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07437">
            <text:p>0,107437</text:p>
          </table:table-cell>
          <table:table-cell office:value-type="float" office:value="-3.901176">
            <text:p>-3,901176</text:p>
          </table:table-cell>
          <table:table-cell table:number-columns-repeated="1019"/>
        </table:table-row>
        <table:table-row table:style-name="ro1">
          <table:table-cell office:value-type="float" office:value="1790.614624">
            <text:p>1790,61462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7437">
            <text:p>0,107437</text:p>
          </table:table-cell>
          <table:table-cell office:value-type="float" office:value="-3.901176">
            <text:p>-3,901176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8062">
            <text:p>0,108062</text:p>
          </table:table-cell>
          <table:table-cell office:value-type="float" office:value="-3.921176">
            <text:p>-3,921176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08062">
            <text:p>0,108062</text:p>
          </table:table-cell>
          <table:table-cell office:value-type="float" office:value="-3.921176">
            <text:p>-3,921176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8062">
            <text:p>0,108062</text:p>
          </table:table-cell>
          <table:table-cell office:value-type="float" office:value="-3.941176">
            <text:p>-3,941176</text:p>
          </table:table-cell>
          <table:table-cell table:number-columns-repeated="1019"/>
        </table:table-row>
        <table:table-row table:style-name="ro1">
          <table:table-cell office:value-type="float" office:value="1801.025269">
            <text:p>1801,02526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08062">
            <text:p>0,108062</text:p>
          </table:table-cell>
          <table:table-cell office:value-type="float" office:value="-3.941176">
            <text:p>-3,941176</text:p>
          </table:table-cell>
          <table:table-cell table:number-columns-repeated="1019"/>
        </table:table-row>
        <table:table-row table:style-name="ro1">
          <table:table-cell office:value-type="float" office:value="1821.846313">
            <text:p>1821,84631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09311">
            <text:p>0,109311</text:p>
          </table:table-cell>
          <table:table-cell office:value-type="float" office:value="-3.961176">
            <text:p>-3,961176</text:p>
          </table:table-cell>
          <table:table-cell table:number-columns-repeated="1019"/>
        </table:table-row>
        <table:table-row table:style-name="ro1">
          <table:table-cell office:value-type="float" office:value="1821.846313">
            <text:p>1821,846313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109311">
            <text:p>0,109311</text:p>
          </table:table-cell>
          <table:table-cell office:value-type="float" office:value="-3.961176">
            <text:p>-3,961176</text:p>
          </table:table-cell>
          <table:table-cell table:number-columns-repeated="1019"/>
        </table:table-row>
        <table:table-row table:style-name="ro1">
          <table:table-cell office:value-type="float" office:value="1853.078003">
            <text:p>1853,07800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11185">
            <text:p>0,111185</text:p>
          </table:table-cell>
          <table:table-cell office:value-type="float" office:value="-3.981471">
            <text:p>-3,981471</text:p>
          </table:table-cell>
          <table:table-cell table:number-columns-repeated="1019"/>
        </table:table-row>
        <table:table-row table:style-name="ro1">
          <table:table-cell office:value-type="float" office:value="1853.078003">
            <text:p>1853,07800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11185">
            <text:p>0,111185</text:p>
          </table:table-cell>
          <table:table-cell office:value-type="float" office:value="-3.981471">
            <text:p>-3,981471</text:p>
          </table:table-cell>
          <table:table-cell table:number-columns-repeated="1019"/>
        </table:table-row>
        <table:table-row table:style-name="ro1">
          <table:table-cell office:value-type="float" office:value="1842.66748">
            <text:p>1842,6674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1056">
            <text:p>0,11056</text:p>
          </table:table-cell>
          <table:table-cell office:value-type="float" office:value="-4.001176">
            <text:p>-4,001176</text:p>
          </table:table-cell>
          <table:table-cell table:number-columns-repeated="1019"/>
        </table:table-row>
        <table:table-row table:style-name="ro1">
          <table:table-cell office:value-type="float" office:value="1842.66748">
            <text:p>1842,6674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1056">
            <text:p>0,11056</text:p>
          </table:table-cell>
          <table:table-cell office:value-type="float" office:value="-4.001176">
            <text:p>-4,001176</text:p>
          </table:table-cell>
          <table:table-cell table:number-columns-repeated="1019"/>
        </table:table-row>
        <table:table-row table:style-name="ro1">
          <table:table-cell office:value-type="float" office:value="1863.488525">
            <text:p>1863,488525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111809">
            <text:p>0,111809</text:p>
          </table:table-cell>
          <table:table-cell office:value-type="float" office:value="-4.021471">
            <text:p>-4,021471</text:p>
          </table:table-cell>
          <table:table-cell table:number-columns-repeated="1019"/>
        </table:table-row>
        <table:table-row table:style-name="ro1">
          <table:table-cell office:value-type="float" office:value="1863.488525">
            <text:p>1863,48852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11809">
            <text:p>0,111809</text:p>
          </table:table-cell>
          <table:table-cell office:value-type="float" office:value="-4.021471">
            <text:p>-4,021471</text:p>
          </table:table-cell>
          <table:table-cell table:number-columns-repeated="1019"/>
        </table:table-row>
        <table:table-row table:style-name="ro1">
          <table:table-cell office:value-type="float" office:value="1842.66748">
            <text:p>1842,6674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1056">
            <text:p>0,11056</text:p>
          </table:table-cell>
          <table:table-cell office:value-type="float" office:value="-4.041176">
            <text:p>-4,041176</text:p>
          </table:table-cell>
          <table:table-cell table:number-columns-repeated="1019"/>
        </table:table-row>
        <table:table-row table:style-name="ro1">
          <table:table-cell office:value-type="float" office:value="1842.66748">
            <text:p>1842,6674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1056">
            <text:p>0,11056</text:p>
          </table:table-cell>
          <table:table-cell office:value-type="float" office:value="-4.041176">
            <text:p>-4,041176</text:p>
          </table:table-cell>
          <table:table-cell table:number-columns-repeated="1019"/>
        </table:table-row>
        <table:table-row table:style-name="ro1">
          <table:table-cell office:value-type="float" office:value="1863.488525">
            <text:p>1863,48852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11809">
            <text:p>0,111809</text:p>
          </table:table-cell>
          <table:table-cell office:value-type="float" office:value="-4.060883">
            <text:p>-4,060883</text:p>
          </table:table-cell>
          <table:table-cell table:number-columns-repeated="1019"/>
        </table:table-row>
        <table:table-row table:style-name="ro1">
          <table:table-cell office:value-type="float" office:value="1863.488525">
            <text:p>1863,48852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11809">
            <text:p>0,111809</text:p>
          </table:table-cell>
          <table:table-cell office:value-type="float" office:value="-4.060883">
            <text:p>-4,060883</text:p>
          </table:table-cell>
          <table:table-cell table:number-columns-repeated="1019"/>
        </table:table-row>
        <table:table-row table:style-name="ro1">
          <table:table-cell office:value-type="float" office:value="1884.309692">
            <text:p>1884,30969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13059">
            <text:p>0,113059</text:p>
          </table:table-cell>
          <table:table-cell office:value-type="float" office:value="-4.080588">
            <text:p>-4,080588</text:p>
          </table:table-cell>
          <table:table-cell table:number-columns-repeated="1019"/>
        </table:table-row>
        <table:table-row table:style-name="ro1">
          <table:table-cell office:value-type="float" office:value="1884.309692">
            <text:p>1884,30969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13059">
            <text:p>0,113059</text:p>
          </table:table-cell>
          <table:table-cell office:value-type="float" office:value="-4.080588">
            <text:p>-4,080588</text:p>
          </table:table-cell>
          <table:table-cell table:number-columns-repeated="1019"/>
        </table:table-row>
        <table:table-row table:style-name="ro1">
          <table:table-cell office:value-type="float" office:value="1884.309692">
            <text:p>1884,30969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3059">
            <text:p>0,113059</text:p>
          </table:table-cell>
          <table:table-cell office:value-type="float" office:value="-4.100883">
            <text:p>-4,100883</text:p>
          </table:table-cell>
          <table:table-cell table:number-columns-repeated="1019"/>
        </table:table-row>
        <table:table-row table:style-name="ro1">
          <table:table-cell office:value-type="float" office:value="1884.309692">
            <text:p>1884,309692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13059">
            <text:p>0,113059</text:p>
          </table:table-cell>
          <table:table-cell office:value-type="float" office:value="-4.100883">
            <text:p>-4,100883</text:p>
          </table:table-cell>
          <table:table-cell table:number-columns-repeated="1019"/>
        </table:table-row>
        <table:table-row table:style-name="ro1">
          <table:table-cell office:value-type="float" office:value="1905.130737">
            <text:p>1905,13073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14308">
            <text:p>0,114308</text:p>
          </table:table-cell>
          <table:table-cell office:value-type="float" office:value="-4.12147">
            <text:p>-4,12147</text:p>
          </table:table-cell>
          <table:table-cell table:number-columns-repeated="1019"/>
        </table:table-row>
        <table:table-row table:style-name="ro1">
          <table:table-cell office:value-type="float" office:value="1905.130737">
            <text:p>1905,13073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14308">
            <text:p>0,114308</text:p>
          </table:table-cell>
          <table:table-cell office:value-type="float" office:value="-4.12147">
            <text:p>-4,12147</text:p>
          </table:table-cell>
          <table:table-cell table:number-columns-repeated="1019"/>
        </table:table-row>
        <table:table-row table:style-name="ro1">
          <table:table-cell office:value-type="float" office:value="1884.309692">
            <text:p>1884,30969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13059">
            <text:p>0,113059</text:p>
          </table:table-cell>
          <table:table-cell office:value-type="float" office:value="-4.141177">
            <text:p>-4,141177</text:p>
          </table:table-cell>
          <table:table-cell table:number-columns-repeated="1019"/>
        </table:table-row>
        <table:table-row table:style-name="ro1">
          <table:table-cell office:value-type="float" office:value="1884.309692">
            <text:p>1884,30969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13059">
            <text:p>0,113059</text:p>
          </table:table-cell>
          <table:table-cell office:value-type="float" office:value="-4.141177">
            <text:p>-4,141177</text:p>
          </table:table-cell>
          <table:table-cell table:number-columns-repeated="1019"/>
        </table:table-row>
        <table:table-row table:style-name="ro1">
          <table:table-cell office:value-type="float" office:value="1894.720215">
            <text:p>1894,72021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13683">
            <text:p>0,113683</text:p>
          </table:table-cell>
          <table:table-cell office:value-type="float" office:value="-4.16147">
            <text:p>-4,16147</text:p>
          </table:table-cell>
          <table:table-cell table:number-columns-repeated="1019"/>
        </table:table-row>
        <table:table-row table:style-name="ro1">
          <table:table-cell office:value-type="float" office:value="1894.720215">
            <text:p>1894,720215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13683">
            <text:p>0,113683</text:p>
          </table:table-cell>
          <table:table-cell office:value-type="float" office:value="-4.16147">
            <text:p>-4,16147</text:p>
          </table:table-cell>
          <table:table-cell table:number-columns-repeated="1019"/>
        </table:table-row>
        <table:table-row table:style-name="ro1">
          <table:table-cell office:value-type="float" office:value="1905.130737">
            <text:p>1905,13073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14308">
            <text:p>0,114308</text:p>
          </table:table-cell>
          <table:table-cell office:value-type="float" office:value="-4.180882">
            <text:p>-4,180882</text:p>
          </table:table-cell>
          <table:table-cell table:number-columns-repeated="1019"/>
        </table:table-row>
        <table:table-row table:style-name="ro1">
          <table:table-cell office:value-type="float" office:value="1905.130737">
            <text:p>1905,13073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14308">
            <text:p>0,114308</text:p>
          </table:table-cell>
          <table:table-cell office:value-type="float" office:value="-4.180882">
            <text:p>-4,180882</text:p>
          </table:table-cell>
          <table:table-cell table:number-columns-repeated="1019"/>
        </table:table-row>
        <table:table-row table:style-name="ro1">
          <table:table-cell office:value-type="float" office:value="1925.951782">
            <text:p>1925,95178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15557">
            <text:p>0,115557</text:p>
          </table:table-cell>
          <table:table-cell office:value-type="float" office:value="-4.200882">
            <text:p>-4,200882</text:p>
          </table:table-cell>
          <table:table-cell table:number-columns-repeated="1019"/>
        </table:table-row>
        <table:table-row table:style-name="ro1">
          <table:table-cell office:value-type="float" office:value="1925.951782">
            <text:p>1925,95178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15557">
            <text:p>0,115557</text:p>
          </table:table-cell>
          <table:table-cell office:value-type="float" office:value="-4.200882">
            <text:p>-4,200882</text:p>
          </table:table-cell>
          <table:table-cell table:number-columns-repeated="1019"/>
        </table:table-row>
        <table:table-row table:style-name="ro1">
          <table:table-cell office:value-type="float" office:value="1946.772949">
            <text:p>1946,77294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16806">
            <text:p>0,116806</text:p>
          </table:table-cell>
          <table:table-cell office:value-type="float" office:value="-4.220882">
            <text:p>-4,220882</text:p>
          </table:table-cell>
          <table:table-cell table:number-columns-repeated="1019"/>
        </table:table-row>
        <table:table-row table:style-name="ro1">
          <table:table-cell office:value-type="float" office:value="1946.772949">
            <text:p>1946,77294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16806">
            <text:p>0,116806</text:p>
          </table:table-cell>
          <table:table-cell office:value-type="float" office:value="-4.220882">
            <text:p>-4,220882</text:p>
          </table:table-cell>
          <table:table-cell table:number-columns-repeated="1019"/>
        </table:table-row>
        <table:table-row table:style-name="ro1">
          <table:table-cell office:value-type="float" office:value="1946.772949">
            <text:p>1946,772949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116806">
            <text:p>0,116806</text:p>
          </table:table-cell>
          <table:table-cell office:value-type="float" office:value="-4.240882">
            <text:p>-4,240882</text:p>
          </table:table-cell>
          <table:table-cell table:number-columns-repeated="1019"/>
        </table:table-row>
        <table:table-row table:style-name="ro1">
          <table:table-cell office:value-type="float" office:value="1946.772949">
            <text:p>1946,77294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16806">
            <text:p>0,116806</text:p>
          </table:table-cell>
          <table:table-cell office:value-type="float" office:value="-4.240882">
            <text:p>-4,240882</text:p>
          </table:table-cell>
          <table:table-cell table:number-columns-repeated="1019"/>
        </table:table-row>
        <table:table-row table:style-name="ro1">
          <table:table-cell office:value-type="float" office:value="1946.772949">
            <text:p>1946,772949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16806">
            <text:p>0,116806</text:p>
          </table:table-cell>
          <table:table-cell office:value-type="float" office:value="-4.260588">
            <text:p>-4,260588</text:p>
          </table:table-cell>
          <table:table-cell table:number-columns-repeated="1019"/>
        </table:table-row>
        <table:table-row table:style-name="ro1">
          <table:table-cell office:value-type="float" office:value="1946.772949">
            <text:p>1946,77294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16806">
            <text:p>0,116806</text:p>
          </table:table-cell>
          <table:table-cell office:value-type="float" office:value="-4.260588">
            <text:p>-4,260588</text:p>
          </table:table-cell>
          <table:table-cell table:number-columns-repeated="1019"/>
        </table:table-row>
        <table:table-row table:style-name="ro1">
          <table:table-cell office:value-type="float" office:value="1957.183472">
            <text:p>1957,18347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17431">
            <text:p>0,117431</text:p>
          </table:table-cell>
          <table:table-cell office:value-type="float" office:value="-4.280882">
            <text:p>-4,280882</text:p>
          </table:table-cell>
          <table:table-cell table:number-columns-repeated="1019"/>
        </table:table-row>
        <table:table-row table:style-name="ro1">
          <table:table-cell office:value-type="float" office:value="1957.183472">
            <text:p>1957,18347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17431">
            <text:p>0,117431</text:p>
          </table:table-cell>
          <table:table-cell office:value-type="float" office:value="-4.280882">
            <text:p>-4,280882</text:p>
          </table:table-cell>
          <table:table-cell table:number-columns-repeated="1019"/>
        </table:table-row>
        <table:table-row table:style-name="ro1">
          <table:table-cell office:value-type="float" office:value="1967.593994">
            <text:p>1967,59399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18056">
            <text:p>0,118056</text:p>
          </table:table-cell>
          <table:table-cell office:value-type="float" office:value="-4.301177">
            <text:p>-4,301177</text:p>
          </table:table-cell>
          <table:table-cell table:number-columns-repeated="1019"/>
        </table:table-row>
        <table:table-row table:style-name="ro1">
          <table:table-cell office:value-type="float" office:value="1967.593994">
            <text:p>1967,593994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18056">
            <text:p>0,118056</text:p>
          </table:table-cell>
          <table:table-cell office:value-type="float" office:value="-4.301177">
            <text:p>-4,301177</text:p>
          </table:table-cell>
          <table:table-cell table:number-columns-repeated="1019"/>
        </table:table-row>
        <table:table-row table:style-name="ro1">
          <table:table-cell office:value-type="float" office:value="1967.593994">
            <text:p>1967,593994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18056">
            <text:p>0,118056</text:p>
          </table:table-cell>
          <table:table-cell office:value-type="float" office:value="-4.321471">
            <text:p>-4,321471</text:p>
          </table:table-cell>
          <table:table-cell table:number-columns-repeated="1019"/>
        </table:table-row>
        <table:table-row table:style-name="ro1">
          <table:table-cell office:value-type="float" office:value="1967.593994">
            <text:p>1967,59399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18056">
            <text:p>0,118056</text:p>
          </table:table-cell>
          <table:table-cell office:value-type="float" office:value="-4.321471">
            <text:p>-4,321471</text:p>
          </table:table-cell>
          <table:table-cell table:number-columns-repeated="1019"/>
        </table:table-row>
        <table:table-row table:style-name="ro1">
          <table:table-cell office:value-type="float" office:value="1978.004639">
            <text:p>1978,00463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1868">
            <text:p>0,11868</text:p>
          </table:table-cell>
          <table:table-cell office:value-type="float" office:value="-4.341177">
            <text:p>-4,341177</text:p>
          </table:table-cell>
          <table:table-cell table:number-columns-repeated="1019"/>
        </table:table-row>
        <table:table-row table:style-name="ro1">
          <table:table-cell office:value-type="float" office:value="1978.004639">
            <text:p>1978,004639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11868">
            <text:p>0,11868</text:p>
          </table:table-cell>
          <table:table-cell office:value-type="float" office:value="-4.341177">
            <text:p>-4,341177</text:p>
          </table:table-cell>
          <table:table-cell table:number-columns-repeated="1019"/>
        </table:table-row>
        <table:table-row table:style-name="ro1">
          <table:table-cell office:value-type="float" office:value="1978.004639">
            <text:p>1978,004639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11868">
            <text:p>0,11868</text:p>
          </table:table-cell>
          <table:table-cell office:value-type="float" office:value="-4.361176">
            <text:p>-4,361176</text:p>
          </table:table-cell>
          <table:table-cell table:number-columns-repeated="1019"/>
        </table:table-row>
        <table:table-row table:style-name="ro1">
          <table:table-cell office:value-type="float" office:value="1978.004639">
            <text:p>1978,004639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1868">
            <text:p>0,11868</text:p>
          </table:table-cell>
          <table:table-cell office:value-type="float" office:value="-4.361176">
            <text:p>-4,361176</text:p>
          </table:table-cell>
          <table:table-cell table:number-columns-repeated="1019"/>
        </table:table-row>
        <table:table-row table:style-name="ro1">
          <table:table-cell office:value-type="float" office:value="1978.004639">
            <text:p>1978,004639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1868">
            <text:p>0,11868</text:p>
          </table:table-cell>
          <table:table-cell office:value-type="float" office:value="-4.380294">
            <text:p>-4,380294</text:p>
          </table:table-cell>
          <table:table-cell table:number-columns-repeated="1019"/>
        </table:table-row>
        <table:table-row table:style-name="ro1">
          <table:table-cell office:value-type="float" office:value="1978.004639">
            <text:p>1978,00463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1868">
            <text:p>0,11868</text:p>
          </table:table-cell>
          <table:table-cell office:value-type="float" office:value="-4.380294">
            <text:p>-4,380294</text:p>
          </table:table-cell>
          <table:table-cell table:number-columns-repeated="1019"/>
        </table:table-row>
        <table:table-row table:style-name="ro1">
          <table:table-cell office:value-type="float" office:value="2009.236206">
            <text:p>2009,23620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20554">
            <text:p>0,120554</text:p>
          </table:table-cell>
          <table:table-cell office:value-type="float" office:value="-4.397941">
            <text:p>-4,397941</text:p>
          </table:table-cell>
          <table:table-cell table:number-columns-repeated="1019"/>
        </table:table-row>
        <table:table-row table:style-name="ro1">
          <table:table-cell office:value-type="float" office:value="2009.236206">
            <text:p>2009,23620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20554">
            <text:p>0,120554</text:p>
          </table:table-cell>
          <table:table-cell office:value-type="float" office:value="-4.417059">
            <text:p>-4,417059</text:p>
          </table:table-cell>
          <table:table-cell table:number-columns-repeated="1019"/>
        </table:table-row>
        <table:table-row table:style-name="ro1">
          <table:table-cell office:value-type="float" office:value="2009.236206">
            <text:p>2009,236206</text:p>
          </table:table-cell>
          <table:table-cell office:value-type="float" office:value="-0.003231">
            <text:p>-0,003231</text:p>
          </table:table-cell>
          <table:table-cell office:value-type="float" office:value="-0.003193">
            <text:p>-0,003193</text:p>
          </table:table-cell>
          <table:table-cell office:value-type="float" office:value="0.120554">
            <text:p>0,120554</text:p>
          </table:table-cell>
          <table:table-cell office:value-type="float" office:value="-4.417059">
            <text:p>-4,417059</text:p>
          </table:table-cell>
          <table:table-cell table:number-columns-repeated="1019"/>
        </table:table-row>
        <table:table-row table:style-name="ro1">
          <table:table-cell office:value-type="float" office:value="2009.236206">
            <text:p>2009,23620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20554">
            <text:p>0,120554</text:p>
          </table:table-cell>
          <table:table-cell office:value-type="float" office:value="-4.435883">
            <text:p>-4,435883</text:p>
          </table:table-cell>
          <table:table-cell table:number-columns-repeated="1019"/>
        </table:table-row>
        <table:table-row table:style-name="ro1">
          <table:table-cell office:value-type="float" office:value="2019.646851">
            <text:p>2019,64685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21179">
            <text:p>0,121179</text:p>
          </table:table-cell>
          <table:table-cell office:value-type="float" office:value="-4.435883">
            <text:p>-4,435883</text:p>
          </table:table-cell>
          <table:table-cell table:number-columns-repeated="1019"/>
        </table:table-row>
        <table:table-row table:style-name="ro1">
          <table:table-cell office:value-type="float" office:value="2019.646851">
            <text:p>2019,646851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21179">
            <text:p>0,121179</text:p>
          </table:table-cell>
          <table:table-cell office:value-type="float" office:value="-4.455883">
            <text:p>-4,455883</text:p>
          </table:table-cell>
          <table:table-cell table:number-columns-repeated="1019"/>
        </table:table-row>
        <table:table-row table:style-name="ro1">
          <table:table-cell office:value-type="float" office:value="2019.646851">
            <text:p>2019,646851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21179">
            <text:p>0,121179</text:p>
          </table:table-cell>
          <table:table-cell office:value-type="float" office:value="-4.455883">
            <text:p>-4,455883</text:p>
          </table:table-cell>
          <table:table-cell table:number-columns-repeated="1019"/>
        </table:table-row>
        <table:table-row table:style-name="ro1">
          <table:table-cell office:value-type="float" office:value="2050.878418">
            <text:p>2050,87841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23053">
            <text:p>0,123053</text:p>
          </table:table-cell>
          <table:table-cell office:value-type="float" office:value="-4.474706">
            <text:p>-4,474706</text:p>
          </table:table-cell>
          <table:table-cell table:number-columns-repeated="1019"/>
        </table:table-row>
        <table:table-row table:style-name="ro1">
          <table:table-cell office:value-type="float" office:value="2050.878418">
            <text:p>2050,87841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23053">
            <text:p>0,123053</text:p>
          </table:table-cell>
          <table:table-cell office:value-type="float" office:value="-4.474706">
            <text:p>-4,474706</text:p>
          </table:table-cell>
          <table:table-cell table:number-columns-repeated="1019"/>
        </table:table-row>
        <table:table-row table:style-name="ro1">
          <table:table-cell office:value-type="float" office:value="2082.110107">
            <text:p>2082,11010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24927">
            <text:p>0,124927</text:p>
          </table:table-cell>
          <table:table-cell office:value-type="float" office:value="-4.493824">
            <text:p>-4,493824</text:p>
          </table:table-cell>
          <table:table-cell table:number-columns-repeated="1019"/>
        </table:table-row>
        <table:table-row table:style-name="ro1">
          <table:table-cell office:value-type="float" office:value="2082.110107">
            <text:p>2082,11010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24927">
            <text:p>0,124927</text:p>
          </table:table-cell>
          <table:table-cell office:value-type="float" office:value="-4.493824">
            <text:p>-4,493824</text:p>
          </table:table-cell>
          <table:table-cell table:number-columns-repeated="1019"/>
        </table:table-row>
        <table:table-row table:style-name="ro1">
          <table:table-cell office:value-type="float" office:value="2040.467896">
            <text:p>2040,467896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22428">
            <text:p>0,122428</text:p>
          </table:table-cell>
          <table:table-cell office:value-type="float" office:value="-4.513235">
            <text:p>-4,513235</text:p>
          </table:table-cell>
          <table:table-cell table:number-columns-repeated="1019"/>
        </table:table-row>
        <table:table-row table:style-name="ro1">
          <table:table-cell office:value-type="float" office:value="2040.467896">
            <text:p>2040,46789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22428">
            <text:p>0,122428</text:p>
          </table:table-cell>
          <table:table-cell office:value-type="float" office:value="-4.513235">
            <text:p>-4,513235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123677">
            <text:p>0,123677</text:p>
          </table:table-cell>
          <table:table-cell office:value-type="float" office:value="-4.532353">
            <text:p>-4,532353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23677">
            <text:p>0,123677</text:p>
          </table:table-cell>
          <table:table-cell office:value-type="float" office:value="-4.532353">
            <text:p>-4,532353</text:p>
          </table:table-cell>
          <table:table-cell table:number-columns-repeated="1019"/>
        </table:table-row>
        <table:table-row table:style-name="ro1">
          <table:table-cell office:value-type="float" office:value="2092.520752">
            <text:p>2092,52075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25551">
            <text:p>0,125551</text:p>
          </table:table-cell>
          <table:table-cell office:value-type="float" office:value="-4.551177">
            <text:p>-4,551177</text:p>
          </table:table-cell>
          <table:table-cell table:number-columns-repeated="1019"/>
        </table:table-row>
        <table:table-row table:style-name="ro1">
          <table:table-cell office:value-type="float" office:value="2092.520752">
            <text:p>2092,52075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25551">
            <text:p>0,125551</text:p>
          </table:table-cell>
          <table:table-cell office:value-type="float" office:value="-4.551177">
            <text:p>-4,551177</text:p>
          </table:table-cell>
          <table:table-cell table:number-columns-repeated="1019"/>
        </table:table-row>
        <table:table-row table:style-name="ro1">
          <table:table-cell office:value-type="float" office:value="2082.110107">
            <text:p>2082,11010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24927">
            <text:p>0,124927</text:p>
          </table:table-cell>
          <table:table-cell office:value-type="float" office:value="-4.570588">
            <text:p>-4,570588</text:p>
          </table:table-cell>
          <table:table-cell table:number-columns-repeated="1019"/>
        </table:table-row>
        <table:table-row table:style-name="ro1">
          <table:table-cell office:value-type="float" office:value="2082.110107">
            <text:p>2082,11010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24927">
            <text:p>0,124927</text:p>
          </table:table-cell>
          <table:table-cell office:value-type="float" office:value="-4.570588">
            <text:p>-4,570588</text:p>
          </table:table-cell>
          <table:table-cell table:number-columns-repeated="1019"/>
        </table:table-row>
        <table:table-row table:style-name="ro1">
          <table:table-cell office:value-type="float" office:value="2102.931152">
            <text:p>2102,931152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26176">
            <text:p>0,126176</text:p>
          </table:table-cell>
          <table:table-cell office:value-type="float" office:value="-4.590882">
            <text:p>-4,590882</text:p>
          </table:table-cell>
          <table:table-cell table:number-columns-repeated="1019"/>
        </table:table-row>
        <table:table-row table:style-name="ro1">
          <table:table-cell office:value-type="float" office:value="2102.931152">
            <text:p>2102,93115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26176">
            <text:p>0,126176</text:p>
          </table:table-cell>
          <table:table-cell office:value-type="float" office:value="-4.590882">
            <text:p>-4,590882</text:p>
          </table:table-cell>
          <table:table-cell table:number-columns-repeated="1019"/>
        </table:table-row>
        <table:table-row table:style-name="ro1">
          <table:table-cell office:value-type="float" office:value="2092.520752">
            <text:p>2092,52075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25551">
            <text:p>0,125551</text:p>
          </table:table-cell>
          <table:table-cell office:value-type="float" office:value="-4.610882">
            <text:p>-4,610882</text:p>
          </table:table-cell>
          <table:table-cell table:number-columns-repeated="1019"/>
        </table:table-row>
        <table:table-row table:style-name="ro1">
          <table:table-cell office:value-type="float" office:value="2092.520752">
            <text:p>2092,52075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25551">
            <text:p>0,125551</text:p>
          </table:table-cell>
          <table:table-cell office:value-type="float" office:value="-4.610882">
            <text:p>-4,610882</text:p>
          </table:table-cell>
          <table:table-cell table:number-columns-repeated="1019"/>
        </table:table-row>
        <table:table-row table:style-name="ro1">
          <table:table-cell office:value-type="float" office:value="2092.520752">
            <text:p>2092,52075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25551">
            <text:p>0,125551</text:p>
          </table:table-cell>
          <table:table-cell office:value-type="float" office:value="-4.630588">
            <text:p>-4,630588</text:p>
          </table:table-cell>
          <table:table-cell table:number-columns-repeated="1019"/>
        </table:table-row>
        <table:table-row table:style-name="ro1">
          <table:table-cell office:value-type="float" office:value="2092.520752">
            <text:p>2092,520752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25551">
            <text:p>0,125551</text:p>
          </table:table-cell>
          <table:table-cell office:value-type="float" office:value="-4.630588">
            <text:p>-4,630588</text:p>
          </table:table-cell>
          <table:table-cell table:number-columns-repeated="1019"/>
        </table:table-row>
        <table:table-row table:style-name="ro1">
          <table:table-cell office:value-type="float" office:value="2113.341797">
            <text:p>2113,34179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26801">
            <text:p>0,126801</text:p>
          </table:table-cell>
          <table:table-cell office:value-type="float" office:value="-4.651176">
            <text:p>-4,651176</text:p>
          </table:table-cell>
          <table:table-cell table:number-columns-repeated="1019"/>
        </table:table-row>
        <table:table-row table:style-name="ro1">
          <table:table-cell office:value-type="float" office:value="2113.341797">
            <text:p>2113,34179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26801">
            <text:p>0,126801</text:p>
          </table:table-cell>
          <table:table-cell office:value-type="float" office:value="-4.651176">
            <text:p>-4,651176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27425">
            <text:p>0,127425</text:p>
          </table:table-cell>
          <table:table-cell office:value-type="float" office:value="-4.671471">
            <text:p>-4,671471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27425">
            <text:p>0,127425</text:p>
          </table:table-cell>
          <table:table-cell office:value-type="float" office:value="-4.671471">
            <text:p>-4,671471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127425">
            <text:p>0,127425</text:p>
          </table:table-cell>
          <table:table-cell office:value-type="float" office:value="-4.690588">
            <text:p>-4,690588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27425">
            <text:p>0,127425</text:p>
          </table:table-cell>
          <table:table-cell office:value-type="float" office:value="-4.690588">
            <text:p>-4,690588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27425">
            <text:p>0,127425</text:p>
          </table:table-cell>
          <table:table-cell office:value-type="float" office:value="-4.710588">
            <text:p>-4,710588</text:p>
          </table:table-cell>
          <table:table-cell table:number-columns-repeated="1019"/>
        </table:table-row>
        <table:table-row table:style-name="ro1">
          <table:table-cell office:value-type="float" office:value="2123.752197">
            <text:p>2123,75219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27425">
            <text:p>0,127425</text:p>
          </table:table-cell>
          <table:table-cell office:value-type="float" office:value="-4.710588">
            <text:p>-4,710588</text:p>
          </table:table-cell>
          <table:table-cell table:number-columns-repeated="1019"/>
        </table:table-row>
        <table:table-row table:style-name="ro1">
          <table:table-cell office:value-type="float" office:value="2144.573486">
            <text:p>2144,57348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28674">
            <text:p>0,128674</text:p>
          </table:table-cell>
          <table:table-cell office:value-type="float" office:value="-4.730294">
            <text:p>-4,730294</text:p>
          </table:table-cell>
          <table:table-cell table:number-columns-repeated="1019"/>
        </table:table-row>
        <table:table-row table:style-name="ro1">
          <table:table-cell office:value-type="float" office:value="2144.573486">
            <text:p>2144,573486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28674">
            <text:p>0,128674</text:p>
          </table:table-cell>
          <table:table-cell office:value-type="float" office:value="-4.730294">
            <text:p>-4,730294</text:p>
          </table:table-cell>
          <table:table-cell table:number-columns-repeated="1019"/>
        </table:table-row>
        <table:table-row table:style-name="ro1">
          <table:table-cell office:value-type="float" office:value="2165.394531">
            <text:p>2165,39453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29924">
            <text:p>0,129924</text:p>
          </table:table-cell>
          <table:table-cell office:value-type="float" office:value="-4.750588">
            <text:p>-4,750588</text:p>
          </table:table-cell>
          <table:table-cell table:number-columns-repeated="1019"/>
        </table:table-row>
        <table:table-row table:style-name="ro1">
          <table:table-cell office:value-type="float" office:value="2165.394531">
            <text:p>2165,394531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29924">
            <text:p>0,129924</text:p>
          </table:table-cell>
          <table:table-cell office:value-type="float" office:value="-4.750588">
            <text:p>-4,750588</text:p>
          </table:table-cell>
          <table:table-cell table:number-columns-repeated="1019"/>
        </table:table-row>
        <table:table-row table:style-name="ro1">
          <table:table-cell office:value-type="float" office:value="2154.983887">
            <text:p>2154,98388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29299">
            <text:p>0,129299</text:p>
          </table:table-cell>
          <table:table-cell office:value-type="float" office:value="-4.770294">
            <text:p>-4,770294</text:p>
          </table:table-cell>
          <table:table-cell table:number-columns-repeated="1019"/>
        </table:table-row>
        <table:table-row table:style-name="ro1">
          <table:table-cell office:value-type="float" office:value="2154.983887">
            <text:p>2154,98388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29299">
            <text:p>0,129299</text:p>
          </table:table-cell>
          <table:table-cell office:value-type="float" office:value="-4.770294">
            <text:p>-4,770294</text:p>
          </table:table-cell>
          <table:table-cell table:number-columns-repeated="1019"/>
        </table:table-row>
        <table:table-row table:style-name="ro1">
          <table:table-cell office:value-type="float" office:value="2165.394531">
            <text:p>2165,394531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29924">
            <text:p>0,129924</text:p>
          </table:table-cell>
          <table:table-cell office:value-type="float" office:value="-4.790588">
            <text:p>-4,790588</text:p>
          </table:table-cell>
          <table:table-cell table:number-columns-repeated="1019"/>
        </table:table-row>
        <table:table-row table:style-name="ro1">
          <table:table-cell office:value-type="float" office:value="2165.394531">
            <text:p>2165,39453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29924">
            <text:p>0,129924</text:p>
          </table:table-cell>
          <table:table-cell office:value-type="float" office:value="-4.790588">
            <text:p>-4,790588</text:p>
          </table:table-cell>
          <table:table-cell table:number-columns-repeated="1019"/>
        </table:table-row>
        <table:table-row table:style-name="ro1">
          <table:table-cell office:value-type="float" office:value="2154.983887">
            <text:p>2154,983887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29299">
            <text:p>0,129299</text:p>
          </table:table-cell>
          <table:table-cell office:value-type="float" office:value="-4.810883">
            <text:p>-4,810883</text:p>
          </table:table-cell>
          <table:table-cell table:number-columns-repeated="1019"/>
        </table:table-row>
        <table:table-row table:style-name="ro1">
          <table:table-cell office:value-type="float" office:value="2154.983887">
            <text:p>2154,98388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29299">
            <text:p>0,129299</text:p>
          </table:table-cell>
          <table:table-cell office:value-type="float" office:value="-4.810883">
            <text:p>-4,810883</text:p>
          </table:table-cell>
          <table:table-cell table:number-columns-repeated="1019"/>
        </table:table-row>
        <table:table-row table:style-name="ro1">
          <table:table-cell office:value-type="float" office:value="2217.447266">
            <text:p>2217,44726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3047">
            <text:p>0,133047</text:p>
          </table:table-cell>
          <table:table-cell office:value-type="float" office:value="-4.830883">
            <text:p>-4,830883</text:p>
          </table:table-cell>
          <table:table-cell table:number-columns-repeated="1019"/>
        </table:table-row>
        <table:table-row table:style-name="ro1">
          <table:table-cell office:value-type="float" office:value="2217.447266">
            <text:p>2217,44726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33047">
            <text:p>0,133047</text:p>
          </table:table-cell>
          <table:table-cell office:value-type="float" office:value="-4.830883">
            <text:p>-4,830883</text:p>
          </table:table-cell>
          <table:table-cell table:number-columns-repeated="1019"/>
        </table:table-row>
        <table:table-row table:style-name="ro1">
          <table:table-cell office:value-type="float" office:value="2175.804932">
            <text:p>2175,804932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130548">
            <text:p>0,130548</text:p>
          </table:table-cell>
          <table:table-cell office:value-type="float" office:value="-4.850883">
            <text:p>-4,850883</text:p>
          </table:table-cell>
          <table:table-cell table:number-columns-repeated="1019"/>
        </table:table-row>
        <table:table-row table:style-name="ro1">
          <table:table-cell office:value-type="float" office:value="2175.804932">
            <text:p>2175,80493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0548">
            <text:p>0,130548</text:p>
          </table:table-cell>
          <table:table-cell office:value-type="float" office:value="-4.850883">
            <text:p>-4,850883</text:p>
          </table:table-cell>
          <table:table-cell table:number-columns-repeated="1019"/>
        </table:table-row>
        <table:table-row table:style-name="ro1">
          <table:table-cell office:value-type="float" office:value="2196.626221">
            <text:p>2196,62622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31798">
            <text:p>0,131798</text:p>
          </table:table-cell>
          <table:table-cell office:value-type="float" office:value="-4.871176">
            <text:p>-4,871176</text:p>
          </table:table-cell>
          <table:table-cell table:number-columns-repeated="1019"/>
        </table:table-row>
        <table:table-row table:style-name="ro1">
          <table:table-cell office:value-type="float" office:value="2196.626221">
            <text:p>2196,62622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31798">
            <text:p>0,131798</text:p>
          </table:table-cell>
          <table:table-cell office:value-type="float" office:value="-4.871176">
            <text:p>-4,871176</text:p>
          </table:table-cell>
          <table:table-cell table:number-columns-repeated="1019"/>
        </table:table-row>
        <table:table-row table:style-name="ro1">
          <table:table-cell office:value-type="float" office:value="2217.447266">
            <text:p>2217,44726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33047">
            <text:p>0,133047</text:p>
          </table:table-cell>
          <table:table-cell office:value-type="float" office:value="-4.890882">
            <text:p>-4,890882</text:p>
          </table:table-cell>
          <table:table-cell table:number-columns-repeated="1019"/>
        </table:table-row>
        <table:table-row table:style-name="ro1">
          <table:table-cell office:value-type="float" office:value="2217.447266">
            <text:p>2217,447266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33047">
            <text:p>0,133047</text:p>
          </table:table-cell>
          <table:table-cell office:value-type="float" office:value="-4.890882">
            <text:p>-4,890882</text:p>
          </table:table-cell>
          <table:table-cell table:number-columns-repeated="1019"/>
        </table:table-row>
        <table:table-row table:style-name="ro1">
          <table:table-cell office:value-type="float" office:value="2217.447266">
            <text:p>2217,447266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33047">
            <text:p>0,133047</text:p>
          </table:table-cell>
          <table:table-cell office:value-type="float" office:value="-4.910882">
            <text:p>-4,910882</text:p>
          </table:table-cell>
          <table:table-cell table:number-columns-repeated="1019"/>
        </table:table-row>
        <table:table-row table:style-name="ro1">
          <table:table-cell office:value-type="float" office:value="2217.447266">
            <text:p>2217,44726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3047">
            <text:p>0,133047</text:p>
          </table:table-cell>
          <table:table-cell office:value-type="float" office:value="-4.910882">
            <text:p>-4,910882</text:p>
          </table:table-cell>
          <table:table-cell table:number-columns-repeated="1019"/>
        </table:table-row>
        <table:table-row table:style-name="ro1">
          <table:table-cell office:value-type="float" office:value="2227.85791">
            <text:p>2227,8579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3671">
            <text:p>0,133671</text:p>
          </table:table-cell>
          <table:table-cell office:value-type="float" office:value="-4.930588">
            <text:p>-4,930588</text:p>
          </table:table-cell>
          <table:table-cell table:number-columns-repeated="1019"/>
        </table:table-row>
        <table:table-row table:style-name="ro1">
          <table:table-cell office:value-type="float" office:value="2227.85791">
            <text:p>2227,85791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33671">
            <text:p>0,133671</text:p>
          </table:table-cell>
          <table:table-cell office:value-type="float" office:value="-4.930588">
            <text:p>-4,930588</text:p>
          </table:table-cell>
          <table:table-cell table:number-columns-repeated="1019"/>
        </table:table-row>
        <table:table-row table:style-name="ro1">
          <table:table-cell office:value-type="float" office:value="2207.036621">
            <text:p>2207,03662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32422">
            <text:p>0,132422</text:p>
          </table:table-cell>
          <table:table-cell office:value-type="float" office:value="-4.950588">
            <text:p>-4,950588</text:p>
          </table:table-cell>
          <table:table-cell table:number-columns-repeated="1019"/>
        </table:table-row>
        <table:table-row table:style-name="ro1">
          <table:table-cell office:value-type="float" office:value="2207.036621">
            <text:p>2207,03662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2422">
            <text:p>0,132422</text:p>
          </table:table-cell>
          <table:table-cell office:value-type="float" office:value="-4.950588">
            <text:p>-4,950588</text:p>
          </table:table-cell>
          <table:table-cell table:number-columns-repeated="1019"/>
        </table:table-row>
        <table:table-row table:style-name="ro1">
          <table:table-cell office:value-type="float" office:value="2259.089355">
            <text:p>2259,089355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135545">
            <text:p>0,135545</text:p>
          </table:table-cell>
          <table:table-cell office:value-type="float" office:value="-4.970588">
            <text:p>-4,970588</text:p>
          </table:table-cell>
          <table:table-cell table:number-columns-repeated="1019"/>
        </table:table-row>
        <table:table-row table:style-name="ro1">
          <table:table-cell office:value-type="float" office:value="2259.089355">
            <text:p>2259,08935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35545">
            <text:p>0,135545</text:p>
          </table:table-cell>
          <table:table-cell office:value-type="float" office:value="-4.970588">
            <text:p>-4,970588</text:p>
          </table:table-cell>
          <table:table-cell table:number-columns-repeated="1019"/>
        </table:table-row>
        <table:table-row table:style-name="ro1">
          <table:table-cell office:value-type="float" office:value="2248.678955">
            <text:p>2248,67895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34921">
            <text:p>0,134921</text:p>
          </table:table-cell>
          <table:table-cell office:value-type="float" office:value="-4.990588">
            <text:p>-4,990588</text:p>
          </table:table-cell>
          <table:table-cell table:number-columns-repeated="1019"/>
        </table:table-row>
        <table:table-row table:style-name="ro1">
          <table:table-cell office:value-type="float" office:value="2248.678955">
            <text:p>2248,67895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4921">
            <text:p>0,134921</text:p>
          </table:table-cell>
          <table:table-cell office:value-type="float" office:value="-4.990588">
            <text:p>-4,990588</text:p>
          </table:table-cell>
          <table:table-cell table:number-columns-repeated="1019"/>
        </table:table-row>
        <table:table-row table:style-name="ro1">
          <table:table-cell office:value-type="float" office:value="2269.5">
            <text:p>2269,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617">
            <text:p>0,13617</text:p>
          </table:table-cell>
          <table:table-cell office:value-type="float" office:value="-5.010882">
            <text:p>-5,010882</text:p>
          </table:table-cell>
          <table:table-cell table:number-columns-repeated="1019"/>
        </table:table-row>
        <table:table-row table:style-name="ro1">
          <table:table-cell office:value-type="float" office:value="2269.5">
            <text:p>2269,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3617">
            <text:p>0,13617</text:p>
          </table:table-cell>
          <table:table-cell office:value-type="float" office:value="-5.010882">
            <text:p>-5,010882</text:p>
          </table:table-cell>
          <table:table-cell table:number-columns-repeated="1019"/>
        </table:table-row>
        <table:table-row table:style-name="ro1">
          <table:table-cell office:value-type="float" office:value="2238.268311">
            <text:p>2238,26831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34296">
            <text:p>0,134296</text:p>
          </table:table-cell>
          <table:table-cell office:value-type="float" office:value="-5.030588">
            <text:p>-5,030588</text:p>
          </table:table-cell>
          <table:table-cell table:number-columns-repeated="1019"/>
        </table:table-row>
        <table:table-row table:style-name="ro1">
          <table:table-cell office:value-type="float" office:value="2238.268311">
            <text:p>2238,26831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34296">
            <text:p>0,134296</text:p>
          </table:table-cell>
          <table:table-cell office:value-type="float" office:value="-5.030588">
            <text:p>-5,030588</text:p>
          </table:table-cell>
          <table:table-cell table:number-columns-repeated="1019"/>
        </table:table-row>
        <table:table-row table:style-name="ro1">
          <table:table-cell office:value-type="float" office:value="2248.678955">
            <text:p>2248,67895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34921">
            <text:p>0,134921</text:p>
          </table:table-cell>
          <table:table-cell office:value-type="float" office:value="-5.050294">
            <text:p>-5,050294</text:p>
          </table:table-cell>
          <table:table-cell table:number-columns-repeated="1019"/>
        </table:table-row>
        <table:table-row table:style-name="ro1">
          <table:table-cell office:value-type="float" office:value="2248.678955">
            <text:p>2248,67895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34921">
            <text:p>0,134921</text:p>
          </table:table-cell>
          <table:table-cell office:value-type="float" office:value="-5.050294">
            <text:p>-5,050294</text:p>
          </table:table-cell>
          <table:table-cell table:number-columns-repeated="1019"/>
        </table:table-row>
        <table:table-row table:style-name="ro1">
          <table:table-cell office:value-type="float" office:value="2290.321045">
            <text:p>2290,32104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37419">
            <text:p>0,137419</text:p>
          </table:table-cell>
          <table:table-cell office:value-type="float" office:value="-5.070882">
            <text:p>-5,070882</text:p>
          </table:table-cell>
          <table:table-cell table:number-columns-repeated="1019"/>
        </table:table-row>
        <table:table-row table:style-name="ro1">
          <table:table-cell office:value-type="float" office:value="2290.321045">
            <text:p>2290,32104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37419">
            <text:p>0,137419</text:p>
          </table:table-cell>
          <table:table-cell office:value-type="float" office:value="-5.070882">
            <text:p>-5,070882</text:p>
          </table:table-cell>
          <table:table-cell table:number-columns-repeated="1019"/>
        </table:table-row>
        <table:table-row table:style-name="ro1">
          <table:table-cell office:value-type="float" office:value="2300.731689">
            <text:p>2300,73168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38044">
            <text:p>0,138044</text:p>
          </table:table-cell>
          <table:table-cell office:value-type="float" office:value="-5.090588">
            <text:p>-5,090588</text:p>
          </table:table-cell>
          <table:table-cell table:number-columns-repeated="1019"/>
        </table:table-row>
        <table:table-row table:style-name="ro1">
          <table:table-cell office:value-type="float" office:value="2300.731689">
            <text:p>2300,73168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38044">
            <text:p>0,138044</text:p>
          </table:table-cell>
          <table:table-cell office:value-type="float" office:value="-5.090588">
            <text:p>-5,090588</text:p>
          </table:table-cell>
          <table:table-cell table:number-columns-repeated="1019"/>
        </table:table-row>
        <table:table-row table:style-name="ro1">
          <table:table-cell office:value-type="float" office:value="2300.731689">
            <text:p>2300,73168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38044">
            <text:p>0,138044</text:p>
          </table:table-cell>
          <table:table-cell office:value-type="float" office:value="-5.110294">
            <text:p>-5,110294</text:p>
          </table:table-cell>
          <table:table-cell table:number-columns-repeated="1019"/>
        </table:table-row>
        <table:table-row table:style-name="ro1">
          <table:table-cell office:value-type="float" office:value="2300.731689">
            <text:p>2300,73168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38044">
            <text:p>0,138044</text:p>
          </table:table-cell>
          <table:table-cell office:value-type="float" office:value="-5.110294">
            <text:p>-5,110294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38669">
            <text:p>0,138669</text:p>
          </table:table-cell>
          <table:table-cell office:value-type="float" office:value="-5.130588">
            <text:p>-5,130588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8669">
            <text:p>0,138669</text:p>
          </table:table-cell>
          <table:table-cell office:value-type="float" office:value="-5.130588">
            <text:p>-5,130588</text:p>
          </table:table-cell>
          <table:table-cell table:number-columns-repeated="1019"/>
        </table:table-row>
        <table:table-row table:style-name="ro1">
          <table:table-cell office:value-type="float" office:value="2321.552734">
            <text:p>2321,55273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39293">
            <text:p>0,139293</text:p>
          </table:table-cell>
          <table:table-cell office:value-type="float" office:value="-5.150588">
            <text:p>-5,150588</text:p>
          </table:table-cell>
          <table:table-cell table:number-columns-repeated="1019"/>
        </table:table-row>
        <table:table-row table:style-name="ro1">
          <table:table-cell office:value-type="float" office:value="2321.552734">
            <text:p>2321,55273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39293">
            <text:p>0,139293</text:p>
          </table:table-cell>
          <table:table-cell office:value-type="float" office:value="-5.150588">
            <text:p>-5,150588</text:p>
          </table:table-cell>
          <table:table-cell table:number-columns-repeated="1019"/>
        </table:table-row>
        <table:table-row table:style-name="ro1">
          <table:table-cell office:value-type="float" office:value="2331.963379">
            <text:p>2331,963379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139918">
            <text:p>0,139918</text:p>
          </table:table-cell>
          <table:table-cell office:value-type="float" office:value="-5.170882">
            <text:p>-5,170882</text:p>
          </table:table-cell>
          <table:table-cell table:number-columns-repeated="1019"/>
        </table:table-row>
        <table:table-row table:style-name="ro1">
          <table:table-cell office:value-type="float" office:value="2331.963379">
            <text:p>2331,96337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39918">
            <text:p>0,139918</text:p>
          </table:table-cell>
          <table:table-cell office:value-type="float" office:value="-5.170882">
            <text:p>-5,170882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38669">
            <text:p>0,138669</text:p>
          </table:table-cell>
          <table:table-cell office:value-type="float" office:value="-5.190882">
            <text:p>-5,190882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38669">
            <text:p>0,138669</text:p>
          </table:table-cell>
          <table:table-cell office:value-type="float" office:value="-5.190882">
            <text:p>-5,190882</text:p>
          </table:table-cell>
          <table:table-cell table:number-columns-repeated="1019"/>
        </table:table-row>
        <table:table-row table:style-name="ro1">
          <table:table-cell office:value-type="float" office:value="2321.552734">
            <text:p>2321,55273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39293">
            <text:p>0,139293</text:p>
          </table:table-cell>
          <table:table-cell office:value-type="float" office:value="-5.210588">
            <text:p>-5,210588</text:p>
          </table:table-cell>
          <table:table-cell table:number-columns-repeated="1019"/>
        </table:table-row>
        <table:table-row table:style-name="ro1">
          <table:table-cell office:value-type="float" office:value="2321.552734">
            <text:p>2321,55273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39293">
            <text:p>0,139293</text:p>
          </table:table-cell>
          <table:table-cell office:value-type="float" office:value="-5.210588">
            <text:p>-5,210588</text:p>
          </table:table-cell>
          <table:table-cell table:number-columns-repeated="1019"/>
        </table:table-row>
        <table:table-row table:style-name="ro1">
          <table:table-cell office:value-type="float" office:value="2373.605469">
            <text:p>2373,60546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42416">
            <text:p>0,142416</text:p>
          </table:table-cell>
          <table:table-cell office:value-type="float" office:value="-5.23">
            <text:p>-5,23</text:p>
          </table:table-cell>
          <table:table-cell table:number-columns-repeated="1019"/>
        </table:table-row>
        <table:table-row table:style-name="ro1">
          <table:table-cell office:value-type="float" office:value="2373.605469">
            <text:p>2373,605469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42416">
            <text:p>0,142416</text:p>
          </table:table-cell>
          <table:table-cell office:value-type="float" office:value="-5.23">
            <text:p>-5,23</text:p>
          </table:table-cell>
          <table:table-cell table:number-columns-repeated="1019"/>
        </table:table-row>
        <table:table-row table:style-name="ro1">
          <table:table-cell office:value-type="float" office:value="2363.195068">
            <text:p>2363,19506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41792">
            <text:p>0,141792</text:p>
          </table:table-cell>
          <table:table-cell office:value-type="float" office:value="-5.250294">
            <text:p>-5,250294</text:p>
          </table:table-cell>
          <table:table-cell table:number-columns-repeated="1019"/>
        </table:table-row>
        <table:table-row table:style-name="ro1">
          <table:table-cell office:value-type="float" office:value="2363.195068">
            <text:p>2363,19506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41792">
            <text:p>0,141792</text:p>
          </table:table-cell>
          <table:table-cell office:value-type="float" office:value="-5.250294">
            <text:p>-5,250294</text:p>
          </table:table-cell>
          <table:table-cell table:number-columns-repeated="1019"/>
        </table:table-row>
        <table:table-row table:style-name="ro1">
          <table:table-cell office:value-type="float" office:value="2352.784424">
            <text:p>2352,784424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141167">
            <text:p>0,141167</text:p>
          </table:table-cell>
          <table:table-cell office:value-type="float" office:value="-5.270588">
            <text:p>-5,270588</text:p>
          </table:table-cell>
          <table:table-cell table:number-columns-repeated="1019"/>
        </table:table-row>
        <table:table-row table:style-name="ro1">
          <table:table-cell office:value-type="float" office:value="2352.784424">
            <text:p>2352,78442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41167">
            <text:p>0,141167</text:p>
          </table:table-cell>
          <table:table-cell office:value-type="float" office:value="-5.270588">
            <text:p>-5,270588</text:p>
          </table:table-cell>
          <table:table-cell table:number-columns-repeated="1019"/>
        </table:table-row>
        <table:table-row table:style-name="ro1">
          <table:table-cell office:value-type="float" office:value="2363.195068">
            <text:p>2363,195068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141792">
            <text:p>0,141792</text:p>
          </table:table-cell>
          <table:table-cell office:value-type="float" office:value="-5.290294">
            <text:p>-5,290294</text:p>
          </table:table-cell>
          <table:table-cell table:number-columns-repeated="1019"/>
        </table:table-row>
        <table:table-row table:style-name="ro1">
          <table:table-cell office:value-type="float" office:value="2363.195068">
            <text:p>2363,19506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41792">
            <text:p>0,141792</text:p>
          </table:table-cell>
          <table:table-cell office:value-type="float" office:value="-5.290294">
            <text:p>-5,290294</text:p>
          </table:table-cell>
          <table:table-cell table:number-columns-repeated="1019"/>
        </table:table-row>
        <table:table-row table:style-name="ro1">
          <table:table-cell office:value-type="float" office:value="2373.605469">
            <text:p>2373,60546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42416">
            <text:p>0,142416</text:p>
          </table:table-cell>
          <table:table-cell office:value-type="float" office:value="-5.310588">
            <text:p>-5,310588</text:p>
          </table:table-cell>
          <table:table-cell table:number-columns-repeated="1019"/>
        </table:table-row>
        <table:table-row table:style-name="ro1">
          <table:table-cell office:value-type="float" office:value="2373.605469">
            <text:p>2373,60546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42416">
            <text:p>0,142416</text:p>
          </table:table-cell>
          <table:table-cell office:value-type="float" office:value="-5.310588">
            <text:p>-5,310588</text:p>
          </table:table-cell>
          <table:table-cell table:number-columns-repeated="1019"/>
        </table:table-row>
        <table:table-row table:style-name="ro1">
          <table:table-cell office:value-type="float" office:value="2384.016113">
            <text:p>2384,01611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43041">
            <text:p>0,143041</text:p>
          </table:table-cell>
          <table:table-cell office:value-type="float" office:value="-5.330588">
            <text:p>-5,330588</text:p>
          </table:table-cell>
          <table:table-cell table:number-columns-repeated="1019"/>
        </table:table-row>
        <table:table-row table:style-name="ro1">
          <table:table-cell office:value-type="float" office:value="2384.016113">
            <text:p>2384,016113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43041">
            <text:p>0,143041</text:p>
          </table:table-cell>
          <table:table-cell office:value-type="float" office:value="-5.330588">
            <text:p>-5,330588</text:p>
          </table:table-cell>
          <table:table-cell table:number-columns-repeated="1019"/>
        </table:table-row>
        <table:table-row table:style-name="ro1">
          <table:table-cell office:value-type="float" office:value="2394.426514">
            <text:p>2394,426514</text:p>
          </table:table-cell>
          <table:table-cell office:value-type="float" office:value="-0.003225">
            <text:p>-0,003225</text:p>
          </table:table-cell>
          <table:table-cell office:value-type="float" office:value="-0.0032">
            <text:p>-0,0032</text:p>
          </table:table-cell>
          <table:table-cell office:value-type="float" office:value="0.143666">
            <text:p>0,143666</text:p>
          </table:table-cell>
          <table:table-cell office:value-type="float" office:value="-5.350883">
            <text:p>-5,350883</text:p>
          </table:table-cell>
          <table:table-cell table:number-columns-repeated="1019"/>
        </table:table-row>
        <table:table-row table:style-name="ro1">
          <table:table-cell office:value-type="float" office:value="2394.426514">
            <text:p>2394,426514</text:p>
          </table:table-cell>
          <table:table-cell office:value-type="float" office:value="-0.003225">
            <text:p>-0,003225</text:p>
          </table:table-cell>
          <table:table-cell office:value-type="float" office:value="-0.0032">
            <text:p>-0,0032</text:p>
          </table:table-cell>
          <table:table-cell office:value-type="float" office:value="0.143666">
            <text:p>0,143666</text:p>
          </table:table-cell>
          <table:table-cell office:value-type="float" office:value="-5.350883">
            <text:p>-5,350883</text:p>
          </table:table-cell>
          <table:table-cell table:number-columns-repeated="1019"/>
        </table:table-row>
        <table:table-row table:style-name="ro1">
          <table:table-cell office:value-type="float" office:value="2394.426514">
            <text:p>2394,42651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43666">
            <text:p>0,143666</text:p>
          </table:table-cell>
          <table:table-cell office:value-type="float" office:value="-5.370588">
            <text:p>-5,370588</text:p>
          </table:table-cell>
          <table:table-cell table:number-columns-repeated="1019"/>
        </table:table-row>
        <table:table-row table:style-name="ro1">
          <table:table-cell office:value-type="float" office:value="2394.426514">
            <text:p>2394,426514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43666">
            <text:p>0,143666</text:p>
          </table:table-cell>
          <table:table-cell office:value-type="float" office:value="-5.370588">
            <text:p>-5,370588</text:p>
          </table:table-cell>
          <table:table-cell table:number-columns-repeated="1019"/>
        </table:table-row>
        <table:table-row table:style-name="ro1">
          <table:table-cell office:value-type="float" office:value="2404.837158">
            <text:p>2404,83715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4429">
            <text:p>0,14429</text:p>
          </table:table-cell>
          <table:table-cell office:value-type="float" office:value="-5.390294">
            <text:p>-5,390294</text:p>
          </table:table-cell>
          <table:table-cell table:number-columns-repeated="1019"/>
        </table:table-row>
        <table:table-row table:style-name="ro1">
          <table:table-cell office:value-type="float" office:value="2404.837158">
            <text:p>2404,83715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4429">
            <text:p>0,14429</text:p>
          </table:table-cell>
          <table:table-cell office:value-type="float" office:value="-5.390294">
            <text:p>-5,390294</text:p>
          </table:table-cell>
          <table:table-cell table:number-columns-repeated="1019"/>
        </table:table-row>
        <table:table-row table:style-name="ro1">
          <table:table-cell office:value-type="float" office:value="2415.247803">
            <text:p>2415,24780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44915">
            <text:p>0,144915</text:p>
          </table:table-cell>
          <table:table-cell office:value-type="float" office:value="-5.409706">
            <text:p>-5,409706</text:p>
          </table:table-cell>
          <table:table-cell table:number-columns-repeated="1019"/>
        </table:table-row>
        <table:table-row table:style-name="ro1">
          <table:table-cell office:value-type="float" office:value="2415.247803">
            <text:p>2415,24780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44915">
            <text:p>0,144915</text:p>
          </table:table-cell>
          <table:table-cell office:value-type="float" office:value="-5.409706">
            <text:p>-5,409706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46164">
            <text:p>0,146164</text:p>
          </table:table-cell>
          <table:table-cell office:value-type="float" office:value="-5.43">
            <text:p>-5,43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46164">
            <text:p>0,146164</text:p>
          </table:table-cell>
          <table:table-cell office:value-type="float" office:value="-5.43">
            <text:p>-5,43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46164">
            <text:p>0,146164</text:p>
          </table:table-cell>
          <table:table-cell office:value-type="float" office:value="-5.450294">
            <text:p>-5,450294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46164">
            <text:p>0,146164</text:p>
          </table:table-cell>
          <table:table-cell office:value-type="float" office:value="-5.450294">
            <text:p>-5,450294</text:p>
          </table:table-cell>
          <table:table-cell table:number-columns-repeated="1019"/>
        </table:table-row>
        <table:table-row table:style-name="ro1">
          <table:table-cell office:value-type="float" office:value="2446.479248">
            <text:p>2446,47924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46789">
            <text:p>0,146789</text:p>
          </table:table-cell>
          <table:table-cell office:value-type="float" office:value="-5.470294">
            <text:p>-5,470294</text:p>
          </table:table-cell>
          <table:table-cell table:number-columns-repeated="1019"/>
        </table:table-row>
        <table:table-row table:style-name="ro1">
          <table:table-cell office:value-type="float" office:value="2446.479248">
            <text:p>2446,47924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6789">
            <text:p>0,146789</text:p>
          </table:table-cell>
          <table:table-cell office:value-type="float" office:value="-5.470294">
            <text:p>-5,470294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46164">
            <text:p>0,146164</text:p>
          </table:table-cell>
          <table:table-cell office:value-type="float" office:value="-5.490588">
            <text:p>-5,490588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6164">
            <text:p>0,146164</text:p>
          </table:table-cell>
          <table:table-cell office:value-type="float" office:value="-5.490588">
            <text:p>-5,490588</text:p>
          </table:table-cell>
          <table:table-cell table:number-columns-repeated="1019"/>
        </table:table-row>
        <table:table-row table:style-name="ro1">
          <table:table-cell office:value-type="float" office:value="2446.479248">
            <text:p>2446,47924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46789">
            <text:p>0,146789</text:p>
          </table:table-cell>
          <table:table-cell office:value-type="float" office:value="-5.510294">
            <text:p>-5,510294</text:p>
          </table:table-cell>
          <table:table-cell table:number-columns-repeated="1019"/>
        </table:table-row>
        <table:table-row table:style-name="ro1">
          <table:table-cell office:value-type="float" office:value="2446.479248">
            <text:p>2446,47924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46789">
            <text:p>0,146789</text:p>
          </table:table-cell>
          <table:table-cell office:value-type="float" office:value="-5.510294">
            <text:p>-5,510294</text:p>
          </table:table-cell>
          <table:table-cell table:number-columns-repeated="1019"/>
        </table:table-row>
        <table:table-row table:style-name="ro1">
          <table:table-cell office:value-type="float" office:value="2446.479248">
            <text:p>2446,47924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46789">
            <text:p>0,146789</text:p>
          </table:table-cell>
          <table:table-cell office:value-type="float" office:value="-5.530294">
            <text:p>-5,530294</text:p>
          </table:table-cell>
          <table:table-cell table:number-columns-repeated="1019"/>
        </table:table-row>
        <table:table-row table:style-name="ro1">
          <table:table-cell office:value-type="float" office:value="2446.479248">
            <text:p>2446,47924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46789">
            <text:p>0,146789</text:p>
          </table:table-cell>
          <table:table-cell office:value-type="float" office:value="-5.530294">
            <text:p>-5,530294</text:p>
          </table:table-cell>
          <table:table-cell table:number-columns-repeated="1019"/>
        </table:table-row>
        <table:table-row table:style-name="ro1">
          <table:table-cell office:value-type="float" office:value="2467.300537">
            <text:p>2467,30053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48038">
            <text:p>0,148038</text:p>
          </table:table-cell>
          <table:table-cell office:value-type="float" office:value="-5.55">
            <text:p>-5,55</text:p>
          </table:table-cell>
          <table:table-cell table:number-columns-repeated="1019"/>
        </table:table-row>
        <table:table-row table:style-name="ro1">
          <table:table-cell office:value-type="float" office:value="2467.300537">
            <text:p>2467,30053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48038">
            <text:p>0,148038</text:p>
          </table:table-cell>
          <table:table-cell office:value-type="float" office:value="-5.55">
            <text:p>-5,55</text:p>
          </table:table-cell>
          <table:table-cell table:number-columns-repeated="1019"/>
        </table:table-row>
        <table:table-row table:style-name="ro1">
          <table:table-cell office:value-type="float" office:value="2467.300537">
            <text:p>2467,300537</text:p>
          </table:table-cell>
          <table:table-cell office:value-type="float" office:value="-0.003228">
            <text:p>-0,003228</text:p>
          </table:table-cell>
          <table:table-cell office:value-type="float" office:value="-0.00319">
            <text:p>-0,00319</text:p>
          </table:table-cell>
          <table:table-cell office:value-type="float" office:value="0.148038">
            <text:p>0,148038</text:p>
          </table:table-cell>
          <table:table-cell office:value-type="float" office:value="-5.57">
            <text:p>-5,57</text:p>
          </table:table-cell>
          <table:table-cell table:number-columns-repeated="1019"/>
        </table:table-row>
        <table:table-row table:style-name="ro1">
          <table:table-cell office:value-type="float" office:value="2467.300537">
            <text:p>2467,300537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148038">
            <text:p>0,148038</text:p>
          </table:table-cell>
          <table:table-cell office:value-type="float" office:value="-5.57">
            <text:p>-5,57</text:p>
          </table:table-cell>
          <table:table-cell table:number-columns-repeated="1019"/>
        </table:table-row>
        <table:table-row table:style-name="ro1">
          <table:table-cell office:value-type="float" office:value="2467.300537">
            <text:p>2467,30053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48038">
            <text:p>0,148038</text:p>
          </table:table-cell>
          <table:table-cell office:value-type="float" office:value="-5.59">
            <text:p>-5,59</text:p>
          </table:table-cell>
          <table:table-cell table:number-columns-repeated="1019"/>
        </table:table-row>
        <table:table-row table:style-name="ro1">
          <table:table-cell office:value-type="float" office:value="2467.300537">
            <text:p>2467,30053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48038">
            <text:p>0,148038</text:p>
          </table:table-cell>
          <table:table-cell office:value-type="float" office:value="-5.59">
            <text:p>-5,59</text:p>
          </table:table-cell>
          <table:table-cell table:number-columns-repeated="1019"/>
        </table:table-row>
        <table:table-row table:style-name="ro1">
          <table:table-cell office:value-type="float" office:value="2488.121582">
            <text:p>2488,12158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49287">
            <text:p>0,149287</text:p>
          </table:table-cell>
          <table:table-cell office:value-type="float" office:value="-5.610294">
            <text:p>-5,610294</text:p>
          </table:table-cell>
          <table:table-cell table:number-columns-repeated="1019"/>
        </table:table-row>
        <table:table-row table:style-name="ro1">
          <table:table-cell office:value-type="float" office:value="2488.121582">
            <text:p>2488,12158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49287">
            <text:p>0,149287</text:p>
          </table:table-cell>
          <table:table-cell office:value-type="float" office:value="-5.610294">
            <text:p>-5,610294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49912">
            <text:p>0,149912</text:p>
          </table:table-cell>
          <table:table-cell office:value-type="float" office:value="-5.630294">
            <text:p>-5,630294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49912">
            <text:p>0,149912</text:p>
          </table:table-cell>
          <table:table-cell office:value-type="float" office:value="-5.630294">
            <text:p>-5,630294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49912">
            <text:p>0,149912</text:p>
          </table:table-cell>
          <table:table-cell office:value-type="float" office:value="-5.650294">
            <text:p>-5,650294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49912">
            <text:p>0,149912</text:p>
          </table:table-cell>
          <table:table-cell office:value-type="float" office:value="-5.650294">
            <text:p>-5,650294</text:p>
          </table:table-cell>
          <table:table-cell table:number-columns-repeated="1019"/>
        </table:table-row>
        <table:table-row table:style-name="ro1">
          <table:table-cell office:value-type="float" office:value="2508.942627">
            <text:p>2508,942627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50537">
            <text:p>0,150537</text:p>
          </table:table-cell>
          <table:table-cell office:value-type="float" office:value="-5.670294">
            <text:p>-5,670294</text:p>
          </table:table-cell>
          <table:table-cell table:number-columns-repeated="1019"/>
        </table:table-row>
        <table:table-row table:style-name="ro1">
          <table:table-cell office:value-type="float" office:value="2508.942627">
            <text:p>2508,94262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50537">
            <text:p>0,150537</text:p>
          </table:table-cell>
          <table:table-cell office:value-type="float" office:value="-5.670294">
            <text:p>-5,670294</text:p>
          </table:table-cell>
          <table:table-cell table:number-columns-repeated="1019"/>
        </table:table-row>
        <table:table-row table:style-name="ro1">
          <table:table-cell office:value-type="float" office:value="2508.942627">
            <text:p>2508,94262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50537">
            <text:p>0,150537</text:p>
          </table:table-cell>
          <table:table-cell office:value-type="float" office:value="-5.690588">
            <text:p>-5,690588</text:p>
          </table:table-cell>
          <table:table-cell table:number-columns-repeated="1019"/>
        </table:table-row>
        <table:table-row table:style-name="ro1">
          <table:table-cell office:value-type="float" office:value="2508.942627">
            <text:p>2508,94262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50537">
            <text:p>0,150537</text:p>
          </table:table-cell>
          <table:table-cell office:value-type="float" office:value="-5.690588">
            <text:p>-5,690588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51786">
            <text:p>0,151786</text:p>
          </table:table-cell>
          <table:table-cell office:value-type="float" office:value="-5.710294">
            <text:p>-5,710294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151786">
            <text:p>0,151786</text:p>
          </table:table-cell>
          <table:table-cell office:value-type="float" office:value="-5.710294">
            <text:p>-5,710294</text:p>
          </table:table-cell>
          <table:table-cell table:number-columns-repeated="1019"/>
        </table:table-row>
        <table:table-row table:style-name="ro1">
          <table:table-cell office:value-type="float" office:value="2519.353271">
            <text:p>2519,35327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51161">
            <text:p>0,151161</text:p>
          </table:table-cell>
          <table:table-cell office:value-type="float" office:value="-5.729706">
            <text:p>-5,729706</text:p>
          </table:table-cell>
          <table:table-cell table:number-columns-repeated="1019"/>
        </table:table-row>
        <table:table-row table:style-name="ro1">
          <table:table-cell office:value-type="float" office:value="2519.353271">
            <text:p>2519,35327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51161">
            <text:p>0,151161</text:p>
          </table:table-cell>
          <table:table-cell office:value-type="float" office:value="-5.729706">
            <text:p>-5,729706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51786">
            <text:p>0,151786</text:p>
          </table:table-cell>
          <table:table-cell office:value-type="float" office:value="-5.75">
            <text:p>-5,75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51786">
            <text:p>0,151786</text:p>
          </table:table-cell>
          <table:table-cell office:value-type="float" office:value="-5.75">
            <text:p>-5,75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6">
            <text:p>-0,003226</text:p>
          </table:table-cell>
          <table:table-cell office:value-type="float" office:value="-0.003191">
            <text:p>-0,003191</text:p>
          </table:table-cell>
          <table:table-cell office:value-type="float" office:value="0.15366">
            <text:p>0,15366</text:p>
          </table:table-cell>
          <table:table-cell office:value-type="float" office:value="-5.770588">
            <text:p>-5,770588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5366">
            <text:p>0,15366</text:p>
          </table:table-cell>
          <table:table-cell office:value-type="float" office:value="-5.770588">
            <text:p>-5,770588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5366">
            <text:p>0,15366</text:p>
          </table:table-cell>
          <table:table-cell office:value-type="float" office:value="-5.79">
            <text:p>-5,79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5366">
            <text:p>0,15366</text:p>
          </table:table-cell>
          <table:table-cell office:value-type="float" office:value="-5.79">
            <text:p>-5,79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5366">
            <text:p>0,15366</text:p>
          </table:table-cell>
          <table:table-cell office:value-type="float" office:value="-5.81">
            <text:p>-5,81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5366">
            <text:p>0,15366</text:p>
          </table:table-cell>
          <table:table-cell office:value-type="float" office:value="-5.81">
            <text:p>-5,81</text:p>
          </table:table-cell>
          <table:table-cell table:number-columns-repeated="1019"/>
        </table:table-row>
        <table:table-row table:style-name="ro1">
          <table:table-cell office:value-type="float" office:value="2581.816406">
            <text:p>2581,816406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54909">
            <text:p>0,154909</text:p>
          </table:table-cell>
          <table:table-cell office:value-type="float" office:value="-5.83">
            <text:p>-5,83</text:p>
          </table:table-cell>
          <table:table-cell table:number-columns-repeated="1019"/>
        </table:table-row>
        <table:table-row table:style-name="ro1">
          <table:table-cell office:value-type="float" office:value="2581.816406">
            <text:p>2581,81640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54909">
            <text:p>0,154909</text:p>
          </table:table-cell>
          <table:table-cell office:value-type="float" office:value="-5.83">
            <text:p>-5,83</text:p>
          </table:table-cell>
          <table:table-cell table:number-columns-repeated="1019"/>
        </table:table-row>
        <table:table-row table:style-name="ro1">
          <table:table-cell office:value-type="float" office:value="2571.406006">
            <text:p>2571,40600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54284">
            <text:p>0,154284</text:p>
          </table:table-cell>
          <table:table-cell office:value-type="float" office:value="-5.850294">
            <text:p>-5,850294</text:p>
          </table:table-cell>
          <table:table-cell table:number-columns-repeated="1019"/>
        </table:table-row>
        <table:table-row table:style-name="ro1">
          <table:table-cell office:value-type="float" office:value="2571.406006">
            <text:p>2571,40600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54284">
            <text:p>0,154284</text:p>
          </table:table-cell>
          <table:table-cell office:value-type="float" office:value="-5.850294">
            <text:p>-5,850294</text:p>
          </table:table-cell>
          <table:table-cell table:number-columns-repeated="1019"/>
        </table:table-row>
        <table:table-row table:style-name="ro1">
          <table:table-cell office:value-type="float" office:value="2581.816406">
            <text:p>2581,81640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54909">
            <text:p>0,154909</text:p>
          </table:table-cell>
          <table:table-cell office:value-type="float" office:value="-5.870294">
            <text:p>-5,870294</text:p>
          </table:table-cell>
          <table:table-cell table:number-columns-repeated="1019"/>
        </table:table-row>
        <table:table-row table:style-name="ro1">
          <table:table-cell office:value-type="float" office:value="2581.816406">
            <text:p>2581,816406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154909">
            <text:p>0,154909</text:p>
          </table:table-cell>
          <table:table-cell office:value-type="float" office:value="-5.870294">
            <text:p>-5,870294</text:p>
          </table:table-cell>
          <table:table-cell table:number-columns-repeated="1019"/>
        </table:table-row>
        <table:table-row table:style-name="ro1">
          <table:table-cell office:value-type="float" office:value="2571.406006">
            <text:p>2571,406006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154284">
            <text:p>0,154284</text:p>
          </table:table-cell>
          <table:table-cell office:value-type="float" office:value="-5.89">
            <text:p>-5,89</text:p>
          </table:table-cell>
          <table:table-cell table:number-columns-repeated="1019"/>
        </table:table-row>
        <table:table-row table:style-name="ro1">
          <table:table-cell office:value-type="float" office:value="2571.406006">
            <text:p>2571,40600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54284">
            <text:p>0,154284</text:p>
          </table:table-cell>
          <table:table-cell office:value-type="float" office:value="-5.89">
            <text:p>-5,89</text:p>
          </table:table-cell>
          <table:table-cell table:number-columns-repeated="1019"/>
        </table:table-row>
        <table:table-row table:style-name="ro1">
          <table:table-cell office:value-type="float" office:value="2581.816406">
            <text:p>2581,816406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54909">
            <text:p>0,154909</text:p>
          </table:table-cell>
          <table:table-cell office:value-type="float" office:value="-5.909706">
            <text:p>-5,909706</text:p>
          </table:table-cell>
          <table:table-cell table:number-columns-repeated="1019"/>
        </table:table-row>
        <table:table-row table:style-name="ro1">
          <table:table-cell office:value-type="float" office:value="2581.816406">
            <text:p>2581,816406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154909">
            <text:p>0,154909</text:p>
          </table:table-cell>
          <table:table-cell office:value-type="float" office:value="-5.909706">
            <text:p>-5,909706</text:p>
          </table:table-cell>
          <table:table-cell table:number-columns-repeated="1019"/>
        </table:table-row>
        <table:table-row table:style-name="ro1">
          <table:table-cell office:value-type="float" office:value="2581.816406">
            <text:p>2581,81640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54909">
            <text:p>0,154909</text:p>
          </table:table-cell>
          <table:table-cell office:value-type="float" office:value="-5.929706">
            <text:p>-5,929706</text:p>
          </table:table-cell>
          <table:table-cell table:number-columns-repeated="1019"/>
        </table:table-row>
        <table:table-row table:style-name="ro1">
          <table:table-cell office:value-type="float" office:value="2581.816406">
            <text:p>2581,816406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54909">
            <text:p>0,154909</text:p>
          </table:table-cell>
          <table:table-cell office:value-type="float" office:value="-5.929706">
            <text:p>-5,929706</text:p>
          </table:table-cell>
          <table:table-cell table:number-columns-repeated="1019"/>
        </table:table-row>
        <table:table-row table:style-name="ro1">
          <table:table-cell office:value-type="float" office:value="2602.637695">
            <text:p>2602,63769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56158">
            <text:p>0,156158</text:p>
          </table:table-cell>
          <table:table-cell office:value-type="float" office:value="-5.95">
            <text:p>-5,95</text:p>
          </table:table-cell>
          <table:table-cell table:number-columns-repeated="1019"/>
        </table:table-row>
        <table:table-row table:style-name="ro1">
          <table:table-cell office:value-type="float" office:value="2602.637695">
            <text:p>2602,637695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156158">
            <text:p>0,156158</text:p>
          </table:table-cell>
          <table:table-cell office:value-type="float" office:value="-5.95">
            <text:p>-5,95</text:p>
          </table:table-cell>
          <table:table-cell table:number-columns-repeated="1019"/>
        </table:table-row>
        <table:table-row table:style-name="ro1">
          <table:table-cell office:value-type="float" office:value="2602.637695">
            <text:p>2602,637695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156158">
            <text:p>0,156158</text:p>
          </table:table-cell>
          <table:table-cell office:value-type="float" office:value="-5.97">
            <text:p>-5,97</text:p>
          </table:table-cell>
          <table:table-cell table:number-columns-repeated="1019"/>
        </table:table-row>
        <table:table-row table:style-name="ro1">
          <table:table-cell office:value-type="float" office:value="2602.637695">
            <text:p>2602,637695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56158">
            <text:p>0,156158</text:p>
          </table:table-cell>
          <table:table-cell office:value-type="float" office:value="-5.97">
            <text:p>-5,97</text:p>
          </table:table-cell>
          <table:table-cell table:number-columns-repeated="1019"/>
        </table:table-row>
        <table:table-row table:style-name="ro1">
          <table:table-cell office:value-type="float" office:value="2602.637695">
            <text:p>2602,63769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56158">
            <text:p>0,156158</text:p>
          </table:table-cell>
          <table:table-cell office:value-type="float" office:value="-5.989706">
            <text:p>-5,989706</text:p>
          </table:table-cell>
          <table:table-cell table:number-columns-repeated="1019"/>
        </table:table-row>
        <table:table-row table:style-name="ro1">
          <table:table-cell office:value-type="float" office:value="2602.637695">
            <text:p>2602,63769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56158">
            <text:p>0,156158</text:p>
          </table:table-cell>
          <table:table-cell office:value-type="float" office:value="-5.989706">
            <text:p>-5,989706</text:p>
          </table:table-cell>
          <table:table-cell table:number-columns-repeated="1019"/>
        </table:table-row>
        <table:table-row table:style-name="ro1">
          <table:table-cell office:value-type="float" office:value="2613.048096">
            <text:p>2613,048096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56783">
            <text:p>0,156783</text:p>
          </table:table-cell>
          <table:table-cell office:value-type="float" office:value="-6.01">
            <text:p>-6,01</text:p>
          </table:table-cell>
          <table:table-cell table:number-columns-repeated="1019"/>
        </table:table-row>
        <table:table-row table:style-name="ro1">
          <table:table-cell office:value-type="float" office:value="2613.048096">
            <text:p>2613,048096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56783">
            <text:p>0,156783</text:p>
          </table:table-cell>
          <table:table-cell office:value-type="float" office:value="-6.01">
            <text:p>-6,01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57408">
            <text:p>0,157408</text:p>
          </table:table-cell>
          <table:table-cell office:value-type="float" office:value="-6.029706">
            <text:p>-6,029706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57408">
            <text:p>0,157408</text:p>
          </table:table-cell>
          <table:table-cell office:value-type="float" office:value="-6.029706">
            <text:p>-6,029706</text:p>
          </table:table-cell>
          <table:table-cell table:number-columns-repeated="1019"/>
        </table:table-row>
        <table:table-row table:style-name="ro1">
          <table:table-cell office:value-type="float" office:value="2613.048096">
            <text:p>2613,04809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56783">
            <text:p>0,156783</text:p>
          </table:table-cell>
          <table:table-cell office:value-type="float" office:value="-6.049706">
            <text:p>-6,049706</text:p>
          </table:table-cell>
          <table:table-cell table:number-columns-repeated="1019"/>
        </table:table-row>
        <table:table-row table:style-name="ro1">
          <table:table-cell office:value-type="float" office:value="2613.048096">
            <text:p>2613,04809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56783">
            <text:p>0,156783</text:p>
          </table:table-cell>
          <table:table-cell office:value-type="float" office:value="-6.049706">
            <text:p>-6,049706</text:p>
          </table:table-cell>
          <table:table-cell table:number-columns-repeated="1019"/>
        </table:table-row>
        <table:table-row table:style-name="ro1">
          <table:table-cell office:value-type="float" office:value="2633.869385">
            <text:p>2633,86938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58032">
            <text:p>0,158032</text:p>
          </table:table-cell>
          <table:table-cell office:value-type="float" office:value="-6.069412">
            <text:p>-6,069412</text:p>
          </table:table-cell>
          <table:table-cell table:number-columns-repeated="1019"/>
        </table:table-row>
        <table:table-row table:style-name="ro1">
          <table:table-cell office:value-type="float" office:value="2633.869385">
            <text:p>2633,86938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58032">
            <text:p>0,158032</text:p>
          </table:table-cell>
          <table:table-cell office:value-type="float" office:value="-6.069412">
            <text:p>-6,069412</text:p>
          </table:table-cell>
          <table:table-cell table:number-columns-repeated="1019"/>
        </table:table-row>
        <table:table-row table:style-name="ro1">
          <table:table-cell office:value-type="float" office:value="2633.869385">
            <text:p>2633,86938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58032">
            <text:p>0,158032</text:p>
          </table:table-cell>
          <table:table-cell office:value-type="float" office:value="-6.089706">
            <text:p>-6,089706</text:p>
          </table:table-cell>
          <table:table-cell table:number-columns-repeated="1019"/>
        </table:table-row>
        <table:table-row table:style-name="ro1">
          <table:table-cell office:value-type="float" office:value="2633.869385">
            <text:p>2633,86938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58032">
            <text:p>0,158032</text:p>
          </table:table-cell>
          <table:table-cell office:value-type="float" office:value="-6.089706">
            <text:p>-6,089706</text:p>
          </table:table-cell>
          <table:table-cell table:number-columns-repeated="1019"/>
        </table:table-row>
        <table:table-row table:style-name="ro1">
          <table:table-cell office:value-type="float" office:value="2613.048096">
            <text:p>2613,048096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156783">
            <text:p>0,156783</text:p>
          </table:table-cell>
          <table:table-cell office:value-type="float" office:value="-6.109706">
            <text:p>-6,109706</text:p>
          </table:table-cell>
          <table:table-cell table:number-columns-repeated="1019"/>
        </table:table-row>
        <table:table-row table:style-name="ro1">
          <table:table-cell office:value-type="float" office:value="2613.048096">
            <text:p>2613,048096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156783">
            <text:p>0,156783</text:p>
          </table:table-cell>
          <table:table-cell office:value-type="float" office:value="-6.109706">
            <text:p>-6,109706</text:p>
          </table:table-cell>
          <table:table-cell table:number-columns-repeated="1019"/>
        </table:table-row>
        <table:table-row table:style-name="ro1">
          <table:table-cell office:value-type="float" office:value="2644.279785">
            <text:p>2644,279785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158657">
            <text:p>0,158657</text:p>
          </table:table-cell>
          <table:table-cell office:value-type="float" office:value="-6.129706">
            <text:p>-6,129706</text:p>
          </table:table-cell>
          <table:table-cell table:number-columns-repeated="1019"/>
        </table:table-row>
        <table:table-row table:style-name="ro1">
          <table:table-cell office:value-type="float" office:value="2644.279785">
            <text:p>2644,279785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158657">
            <text:p>0,158657</text:p>
          </table:table-cell>
          <table:table-cell office:value-type="float" office:value="-6.129706">
            <text:p>-6,129706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59281">
            <text:p>0,159281</text:p>
          </table:table-cell>
          <table:table-cell office:value-type="float" office:value="-6.15">
            <text:p>-6,15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59281">
            <text:p>0,159281</text:p>
          </table:table-cell>
          <table:table-cell office:value-type="float" office:value="-6.15">
            <text:p>-6,15</text:p>
          </table:table-cell>
          <table:table-cell table:number-columns-repeated="1019"/>
        </table:table-row>
        <table:table-row table:style-name="ro1">
          <table:table-cell office:value-type="float" office:value="2644.279785">
            <text:p>2644,279785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58657">
            <text:p>0,158657</text:p>
          </table:table-cell>
          <table:table-cell office:value-type="float" office:value="-6.170294">
            <text:p>-6,170294</text:p>
          </table:table-cell>
          <table:table-cell table:number-columns-repeated="1019"/>
        </table:table-row>
        <table:table-row table:style-name="ro1">
          <table:table-cell office:value-type="float" office:value="2644.279785">
            <text:p>2644,279785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58657">
            <text:p>0,158657</text:p>
          </table:table-cell>
          <table:table-cell office:value-type="float" office:value="-6.170294">
            <text:p>-6,170294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59281">
            <text:p>0,159281</text:p>
          </table:table-cell>
          <table:table-cell office:value-type="float" office:value="-6.19">
            <text:p>-6,19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59281">
            <text:p>0,159281</text:p>
          </table:table-cell>
          <table:table-cell office:value-type="float" office:value="-6.19">
            <text:p>-6,19</text:p>
          </table:table-cell>
          <table:table-cell table:number-columns-repeated="1019"/>
        </table:table-row>
        <table:table-row table:style-name="ro1">
          <table:table-cell office:value-type="float" office:value="2675.511475">
            <text:p>2675,511475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60531">
            <text:p>0,160531</text:p>
          </table:table-cell>
          <table:table-cell office:value-type="float" office:value="-6.21">
            <text:p>-6,21</text:p>
          </table:table-cell>
          <table:table-cell table:number-columns-repeated="1019"/>
        </table:table-row>
        <table:table-row table:style-name="ro1">
          <table:table-cell office:value-type="float" office:value="2675.511475">
            <text:p>2675,511475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160531">
            <text:p>0,160531</text:p>
          </table:table-cell>
          <table:table-cell office:value-type="float" office:value="-6.21">
            <text:p>-6,21</text:p>
          </table:table-cell>
          <table:table-cell table:number-columns-repeated="1019"/>
        </table:table-row>
        <table:table-row table:style-name="ro1">
          <table:table-cell office:value-type="float" office:value="2685.922119">
            <text:p>2685,92211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61155">
            <text:p>0,161155</text:p>
          </table:table-cell>
          <table:table-cell office:value-type="float" office:value="-6.229412">
            <text:p>-6,229412</text:p>
          </table:table-cell>
          <table:table-cell table:number-columns-repeated="1019"/>
        </table:table-row>
        <table:table-row table:style-name="ro1">
          <table:table-cell office:value-type="float" office:value="2685.922119">
            <text:p>2685,92211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61155">
            <text:p>0,161155</text:p>
          </table:table-cell>
          <table:table-cell office:value-type="float" office:value="-6.229412">
            <text:p>-6,229412</text:p>
          </table:table-cell>
          <table:table-cell table:number-columns-repeated="1019"/>
        </table:table-row>
        <table:table-row table:style-name="ro1">
          <table:table-cell office:value-type="float" office:value="2665.10083">
            <text:p>2665,1008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59906">
            <text:p>0,159906</text:p>
          </table:table-cell>
          <table:table-cell office:value-type="float" office:value="-6.249706">
            <text:p>-6,249706</text:p>
          </table:table-cell>
          <table:table-cell table:number-columns-repeated="1019"/>
        </table:table-row>
        <table:table-row table:style-name="ro1">
          <table:table-cell office:value-type="float" office:value="2665.10083">
            <text:p>2665,10083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159906">
            <text:p>0,159906</text:p>
          </table:table-cell>
          <table:table-cell office:value-type="float" office:value="-6.249706">
            <text:p>-6,249706</text:p>
          </table:table-cell>
          <table:table-cell table:number-columns-repeated="1019"/>
        </table:table-row>
        <table:table-row table:style-name="ro1">
          <table:table-cell office:value-type="float" office:value="2685.922119">
            <text:p>2685,92211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61155">
            <text:p>0,161155</text:p>
          </table:table-cell>
          <table:table-cell office:value-type="float" office:value="-6.269706">
            <text:p>-6,269706</text:p>
          </table:table-cell>
          <table:table-cell table:number-columns-repeated="1019"/>
        </table:table-row>
        <table:table-row table:style-name="ro1">
          <table:table-cell office:value-type="float" office:value="2685.922119">
            <text:p>2685,922119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61155">
            <text:p>0,161155</text:p>
          </table:table-cell>
          <table:table-cell office:value-type="float" office:value="-6.269706">
            <text:p>-6,269706</text:p>
          </table:table-cell>
          <table:table-cell table:number-columns-repeated="1019"/>
        </table:table-row>
        <table:table-row table:style-name="ro1">
          <table:table-cell office:value-type="float" office:value="2706.743164">
            <text:p>2706,74316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62405">
            <text:p>0,162405</text:p>
          </table:table-cell>
          <table:table-cell office:value-type="float" office:value="-6.289706">
            <text:p>-6,289706</text:p>
          </table:table-cell>
          <table:table-cell table:number-columns-repeated="1019"/>
        </table:table-row>
        <table:table-row table:style-name="ro1">
          <table:table-cell office:value-type="float" office:value="2706.743164">
            <text:p>2706,743164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62405">
            <text:p>0,162405</text:p>
          </table:table-cell>
          <table:table-cell office:value-type="float" office:value="-6.289706">
            <text:p>-6,289706</text:p>
          </table:table-cell>
          <table:table-cell table:number-columns-repeated="1019"/>
        </table:table-row>
        <table:table-row table:style-name="ro1">
          <table:table-cell office:value-type="float" office:value="2706.743164">
            <text:p>2706,74316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62405">
            <text:p>0,162405</text:p>
          </table:table-cell>
          <table:table-cell office:value-type="float" office:value="-6.309706">
            <text:p>-6,309706</text:p>
          </table:table-cell>
          <table:table-cell table:number-columns-repeated="1019"/>
        </table:table-row>
        <table:table-row table:style-name="ro1">
          <table:table-cell office:value-type="float" office:value="2706.743164">
            <text:p>2706,74316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62405">
            <text:p>0,162405</text:p>
          </table:table-cell>
          <table:table-cell office:value-type="float" office:value="-6.309706">
            <text:p>-6,309706</text:p>
          </table:table-cell>
          <table:table-cell table:number-columns-repeated="1019"/>
        </table:table-row>
        <table:table-row table:style-name="ro1">
          <table:table-cell office:value-type="float" office:value="2706.743164">
            <text:p>2706,743164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162405">
            <text:p>0,162405</text:p>
          </table:table-cell>
          <table:table-cell office:value-type="float" office:value="-6.329706">
            <text:p>-6,329706</text:p>
          </table:table-cell>
          <table:table-cell table:number-columns-repeated="1019"/>
        </table:table-row>
        <table:table-row table:style-name="ro1">
          <table:table-cell office:value-type="float" office:value="2706.743164">
            <text:p>2706,743164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162405">
            <text:p>0,162405</text:p>
          </table:table-cell>
          <table:table-cell office:value-type="float" office:value="-6.329706">
            <text:p>-6,329706</text:p>
          </table:table-cell>
          <table:table-cell table:number-columns-repeated="1019"/>
        </table:table-row>
        <table:table-row table:style-name="ro1">
          <table:table-cell office:value-type="float" office:value="2696.33252">
            <text:p>2696,33252</text:p>
          </table:table-cell>
          <table:table-cell office:value-type="float" office:value="-0.003228">
            <text:p>-0,003228</text:p>
          </table:table-cell>
          <table:table-cell office:value-type="float" office:value="-0.00319">
            <text:p>-0,00319</text:p>
          </table:table-cell>
          <table:table-cell office:value-type="float" office:value="0.16178">
            <text:p>0,16178</text:p>
          </table:table-cell>
          <table:table-cell office:value-type="float" office:value="-6.35">
            <text:p>-6,35</text:p>
          </table:table-cell>
          <table:table-cell table:number-columns-repeated="1019"/>
        </table:table-row>
        <table:table-row table:style-name="ro1">
          <table:table-cell office:value-type="float" office:value="2696.33252">
            <text:p>2696,3325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6178">
            <text:p>0,16178</text:p>
          </table:table-cell>
          <table:table-cell office:value-type="float" office:value="-6.35">
            <text:p>-6,35</text:p>
          </table:table-cell>
          <table:table-cell table:number-columns-repeated="1019"/>
        </table:table-row>
        <table:table-row table:style-name="ro1">
          <table:table-cell office:value-type="float" office:value="2706.743164">
            <text:p>2706,74316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62405">
            <text:p>0,162405</text:p>
          </table:table-cell>
          <table:table-cell office:value-type="float" office:value="-6.370294">
            <text:p>-6,370294</text:p>
          </table:table-cell>
          <table:table-cell table:number-columns-repeated="1019"/>
        </table:table-row>
        <table:table-row table:style-name="ro1">
          <table:table-cell office:value-type="float" office:value="2706.743164">
            <text:p>2706,74316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2405">
            <text:p>0,162405</text:p>
          </table:table-cell>
          <table:table-cell office:value-type="float" office:value="-6.370294">
            <text:p>-6,370294</text:p>
          </table:table-cell>
          <table:table-cell table:number-columns-repeated="1019"/>
        </table:table-row>
        <table:table-row table:style-name="ro1">
          <table:table-cell office:value-type="float" office:value="2737.974854">
            <text:p>2737,97485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4278">
            <text:p>0,164278</text:p>
          </table:table-cell>
          <table:table-cell office:value-type="float" office:value="-6.389412">
            <text:p>-6,389412</text:p>
          </table:table-cell>
          <table:table-cell table:number-columns-repeated="1019"/>
        </table:table-row>
        <table:table-row table:style-name="ro1">
          <table:table-cell office:value-type="float" office:value="2737.974854">
            <text:p>2737,974854</text:p>
          </table:table-cell>
          <table:table-cell office:value-type="float" office:value="-0.003228">
            <text:p>-0,003228</text:p>
          </table:table-cell>
          <table:table-cell office:value-type="float" office:value="-0.00319">
            <text:p>-0,00319</text:p>
          </table:table-cell>
          <table:table-cell office:value-type="float" office:value="0.164278">
            <text:p>0,164278</text:p>
          </table:table-cell>
          <table:table-cell office:value-type="float" office:value="-6.389412">
            <text:p>-6,389412</text:p>
          </table:table-cell>
          <table:table-cell table:number-columns-repeated="1019"/>
        </table:table-row>
        <table:table-row table:style-name="ro1">
          <table:table-cell office:value-type="float" office:value="2727.564209">
            <text:p>2727,564209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163654">
            <text:p>0,163654</text:p>
          </table:table-cell>
          <table:table-cell office:value-type="float" office:value="-6.409412">
            <text:p>-6,409412</text:p>
          </table:table-cell>
          <table:table-cell table:number-columns-repeated="1019"/>
        </table:table-row>
        <table:table-row table:style-name="ro1">
          <table:table-cell office:value-type="float" office:value="2727.564209">
            <text:p>2727,564209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63654">
            <text:p>0,163654</text:p>
          </table:table-cell>
          <table:table-cell office:value-type="float" office:value="-6.409412">
            <text:p>-6,409412</text:p>
          </table:table-cell>
          <table:table-cell table:number-columns-repeated="1019"/>
        </table:table-row>
        <table:table-row table:style-name="ro1">
          <table:table-cell office:value-type="float" office:value="2727.564209">
            <text:p>2727,564209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163654">
            <text:p>0,163654</text:p>
          </table:table-cell>
          <table:table-cell office:value-type="float" office:value="-6.429706">
            <text:p>-6,429706</text:p>
          </table:table-cell>
          <table:table-cell table:number-columns-repeated="1019"/>
        </table:table-row>
        <table:table-row table:style-name="ro1">
          <table:table-cell office:value-type="float" office:value="2727.564209">
            <text:p>2727,564209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63654">
            <text:p>0,163654</text:p>
          </table:table-cell>
          <table:table-cell office:value-type="float" office:value="-6.429706">
            <text:p>-6,429706</text:p>
          </table:table-cell>
          <table:table-cell table:number-columns-repeated="1019"/>
        </table:table-row>
        <table:table-row table:style-name="ro1">
          <table:table-cell office:value-type="float" office:value="2727.564209">
            <text:p>2727,564209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63654">
            <text:p>0,163654</text:p>
          </table:table-cell>
          <table:table-cell office:value-type="float" office:value="-6.45">
            <text:p>-6,45</text:p>
          </table:table-cell>
          <table:table-cell table:number-columns-repeated="1019"/>
        </table:table-row>
        <table:table-row table:style-name="ro1">
          <table:table-cell office:value-type="float" office:value="2727.564209">
            <text:p>2727,56420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63654">
            <text:p>0,163654</text:p>
          </table:table-cell>
          <table:table-cell office:value-type="float" office:value="-6.45">
            <text:p>-6,45</text:p>
          </table:table-cell>
          <table:table-cell table:number-columns-repeated="1019"/>
        </table:table-row>
        <table:table-row table:style-name="ro1">
          <table:table-cell office:value-type="float" office:value="2717.153564">
            <text:p>2717,15356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63029">
            <text:p>0,163029</text:p>
          </table:table-cell>
          <table:table-cell office:value-type="float" office:value="-6.47">
            <text:p>-6,47</text:p>
          </table:table-cell>
          <table:table-cell table:number-columns-repeated="1019"/>
        </table:table-row>
        <table:table-row table:style-name="ro1">
          <table:table-cell office:value-type="float" office:value="2717.153564">
            <text:p>2717,15356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63029">
            <text:p>0,163029</text:p>
          </table:table-cell>
          <table:table-cell office:value-type="float" office:value="-6.47">
            <text:p>-6,47</text:p>
          </table:table-cell>
          <table:table-cell table:number-columns-repeated="1019"/>
        </table:table-row>
        <table:table-row table:style-name="ro1">
          <table:table-cell office:value-type="float" office:value="2737.974854">
            <text:p>2737,97485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64278">
            <text:p>0,164278</text:p>
          </table:table-cell>
          <table:table-cell office:value-type="float" office:value="-6.489706">
            <text:p>-6,489706</text:p>
          </table:table-cell>
          <table:table-cell table:number-columns-repeated="1019"/>
        </table:table-row>
        <table:table-row table:style-name="ro1">
          <table:table-cell office:value-type="float" office:value="2737.974854">
            <text:p>2737,97485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64278">
            <text:p>0,164278</text:p>
          </table:table-cell>
          <table:table-cell office:value-type="float" office:value="-6.489706">
            <text:p>-6,489706</text:p>
          </table:table-cell>
          <table:table-cell table:number-columns-repeated="1019"/>
        </table:table-row>
        <table:table-row table:style-name="ro1">
          <table:table-cell office:value-type="float" office:value="2727.564209">
            <text:p>2727,564209</text:p>
          </table:table-cell>
          <table:table-cell office:value-type="float" office:value="-0.003223">
            <text:p>-0,003223</text:p>
          </table:table-cell>
          <table:table-cell office:value-type="float" office:value="-0.003191">
            <text:p>-0,003191</text:p>
          </table:table-cell>
          <table:table-cell office:value-type="float" office:value="0.163654">
            <text:p>0,163654</text:p>
          </table:table-cell>
          <table:table-cell office:value-type="float" office:value="-6.51">
            <text:p>-6,51</text:p>
          </table:table-cell>
          <table:table-cell table:number-columns-repeated="1019"/>
        </table:table-row>
        <table:table-row table:style-name="ro1">
          <table:table-cell office:value-type="float" office:value="2727.564209">
            <text:p>2727,56420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63654">
            <text:p>0,163654</text:p>
          </table:table-cell>
          <table:table-cell office:value-type="float" office:value="-6.51">
            <text:p>-6,51</text:p>
          </table:table-cell>
          <table:table-cell table:number-columns-repeated="1019"/>
        </table:table-row>
        <table:table-row table:style-name="ro1">
          <table:table-cell office:value-type="float" office:value="2758.795898">
            <text:p>2758,795898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165528">
            <text:p>0,165528</text:p>
          </table:table-cell>
          <table:table-cell office:value-type="float" office:value="-6.529412">
            <text:p>-6,529412</text:p>
          </table:table-cell>
          <table:table-cell table:number-columns-repeated="1019"/>
        </table:table-row>
        <table:table-row table:style-name="ro1">
          <table:table-cell office:value-type="float" office:value="2758.795898">
            <text:p>2758,79589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5528">
            <text:p>0,165528</text:p>
          </table:table-cell>
          <table:table-cell office:value-type="float" office:value="-6.529412">
            <text:p>-6,529412</text:p>
          </table:table-cell>
          <table:table-cell table:number-columns-repeated="1019"/>
        </table:table-row>
        <table:table-row table:style-name="ro1">
          <table:table-cell office:value-type="float" office:value="2758.795898">
            <text:p>2758,79589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5528">
            <text:p>0,165528</text:p>
          </table:table-cell>
          <table:table-cell office:value-type="float" office:value="-6.549412">
            <text:p>-6,549412</text:p>
          </table:table-cell>
          <table:table-cell table:number-columns-repeated="1019"/>
        </table:table-row>
        <table:table-row table:style-name="ro1">
          <table:table-cell office:value-type="float" office:value="2758.795898">
            <text:p>2758,79589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65528">
            <text:p>0,165528</text:p>
          </table:table-cell>
          <table:table-cell office:value-type="float" office:value="-6.549412">
            <text:p>-6,549412</text:p>
          </table:table-cell>
          <table:table-cell table:number-columns-repeated="1019"/>
        </table:table-row>
        <table:table-row table:style-name="ro1">
          <table:table-cell office:value-type="float" office:value="2769.206543">
            <text:p>2769,20654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66152">
            <text:p>0,166152</text:p>
          </table:table-cell>
          <table:table-cell office:value-type="float" office:value="-6.569412">
            <text:p>-6,569412</text:p>
          </table:table-cell>
          <table:table-cell table:number-columns-repeated="1019"/>
        </table:table-row>
        <table:table-row table:style-name="ro1">
          <table:table-cell office:value-type="float" office:value="2769.206543">
            <text:p>2769,20654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6152">
            <text:p>0,166152</text:p>
          </table:table-cell>
          <table:table-cell office:value-type="float" office:value="-6.569412">
            <text:p>-6,569412</text:p>
          </table:table-cell>
          <table:table-cell table:number-columns-repeated="1019"/>
        </table:table-row>
        <table:table-row table:style-name="ro1">
          <table:table-cell office:value-type="float" office:value="2779.616943">
            <text:p>2779,61694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66777">
            <text:p>0,166777</text:p>
          </table:table-cell>
          <table:table-cell office:value-type="float" office:value="-6.589412">
            <text:p>-6,589412</text:p>
          </table:table-cell>
          <table:table-cell table:number-columns-repeated="1019"/>
        </table:table-row>
        <table:table-row table:style-name="ro1">
          <table:table-cell office:value-type="float" office:value="2779.616943">
            <text:p>2779,61694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66777">
            <text:p>0,166777</text:p>
          </table:table-cell>
          <table:table-cell office:value-type="float" office:value="-6.589412">
            <text:p>-6,589412</text:p>
          </table:table-cell>
          <table:table-cell table:number-columns-repeated="1019"/>
        </table:table-row>
        <table:table-row table:style-name="ro1">
          <table:table-cell office:value-type="float" office:value="2790.027588">
            <text:p>2790,02758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7402">
            <text:p>0,167402</text:p>
          </table:table-cell>
          <table:table-cell office:value-type="float" office:value="-6.609412">
            <text:p>-6,609412</text:p>
          </table:table-cell>
          <table:table-cell table:number-columns-repeated="1019"/>
        </table:table-row>
        <table:table-row table:style-name="ro1">
          <table:table-cell office:value-type="float" office:value="2790.027588">
            <text:p>2790,02758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67402">
            <text:p>0,167402</text:p>
          </table:table-cell>
          <table:table-cell office:value-type="float" office:value="-6.609412">
            <text:p>-6,609412</text:p>
          </table:table-cell>
          <table:table-cell table:number-columns-repeated="1019"/>
        </table:table-row>
        <table:table-row table:style-name="ro1">
          <table:table-cell office:value-type="float" office:value="2769.206543">
            <text:p>2769,20654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66152">
            <text:p>0,166152</text:p>
          </table:table-cell>
          <table:table-cell office:value-type="float" office:value="-6.629412">
            <text:p>-6,629412</text:p>
          </table:table-cell>
          <table:table-cell table:number-columns-repeated="1019"/>
        </table:table-row>
        <table:table-row table:style-name="ro1">
          <table:table-cell office:value-type="float" office:value="2769.206543">
            <text:p>2769,206543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166152">
            <text:p>0,166152</text:p>
          </table:table-cell>
          <table:table-cell office:value-type="float" office:value="-6.629412">
            <text:p>-6,629412</text:p>
          </table:table-cell>
          <table:table-cell table:number-columns-repeated="1019"/>
        </table:table-row>
        <table:table-row table:style-name="ro1">
          <table:table-cell office:value-type="float" office:value="2779.616943">
            <text:p>2779,61694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66777">
            <text:p>0,166777</text:p>
          </table:table-cell>
          <table:table-cell office:value-type="float" office:value="-6.649706">
            <text:p>-6,649706</text:p>
          </table:table-cell>
          <table:table-cell table:number-columns-repeated="1019"/>
        </table:table-row>
        <table:table-row table:style-name="ro1">
          <table:table-cell office:value-type="float" office:value="2779.616943">
            <text:p>2779,61694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66777">
            <text:p>0,166777</text:p>
          </table:table-cell>
          <table:table-cell office:value-type="float" office:value="-6.649706">
            <text:p>-6,649706</text:p>
          </table:table-cell>
          <table:table-cell table:number-columns-repeated="1019"/>
        </table:table-row>
        <table:table-row table:style-name="ro1">
          <table:table-cell office:value-type="float" office:value="2758.795898">
            <text:p>2758,795898</text:p>
          </table:table-cell>
          <table:table-cell office:value-type="float" office:value="-0.003224">
            <text:p>-0,003224</text:p>
          </table:table-cell>
          <table:table-cell office:value-type="float" office:value="-0.003194">
            <text:p>-0,003194</text:p>
          </table:table-cell>
          <table:table-cell office:value-type="float" office:value="0.165528">
            <text:p>0,165528</text:p>
          </table:table-cell>
          <table:table-cell office:value-type="float" office:value="-6.669706">
            <text:p>-6,669706</text:p>
          </table:table-cell>
          <table:table-cell table:number-columns-repeated="1019"/>
        </table:table-row>
        <table:table-row table:style-name="ro1">
          <table:table-cell office:value-type="float" office:value="2758.795898">
            <text:p>2758,795898</text:p>
          </table:table-cell>
          <table:table-cell office:value-type="float" office:value="-0.003226">
            <text:p>-0,003226</text:p>
          </table:table-cell>
          <table:table-cell office:value-type="float" office:value="-0.003191">
            <text:p>-0,003191</text:p>
          </table:table-cell>
          <table:table-cell office:value-type="float" office:value="0.165528">
            <text:p>0,165528</text:p>
          </table:table-cell>
          <table:table-cell office:value-type="float" office:value="-6.669706">
            <text:p>-6,669706</text:p>
          </table:table-cell>
          <table:table-cell table:number-columns-repeated="1019"/>
        </table:table-row>
        <table:table-row table:style-name="ro1">
          <table:table-cell office:value-type="float" office:value="2790.027588">
            <text:p>2790,027588</text:p>
          </table:table-cell>
          <table:table-cell office:value-type="float" office:value="-0.003228">
            <text:p>-0,003228</text:p>
          </table:table-cell>
          <table:table-cell office:value-type="float" office:value="-0.00319">
            <text:p>-0,00319</text:p>
          </table:table-cell>
          <table:table-cell office:value-type="float" office:value="0.167402">
            <text:p>0,167402</text:p>
          </table:table-cell>
          <table:table-cell office:value-type="float" office:value="-6.689706">
            <text:p>-6,689706</text:p>
          </table:table-cell>
          <table:table-cell table:number-columns-repeated="1019"/>
        </table:table-row>
        <table:table-row table:style-name="ro1">
          <table:table-cell office:value-type="float" office:value="2790.027588">
            <text:p>2790,02758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67402">
            <text:p>0,167402</text:p>
          </table:table-cell>
          <table:table-cell office:value-type="float" office:value="-6.689706">
            <text:p>-6,689706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69276">
            <text:p>0,169276</text:p>
          </table:table-cell>
          <table:table-cell office:value-type="float" office:value="-6.709706">
            <text:p>-6,709706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69276">
            <text:p>0,169276</text:p>
          </table:table-cell>
          <table:table-cell office:value-type="float" office:value="-6.709706">
            <text:p>-6,709706</text:p>
          </table:table-cell>
          <table:table-cell table:number-columns-repeated="1019"/>
        </table:table-row>
        <table:table-row table:style-name="ro1">
          <table:table-cell office:value-type="float" office:value="2800.437988">
            <text:p>2800,43798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68026">
            <text:p>0,168026</text:p>
          </table:table-cell>
          <table:table-cell office:value-type="float" office:value="-6.729706">
            <text:p>-6,729706</text:p>
          </table:table-cell>
          <table:table-cell table:number-columns-repeated="1019"/>
        </table:table-row>
        <table:table-row table:style-name="ro1">
          <table:table-cell office:value-type="float" office:value="2800.437988">
            <text:p>2800,43798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68026">
            <text:p>0,168026</text:p>
          </table:table-cell>
          <table:table-cell office:value-type="float" office:value="-6.729706">
            <text:p>-6,729706</text:p>
          </table:table-cell>
          <table:table-cell table:number-columns-repeated="1019"/>
        </table:table-row>
        <table:table-row table:style-name="ro1">
          <table:table-cell office:value-type="float" office:value="2790.027588">
            <text:p>2790,02758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67402">
            <text:p>0,167402</text:p>
          </table:table-cell>
          <table:table-cell office:value-type="float" office:value="-6.749412">
            <text:p>-6,749412</text:p>
          </table:table-cell>
          <table:table-cell table:number-columns-repeated="1019"/>
        </table:table-row>
        <table:table-row table:style-name="ro1">
          <table:table-cell office:value-type="float" office:value="2790.027588">
            <text:p>2790,02758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67402">
            <text:p>0,167402</text:p>
          </table:table-cell>
          <table:table-cell office:value-type="float" office:value="-6.749412">
            <text:p>-6,749412</text:p>
          </table:table-cell>
          <table:table-cell table:number-columns-repeated="1019"/>
        </table:table-row>
        <table:table-row table:style-name="ro1">
          <table:table-cell office:value-type="float" office:value="2800.437988">
            <text:p>2800,43798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68026">
            <text:p>0,168026</text:p>
          </table:table-cell>
          <table:table-cell office:value-type="float" office:value="-6.769706">
            <text:p>-6,769706</text:p>
          </table:table-cell>
          <table:table-cell table:number-columns-repeated="1019"/>
        </table:table-row>
        <table:table-row table:style-name="ro1">
          <table:table-cell office:value-type="float" office:value="2800.437988">
            <text:p>2800,43798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68026">
            <text:p>0,168026</text:p>
          </table:table-cell>
          <table:table-cell office:value-type="float" office:value="-6.769706">
            <text:p>-6,769706</text:p>
          </table:table-cell>
          <table:table-cell table:number-columns-repeated="1019"/>
        </table:table-row>
        <table:table-row table:style-name="ro1">
          <table:table-cell office:value-type="float" office:value="2800.437988">
            <text:p>2800,43798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68026">
            <text:p>0,168026</text:p>
          </table:table-cell>
          <table:table-cell office:value-type="float" office:value="-6.789412">
            <text:p>-6,789412</text:p>
          </table:table-cell>
          <table:table-cell table:number-columns-repeated="1019"/>
        </table:table-row>
        <table:table-row table:style-name="ro1">
          <table:table-cell office:value-type="float" office:value="2800.437988">
            <text:p>2800,43798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68026">
            <text:p>0,168026</text:p>
          </table:table-cell>
          <table:table-cell office:value-type="float" office:value="-6.789412">
            <text:p>-6,789412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69276">
            <text:p>0,169276</text:p>
          </table:table-cell>
          <table:table-cell office:value-type="float" office:value="-6.809118">
            <text:p>-6,809118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69276">
            <text:p>0,169276</text:p>
          </table:table-cell>
          <table:table-cell office:value-type="float" office:value="-6.809118">
            <text:p>-6,809118</text:p>
          </table:table-cell>
          <table:table-cell table:number-columns-repeated="1019"/>
        </table:table-row>
        <table:table-row table:style-name="ro1">
          <table:table-cell office:value-type="float" office:value="2810.848633">
            <text:p>2810,848633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68651">
            <text:p>0,168651</text:p>
          </table:table-cell>
          <table:table-cell office:value-type="float" office:value="-6.829412">
            <text:p>-6,829412</text:p>
          </table:table-cell>
          <table:table-cell table:number-columns-repeated="1019"/>
        </table:table-row>
        <table:table-row table:style-name="ro1">
          <table:table-cell office:value-type="float" office:value="2810.848633">
            <text:p>2810,84863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8651">
            <text:p>0,168651</text:p>
          </table:table-cell>
          <table:table-cell office:value-type="float" office:value="-6.829412">
            <text:p>-6,829412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69276">
            <text:p>0,169276</text:p>
          </table:table-cell>
          <table:table-cell office:value-type="float" office:value="-6.849412">
            <text:p>-6,849412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169276">
            <text:p>0,169276</text:p>
          </table:table-cell>
          <table:table-cell office:value-type="float" office:value="-6.849412">
            <text:p>-6,849412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69276">
            <text:p>0,169276</text:p>
          </table:table-cell>
          <table:table-cell office:value-type="float" office:value="-6.869706">
            <text:p>-6,869706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69276">
            <text:p>0,169276</text:p>
          </table:table-cell>
          <table:table-cell office:value-type="float" office:value="-6.869706">
            <text:p>-6,869706</text:p>
          </table:table-cell>
          <table:table-cell table:number-columns-repeated="1019"/>
        </table:table-row>
        <table:table-row table:style-name="ro1">
          <table:table-cell office:value-type="float" office:value="2831.669678">
            <text:p>2831,66967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699">
            <text:p>0,1699</text:p>
          </table:table-cell>
          <table:table-cell office:value-type="float" office:value="-6.889706">
            <text:p>-6,889706</text:p>
          </table:table-cell>
          <table:table-cell table:number-columns-repeated="1019"/>
        </table:table-row>
        <table:table-row table:style-name="ro1">
          <table:table-cell office:value-type="float" office:value="2831.669678">
            <text:p>2831,669678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1699">
            <text:p>0,1699</text:p>
          </table:table-cell>
          <table:table-cell office:value-type="float" office:value="-6.889706">
            <text:p>-6,889706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9276">
            <text:p>0,169276</text:p>
          </table:table-cell>
          <table:table-cell office:value-type="float" office:value="-6.909118">
            <text:p>-6,909118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69276">
            <text:p>0,169276</text:p>
          </table:table-cell>
          <table:table-cell office:value-type="float" office:value="-6.909118">
            <text:p>-6,909118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69276">
            <text:p>0,169276</text:p>
          </table:table-cell>
          <table:table-cell office:value-type="float" office:value="-6.929118">
            <text:p>-6,929118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9276">
            <text:p>0,169276</text:p>
          </table:table-cell>
          <table:table-cell office:value-type="float" office:value="-6.929118">
            <text:p>-6,929118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69276">
            <text:p>0,169276</text:p>
          </table:table-cell>
          <table:table-cell office:value-type="float" office:value="-6.949412">
            <text:p>-6,949412</text:p>
          </table:table-cell>
          <table:table-cell table:number-columns-repeated="1019"/>
        </table:table-row>
        <table:table-row table:style-name="ro1">
          <table:table-cell office:value-type="float" office:value="2821.259277">
            <text:p>2821,25927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69276">
            <text:p>0,169276</text:p>
          </table:table-cell>
          <table:table-cell office:value-type="float" office:value="-6.949412">
            <text:p>-6,949412</text:p>
          </table:table-cell>
          <table:table-cell table:number-columns-repeated="1019"/>
        </table:table-row>
        <table:table-row table:style-name="ro1">
          <table:table-cell office:value-type="float" office:value="2831.669678">
            <text:p>2831,669678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699">
            <text:p>0,1699</text:p>
          </table:table-cell>
          <table:table-cell office:value-type="float" office:value="-6.969412">
            <text:p>-6,969412</text:p>
          </table:table-cell>
          <table:table-cell table:number-columns-repeated="1019"/>
        </table:table-row>
        <table:table-row table:style-name="ro1">
          <table:table-cell office:value-type="float" office:value="2831.669678">
            <text:p>2831,66967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699">
            <text:p>0,1699</text:p>
          </table:table-cell>
          <table:table-cell office:value-type="float" office:value="-6.969412">
            <text:p>-6,969412</text:p>
          </table:table-cell>
          <table:table-cell table:number-columns-repeated="1019"/>
        </table:table-row>
        <table:table-row table:style-name="ro1">
          <table:table-cell office:value-type="float" office:value="2842.080322">
            <text:p>2842,080322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70525">
            <text:p>0,170525</text:p>
          </table:table-cell>
          <table:table-cell office:value-type="float" office:value="-6.989412">
            <text:p>-6,989412</text:p>
          </table:table-cell>
          <table:table-cell table:number-columns-repeated="1019"/>
        </table:table-row>
        <table:table-row table:style-name="ro1">
          <table:table-cell office:value-type="float" office:value="2842.080322">
            <text:p>2842,08032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70525">
            <text:p>0,170525</text:p>
          </table:table-cell>
          <table:table-cell office:value-type="float" office:value="-6.989412">
            <text:p>-6,989412</text:p>
          </table:table-cell>
          <table:table-cell table:number-columns-repeated="1019"/>
        </table:table-row>
        <table:table-row table:style-name="ro1">
          <table:table-cell office:value-type="float" office:value="2810.848633">
            <text:p>2810,848633</text:p>
          </table:table-cell>
          <table:table-cell office:value-type="float" office:value="-0.003224">
            <text:p>-0,003224</text:p>
          </table:table-cell>
          <table:table-cell office:value-type="float" office:value="-0.003194">
            <text:p>-0,003194</text:p>
          </table:table-cell>
          <table:table-cell office:value-type="float" office:value="0.168651">
            <text:p>0,168651</text:p>
          </table:table-cell>
          <table:table-cell office:value-type="float" office:value="-7.009706">
            <text:p>-7,009706</text:p>
          </table:table-cell>
          <table:table-cell table:number-columns-repeated="1019"/>
        </table:table-row>
        <table:table-row table:style-name="ro1">
          <table:table-cell office:value-type="float" office:value="2810.848633">
            <text:p>2810,84863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68651">
            <text:p>0,168651</text:p>
          </table:table-cell>
          <table:table-cell office:value-type="float" office:value="-7.009706">
            <text:p>-7,009706</text:p>
          </table:table-cell>
          <table:table-cell table:number-columns-repeated="1019"/>
        </table:table-row>
        <table:table-row table:style-name="ro1">
          <table:table-cell office:value-type="float" office:value="2831.669678">
            <text:p>2831,669678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1699">
            <text:p>0,1699</text:p>
          </table:table-cell>
          <table:table-cell office:value-type="float" office:value="-7.029412">
            <text:p>-7,029412</text:p>
          </table:table-cell>
          <table:table-cell table:number-columns-repeated="1019"/>
        </table:table-row>
        <table:table-row table:style-name="ro1">
          <table:table-cell office:value-type="float" office:value="2831.669678">
            <text:p>2831,669678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699">
            <text:p>0,1699</text:p>
          </table:table-cell>
          <table:table-cell office:value-type="float" office:value="-7.029412">
            <text:p>-7,029412</text:p>
          </table:table-cell>
          <table:table-cell table:number-columns-repeated="1019"/>
        </table:table-row>
        <table:table-row table:style-name="ro1">
          <table:table-cell office:value-type="float" office:value="2842.080322">
            <text:p>2842,080322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70525">
            <text:p>0,170525</text:p>
          </table:table-cell>
          <table:table-cell office:value-type="float" office:value="-7.049412">
            <text:p>-7,049412</text:p>
          </table:table-cell>
          <table:table-cell table:number-columns-repeated="1019"/>
        </table:table-row>
        <table:table-row table:style-name="ro1">
          <table:table-cell office:value-type="float" office:value="2842.080322">
            <text:p>2842,080322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70525">
            <text:p>0,170525</text:p>
          </table:table-cell>
          <table:table-cell office:value-type="float" office:value="-7.049412">
            <text:p>-7,049412</text:p>
          </table:table-cell>
          <table:table-cell table:number-columns-repeated="1019"/>
        </table:table-row>
        <table:table-row table:style-name="ro1">
          <table:table-cell office:value-type="float" office:value="2862.901367">
            <text:p>2862,90136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71774">
            <text:p>0,171774</text:p>
          </table:table-cell>
          <table:table-cell office:value-type="float" office:value="-7.069412">
            <text:p>-7,069412</text:p>
          </table:table-cell>
          <table:table-cell table:number-columns-repeated="1019"/>
        </table:table-row>
        <table:table-row table:style-name="ro1">
          <table:table-cell office:value-type="float" office:value="2862.901367">
            <text:p>2862,90136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71774">
            <text:p>0,171774</text:p>
          </table:table-cell>
          <table:table-cell office:value-type="float" office:value="-7.069412">
            <text:p>-7,069412</text:p>
          </table:table-cell>
          <table:table-cell table:number-columns-repeated="1019"/>
        </table:table-row>
        <table:table-row table:style-name="ro1">
          <table:table-cell office:value-type="float" office:value="2873.312012">
            <text:p>2873,31201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72399">
            <text:p>0,172399</text:p>
          </table:table-cell>
          <table:table-cell office:value-type="float" office:value="-7.089118">
            <text:p>-7,089118</text:p>
          </table:table-cell>
          <table:table-cell table:number-columns-repeated="1019"/>
        </table:table-row>
        <table:table-row table:style-name="ro1">
          <table:table-cell office:value-type="float" office:value="2873.312012">
            <text:p>2873,31201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72399">
            <text:p>0,172399</text:p>
          </table:table-cell>
          <table:table-cell office:value-type="float" office:value="-7.089118">
            <text:p>-7,089118</text:p>
          </table:table-cell>
          <table:table-cell table:number-columns-repeated="1019"/>
        </table:table-row>
        <table:table-row table:style-name="ro1">
          <table:table-cell office:value-type="float" office:value="2883.722412">
            <text:p>2883,722412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73023">
            <text:p>0,173023</text:p>
          </table:table-cell>
          <table:table-cell office:value-type="float" office:value="-7.109412">
            <text:p>-7,109412</text:p>
          </table:table-cell>
          <table:table-cell table:number-columns-repeated="1019"/>
        </table:table-row>
        <table:table-row table:style-name="ro1">
          <table:table-cell office:value-type="float" office:value="2883.722412">
            <text:p>2883,72241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73023">
            <text:p>0,173023</text:p>
          </table:table-cell>
          <table:table-cell office:value-type="float" office:value="-7.109412">
            <text:p>-7,109412</text:p>
          </table:table-cell>
          <table:table-cell table:number-columns-repeated="1019"/>
        </table:table-row>
        <table:table-row table:style-name="ro1">
          <table:table-cell office:value-type="float" office:value="2852.490723">
            <text:p>2852,49072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71149">
            <text:p>0,171149</text:p>
          </table:table-cell>
          <table:table-cell office:value-type="float" office:value="-7.129117">
            <text:p>-7,129117</text:p>
          </table:table-cell>
          <table:table-cell table:number-columns-repeated="1019"/>
        </table:table-row>
        <table:table-row table:style-name="ro1">
          <table:table-cell office:value-type="float" office:value="2852.490723">
            <text:p>2852,49072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71149">
            <text:p>0,171149</text:p>
          </table:table-cell>
          <table:table-cell office:value-type="float" office:value="-7.129117">
            <text:p>-7,129117</text:p>
          </table:table-cell>
          <table:table-cell table:number-columns-repeated="1019"/>
        </table:table-row>
        <table:table-row table:style-name="ro1">
          <table:table-cell office:value-type="float" office:value="2873.312012">
            <text:p>2873,31201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72399">
            <text:p>0,172399</text:p>
          </table:table-cell>
          <table:table-cell office:value-type="float" office:value="-7.148824">
            <text:p>-7,148824</text:p>
          </table:table-cell>
          <table:table-cell table:number-columns-repeated="1019"/>
        </table:table-row>
        <table:table-row table:style-name="ro1">
          <table:table-cell office:value-type="float" office:value="2873.312012">
            <text:p>2873,31201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72399">
            <text:p>0,172399</text:p>
          </table:table-cell>
          <table:table-cell office:value-type="float" office:value="-7.148824">
            <text:p>-7,148824</text:p>
          </table:table-cell>
          <table:table-cell table:number-columns-repeated="1019"/>
        </table:table-row>
        <table:table-row table:style-name="ro1">
          <table:table-cell office:value-type="float" office:value="2873.312012">
            <text:p>2873,31201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2399">
            <text:p>0,172399</text:p>
          </table:table-cell>
          <table:table-cell office:value-type="float" office:value="-7.169706">
            <text:p>-7,169706</text:p>
          </table:table-cell>
          <table:table-cell table:number-columns-repeated="1019"/>
        </table:table-row>
        <table:table-row table:style-name="ro1">
          <table:table-cell office:value-type="float" office:value="2873.312012">
            <text:p>2873,31201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72399">
            <text:p>0,172399</text:p>
          </table:table-cell>
          <table:table-cell office:value-type="float" office:value="-7.169706">
            <text:p>-7,169706</text:p>
          </table:table-cell>
          <table:table-cell table:number-columns-repeated="1019"/>
        </table:table-row>
        <table:table-row table:style-name="ro1">
          <table:table-cell office:value-type="float" office:value="2862.901367">
            <text:p>2862,90136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71774">
            <text:p>0,171774</text:p>
          </table:table-cell>
          <table:table-cell office:value-type="float" office:value="-7.189412">
            <text:p>-7,189412</text:p>
          </table:table-cell>
          <table:table-cell table:number-columns-repeated="1019"/>
        </table:table-row>
        <table:table-row table:style-name="ro1">
          <table:table-cell office:value-type="float" office:value="2862.901367">
            <text:p>2862,90136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1774">
            <text:p>0,171774</text:p>
          </table:table-cell>
          <table:table-cell office:value-type="float" office:value="-7.189412">
            <text:p>-7,189412</text:p>
          </table:table-cell>
          <table:table-cell table:number-columns-repeated="1019"/>
        </table:table-row>
        <table:table-row table:style-name="ro1">
          <table:table-cell office:value-type="float" office:value="2883.722412">
            <text:p>2883,72241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73023">
            <text:p>0,173023</text:p>
          </table:table-cell>
          <table:table-cell office:value-type="float" office:value="-7.209117">
            <text:p>-7,209117</text:p>
          </table:table-cell>
          <table:table-cell table:number-columns-repeated="1019"/>
        </table:table-row>
        <table:table-row table:style-name="ro1">
          <table:table-cell office:value-type="float" office:value="2883.722412">
            <text:p>2883,72241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73023">
            <text:p>0,173023</text:p>
          </table:table-cell>
          <table:table-cell office:value-type="float" office:value="-7.209117">
            <text:p>-7,209117</text:p>
          </table:table-cell>
          <table:table-cell table:number-columns-repeated="1019"/>
        </table:table-row>
        <table:table-row table:style-name="ro1">
          <table:table-cell office:value-type="float" office:value="2883.722412">
            <text:p>2883,72241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73023">
            <text:p>0,173023</text:p>
          </table:table-cell>
          <table:table-cell office:value-type="float" office:value="-7.229412">
            <text:p>-7,229412</text:p>
          </table:table-cell>
          <table:table-cell table:number-columns-repeated="1019"/>
        </table:table-row>
        <table:table-row table:style-name="ro1">
          <table:table-cell office:value-type="float" office:value="2883.722412">
            <text:p>2883,722412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173023">
            <text:p>0,173023</text:p>
          </table:table-cell>
          <table:table-cell office:value-type="float" office:value="-7.229412">
            <text:p>-7,229412</text:p>
          </table:table-cell>
          <table:table-cell table:number-columns-repeated="1019"/>
        </table:table-row>
        <table:table-row table:style-name="ro1">
          <table:table-cell office:value-type="float" office:value="2894.133057">
            <text:p>2894,13305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73648">
            <text:p>0,173648</text:p>
          </table:table-cell>
          <table:table-cell office:value-type="float" office:value="-7.249412">
            <text:p>-7,249412</text:p>
          </table:table-cell>
          <table:table-cell table:number-columns-repeated="1019"/>
        </table:table-row>
        <table:table-row table:style-name="ro1">
          <table:table-cell office:value-type="float" office:value="2894.133057">
            <text:p>2894,133057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73648">
            <text:p>0,173648</text:p>
          </table:table-cell>
          <table:table-cell office:value-type="float" office:value="-7.249412">
            <text:p>-7,249412</text:p>
          </table:table-cell>
          <table:table-cell table:number-columns-repeated="1019"/>
        </table:table-row>
        <table:table-row table:style-name="ro1">
          <table:table-cell office:value-type="float" office:value="2862.901367">
            <text:p>2862,90136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71774">
            <text:p>0,171774</text:p>
          </table:table-cell>
          <table:table-cell office:value-type="float" office:value="-7.269118">
            <text:p>-7,269118</text:p>
          </table:table-cell>
          <table:table-cell table:number-columns-repeated="1019"/>
        </table:table-row>
        <table:table-row table:style-name="ro1">
          <table:table-cell office:value-type="float" office:value="2862.901367">
            <text:p>2862,901367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71774">
            <text:p>0,171774</text:p>
          </table:table-cell>
          <table:table-cell office:value-type="float" office:value="-7.269118">
            <text:p>-7,269118</text:p>
          </table:table-cell>
          <table:table-cell table:number-columns-repeated="1019"/>
        </table:table-row>
        <table:table-row table:style-name="ro1">
          <table:table-cell office:value-type="float" office:value="2894.133057">
            <text:p>2894,13305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73648">
            <text:p>0,173648</text:p>
          </table:table-cell>
          <table:table-cell office:value-type="float" office:value="-7.289118">
            <text:p>-7,289118</text:p>
          </table:table-cell>
          <table:table-cell table:number-columns-repeated="1019"/>
        </table:table-row>
        <table:table-row table:style-name="ro1">
          <table:table-cell office:value-type="float" office:value="2894.133057">
            <text:p>2894,13305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73648">
            <text:p>0,173648</text:p>
          </table:table-cell>
          <table:table-cell office:value-type="float" office:value="-7.289118">
            <text:p>-7,289118</text:p>
          </table:table-cell>
          <table:table-cell table:number-columns-repeated="1019"/>
        </table:table-row>
        <table:table-row table:style-name="ro1">
          <table:table-cell office:value-type="float" office:value="2904.543701">
            <text:p>2904,54370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4273">
            <text:p>0,174273</text:p>
          </table:table-cell>
          <table:table-cell office:value-type="float" office:value="-7.309118">
            <text:p>-7,309118</text:p>
          </table:table-cell>
          <table:table-cell table:number-columns-repeated="1019"/>
        </table:table-row>
        <table:table-row table:style-name="ro1">
          <table:table-cell office:value-type="float" office:value="2904.543701">
            <text:p>2904,54370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74273">
            <text:p>0,174273</text:p>
          </table:table-cell>
          <table:table-cell office:value-type="float" office:value="-7.309118">
            <text:p>-7,309118</text:p>
          </table:table-cell>
          <table:table-cell table:number-columns-repeated="1019"/>
        </table:table-row>
        <table:table-row table:style-name="ro1">
          <table:table-cell office:value-type="float" office:value="2894.133057">
            <text:p>2894,13305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73648">
            <text:p>0,173648</text:p>
          </table:table-cell>
          <table:table-cell office:value-type="float" office:value="-7.329412">
            <text:p>-7,329412</text:p>
          </table:table-cell>
          <table:table-cell table:number-columns-repeated="1019"/>
        </table:table-row>
        <table:table-row table:style-name="ro1">
          <table:table-cell office:value-type="float" office:value="2894.133057">
            <text:p>2894,13305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73648">
            <text:p>0,173648</text:p>
          </table:table-cell>
          <table:table-cell office:value-type="float" office:value="-7.329412">
            <text:p>-7,329412</text:p>
          </table:table-cell>
          <table:table-cell table:number-columns-repeated="1019"/>
        </table:table-row>
        <table:table-row table:style-name="ro1">
          <table:table-cell office:value-type="float" office:value="2904.543701">
            <text:p>2904,54370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4273">
            <text:p>0,174273</text:p>
          </table:table-cell>
          <table:table-cell office:value-type="float" office:value="-7.349412">
            <text:p>-7,349412</text:p>
          </table:table-cell>
          <table:table-cell table:number-columns-repeated="1019"/>
        </table:table-row>
        <table:table-row table:style-name="ro1">
          <table:table-cell office:value-type="float" office:value="2904.543701">
            <text:p>2904,54370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4273">
            <text:p>0,174273</text:p>
          </table:table-cell>
          <table:table-cell office:value-type="float" office:value="-7.349412">
            <text:p>-7,349412</text:p>
          </table:table-cell>
          <table:table-cell table:number-columns-repeated="1019"/>
        </table:table-row>
        <table:table-row table:style-name="ro1">
          <table:table-cell office:value-type="float" office:value="2873.312012">
            <text:p>2873,31201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72399">
            <text:p>0,172399</text:p>
          </table:table-cell>
          <table:table-cell office:value-type="float" office:value="-7.369118">
            <text:p>-7,369118</text:p>
          </table:table-cell>
          <table:table-cell table:number-columns-repeated="1019"/>
        </table:table-row>
        <table:table-row table:style-name="ro1">
          <table:table-cell office:value-type="float" office:value="2873.312012">
            <text:p>2873,31201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72399">
            <text:p>0,172399</text:p>
          </table:table-cell>
          <table:table-cell office:value-type="float" office:value="-7.369118">
            <text:p>-7,369118</text:p>
          </table:table-cell>
          <table:table-cell table:number-columns-repeated="1019"/>
        </table:table-row>
        <table:table-row table:style-name="ro1">
          <table:table-cell office:value-type="float" office:value="2873.312012">
            <text:p>2873,31201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72399">
            <text:p>0,172399</text:p>
          </table:table-cell>
          <table:table-cell office:value-type="float" office:value="-7.389118">
            <text:p>-7,389118</text:p>
          </table:table-cell>
          <table:table-cell table:number-columns-repeated="1019"/>
        </table:table-row>
        <table:table-row table:style-name="ro1">
          <table:table-cell office:value-type="float" office:value="2873.312012">
            <text:p>2873,312012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72399">
            <text:p>0,172399</text:p>
          </table:table-cell>
          <table:table-cell office:value-type="float" office:value="-7.389118">
            <text:p>-7,389118</text:p>
          </table:table-cell>
          <table:table-cell table:number-columns-repeated="1019"/>
        </table:table-row>
        <table:table-row table:style-name="ro1">
          <table:table-cell office:value-type="float" office:value="2883.722412">
            <text:p>2883,72241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73023">
            <text:p>0,173023</text:p>
          </table:table-cell>
          <table:table-cell office:value-type="float" office:value="-7.409118">
            <text:p>-7,409118</text:p>
          </table:table-cell>
          <table:table-cell table:number-columns-repeated="1019"/>
        </table:table-row>
        <table:table-row table:style-name="ro1">
          <table:table-cell office:value-type="float" office:value="2883.722412">
            <text:p>2883,722412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73023">
            <text:p>0,173023</text:p>
          </table:table-cell>
          <table:table-cell office:value-type="float" office:value="-7.409118">
            <text:p>-7,409118</text:p>
          </table:table-cell>
          <table:table-cell table:number-columns-repeated="1019"/>
        </table:table-row>
        <table:table-row table:style-name="ro1">
          <table:table-cell office:value-type="float" office:value="2894.133057">
            <text:p>2894,13305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73648">
            <text:p>0,173648</text:p>
          </table:table-cell>
          <table:table-cell office:value-type="float" office:value="-7.429118">
            <text:p>-7,429118</text:p>
          </table:table-cell>
          <table:table-cell table:number-columns-repeated="1019"/>
        </table:table-row>
        <table:table-row table:style-name="ro1">
          <table:table-cell office:value-type="float" office:value="2894.133057">
            <text:p>2894,13305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3648">
            <text:p>0,173648</text:p>
          </table:table-cell>
          <table:table-cell office:value-type="float" office:value="-7.429118">
            <text:p>-7,429118</text:p>
          </table:table-cell>
          <table:table-cell table:number-columns-repeated="1019"/>
        </table:table-row>
        <table:table-row table:style-name="ro1">
          <table:table-cell office:value-type="float" office:value="301.905975">
            <text:p>301,90597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8114">
            <text:p>0,018114</text:p>
          </table:table-cell>
          <table:table-cell office:value-type="float" office:value="-7.449118">
            <text:p>-7,449118</text:p>
          </table:table-cell>
          <table:table-cell table:number-columns-repeated="1019"/>
        </table:table-row>
        <table:table-row table:style-name="ro1">
          <table:table-cell office:value-type="float" office:value="301.905975">
            <text:p>301,90597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8114">
            <text:p>0,018114</text:p>
          </table:table-cell>
          <table:table-cell office:value-type="float" office:value="-7.449118">
            <text:p>-7,449118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3748">
            <text:p>0,003748</text:p>
          </table:table-cell>
          <table:table-cell office:value-type="float" office:value="-7.469118">
            <text:p>-7,469118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03748">
            <text:p>0,003748</text:p>
          </table:table-cell>
          <table:table-cell office:value-type="float" office:value="-7.469118">
            <text:p>-7,469118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489118">
            <text:p>-7,489118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00625">
            <text:p>0,000625</text:p>
          </table:table-cell>
          <table:table-cell office:value-type="float" office:value="-7.489118">
            <text:p>-7,489118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02499">
            <text:p>0,002499</text:p>
          </table:table-cell>
          <table:table-cell office:value-type="float" office:value="-7.509118">
            <text:p>-7,509118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2499">
            <text:p>0,002499</text:p>
          </table:table-cell>
          <table:table-cell office:value-type="float" office:value="-7.509118">
            <text:p>-7,509118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529118">
            <text:p>-7,529118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7.529118">
            <text:p>-7,529118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2499">
            <text:p>0,002499</text:p>
          </table:table-cell>
          <table:table-cell office:value-type="float" office:value="-7.548823">
            <text:p>-7,548823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02499">
            <text:p>0,002499</text:p>
          </table:table-cell>
          <table:table-cell office:value-type="float" office:value="-7.548823">
            <text:p>-7,548823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7.568823">
            <text:p>-7,568823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01249">
            <text:p>0,001249</text:p>
          </table:table-cell>
          <table:table-cell office:value-type="float" office:value="-7.568823">
            <text:p>-7,568823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7.589118">
            <text:p>-7,589118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7.589118">
            <text:p>-7,589118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7.609118">
            <text:p>-7,609118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609118">
            <text:p>-7,609118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7.629706">
            <text:p>-7,629706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1874">
            <text:p>0,001874</text:p>
          </table:table-cell>
          <table:table-cell office:value-type="float" office:value="-7.629706">
            <text:p>-7,629706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2499">
            <text:p>0,002499</text:p>
          </table:table-cell>
          <table:table-cell office:value-type="float" office:value="-7.649706">
            <text:p>-7,649706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2499">
            <text:p>0,002499</text:p>
          </table:table-cell>
          <table:table-cell office:value-type="float" office:value="-7.649706">
            <text:p>-7,649706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669706">
            <text:p>-7,669706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669706">
            <text:p>-7,669706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689706">
            <text:p>-7,689706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">
            <text:p>0</text:p>
          </table:table-cell>
          <table:table-cell office:value-type="float" office:value="-7.689706">
            <text:p>-7,689706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709412">
            <text:p>-7,709412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0625">
            <text:p>0,000625</text:p>
          </table:table-cell>
          <table:table-cell office:value-type="float" office:value="-7.709412">
            <text:p>-7,709412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02499">
            <text:p>0,002499</text:p>
          </table:table-cell>
          <table:table-cell office:value-type="float" office:value="-7.728824">
            <text:p>-7,728824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02499">
            <text:p>0,002499</text:p>
          </table:table-cell>
          <table:table-cell office:value-type="float" office:value="-7.728824">
            <text:p>-7,728824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00625">
            <text:p>0,000625</text:p>
          </table:table-cell>
          <table:table-cell office:value-type="float" office:value="-7.749118">
            <text:p>-7,749118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000625">
            <text:p>0,000625</text:p>
          </table:table-cell>
          <table:table-cell office:value-type="float" office:value="-7.749118">
            <text:p>-7,749118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2499">
            <text:p>0,002499</text:p>
          </table:table-cell>
          <table:table-cell office:value-type="float" office:value="-7.768824">
            <text:p>-7,768824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2499">
            <text:p>0,002499</text:p>
          </table:table-cell>
          <table:table-cell office:value-type="float" office:value="-7.768824">
            <text:p>-7,768824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7.788235">
            <text:p>-7,788235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788235">
            <text:p>-7,788235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4">
            <text:p>-0,003224</text:p>
          </table:table-cell>
          <table:table-cell office:value-type="float" office:value="-0.003191">
            <text:p>-0,003191</text:p>
          </table:table-cell>
          <table:table-cell office:value-type="float" office:value="0.001249">
            <text:p>0,001249</text:p>
          </table:table-cell>
          <table:table-cell office:value-type="float" office:value="-7.810294">
            <text:p>-7,810294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4">
            <text:p>-0,003224</text:p>
          </table:table-cell>
          <table:table-cell office:value-type="float" office:value="-0.003191">
            <text:p>-0,003191</text:p>
          </table:table-cell>
          <table:table-cell office:value-type="float" office:value="0.001249">
            <text:p>0,001249</text:p>
          </table:table-cell>
          <table:table-cell office:value-type="float" office:value="-7.810294">
            <text:p>-7,810294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7.828824">
            <text:p>-7,828824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1874">
            <text:p>0,001874</text:p>
          </table:table-cell>
          <table:table-cell office:value-type="float" office:value="-7.828824">
            <text:p>-7,82882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7.848529">
            <text:p>-7,84852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7.848529">
            <text:p>-7,848529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9">
            <text:p>-0,003229</text:p>
          </table:table-cell>
          <table:table-cell office:value-type="float" office:value="-0.00319">
            <text:p>-0,00319</text:p>
          </table:table-cell>
          <table:table-cell office:value-type="float" office:value="0.000625">
            <text:p>0,000625</text:p>
          </table:table-cell>
          <table:table-cell office:value-type="float" office:value="-7.868529">
            <text:p>-7,868529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868529">
            <text:p>-7,868529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001874">
            <text:p>0,001874</text:p>
          </table:table-cell>
          <table:table-cell office:value-type="float" office:value="-7.888529">
            <text:p>-7,888529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001874">
            <text:p>0,001874</text:p>
          </table:table-cell>
          <table:table-cell office:value-type="float" office:value="-7.888529">
            <text:p>-7,888529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908823">
            <text:p>-7,908823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00625">
            <text:p>0,000625</text:p>
          </table:table-cell>
          <table:table-cell office:value-type="float" office:value="-7.908823">
            <text:p>-7,908823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01249">
            <text:p>0,001249</text:p>
          </table:table-cell>
          <table:table-cell office:value-type="float" office:value="-7.928823">
            <text:p>-7,928823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7.928823">
            <text:p>-7,928823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7.948529">
            <text:p>-7,948529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7.948529">
            <text:p>-7,948529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4">
            <text:p>-0,003224</text:p>
          </table:table-cell>
          <table:table-cell office:value-type="float" office:value="-0.003194">
            <text:p>-0,003194</text:p>
          </table:table-cell>
          <table:table-cell office:value-type="float" office:value="0.002499">
            <text:p>0,002499</text:p>
          </table:table-cell>
          <table:table-cell office:value-type="float" office:value="-7.968529">
            <text:p>-7,968529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02499">
            <text:p>0,002499</text:p>
          </table:table-cell>
          <table:table-cell office:value-type="float" office:value="-7.968529">
            <text:p>-7,968529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2499">
            <text:p>0,002499</text:p>
          </table:table-cell>
          <table:table-cell office:value-type="float" office:value="-7.981765">
            <text:p>-7,981765</text:p>
          </table:table-cell>
          <table:table-cell table:number-columns-repeated="1019"/>
        </table:table-row>
        <table:table-row table:style-name="ro1">
          <table:table-cell office:value-type="float" office:value="41.6422">
            <text:p>41,6422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02499">
            <text:p>0,002499</text:p>
          </table:table-cell>
          <table:table-cell office:value-type="float" office:value="-7.981765">
            <text:p>-7,981765</text:p>
          </table:table-cell>
          <table:table-cell table:number-columns-repeated="1019"/>
        </table:table-row>
        <table:table-row table:style-name="ro1">
          <table:table-cell office:value-type="float" office:value="52.052753">
            <text:p>52,05275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3123">
            <text:p>0,003123</text:p>
          </table:table-cell>
          <table:table-cell office:value-type="float" office:value="-7.981471">
            <text:p>-7,981471</text:p>
          </table:table-cell>
          <table:table-cell table:number-columns-repeated="1019"/>
        </table:table-row>
        <table:table-row table:style-name="ro1">
          <table:table-cell office:value-type="float" office:value="52.052753">
            <text:p>52,05275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3123">
            <text:p>0,003123</text:p>
          </table:table-cell>
          <table:table-cell office:value-type="float" office:value="-7.981471">
            <text:p>-7,981471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7.981471">
            <text:p>-7,981471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7.981471">
            <text:p>-7,981471</text:p>
          </table:table-cell>
          <table:table-cell table:number-columns-repeated="1019"/>
        </table:table-row>
        <table:table-row table:style-name="ro1" table:number-rows-repeated="10477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20:33.45</dc:date>
    <meta:document-statistic meta:table-count="1" meta:cell-count="4251" meta:object-count="0"/>
    <meta:generator>LibreOffice/4.0.4.2$Windows_x86 LibreOffice_project/9e9821abd0ffdbc09cd8c52eaa574fa09eb08f2</meta:generator>
  </office:meta>
</office:document-meta>
</file>